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01C0000002085A7BC4A.gif"/>
  <manifest:file-entry manifest:media-type="image/gif" manifest:full-path="Pictures/100002000000005500000055A0E3D772.gif"/>
  <manifest:file-entry manifest:media-type="image/gif" manifest:full-path="Pictures/100000000000001C00000020D876C24E.gif"/>
  <manifest:file-entry manifest:media-type="image/png" manifest:full-path="Pictures/10000000000000590000004729658D85.png"/>
  <manifest:file-entry manifest:media-type="image/gif" manifest:full-path="Pictures/100000000000001C00000020BFFBFC48.gif"/>
  <manifest:file-entry manifest:media-type="image/gif" manifest:full-path="Pictures/100000000000001C00000020E01DA237.gif"/>
  <manifest:file-entry manifest:media-type="image/png" manifest:full-path="Pictures/10000000000000400000004077CDC8F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c0c0c0" draw:opacity="50%" draw:textarea-horizontal-align="center" draw:textarea-vertical-align="middle" draw:shadow-offset-x="0.051cm" draw:shadow-offset-y="0.051cm" draw:shadow-opacity="50%"/>
    </style:style>
    <style:style style:name="gr2" style:family="graphic" style:parent-style-name="standard">
      <style:graphic-properties draw:stroke="none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953cm"/>
    </style:style>
    <style:style style:name="gr4" style:family="graphic" style:parent-style-name="objectwithoutfill">
      <style:graphic-properties draw:stroke="solid" svg:stroke-width="0.102cm" svg:stroke-color="#800000" draw:marker-start-width="0.353cm" draw:marker-end-width="0.353cm" draw:fill="none" draw:textarea-horizontal-align="center" fo:padding-top="-0.049cm" fo:padding-bottom="-0.049cm" fo:padding-left="-0.049cm" fo:padding-right="-0.049cm"/>
    </style:style>
    <style:style style:name="gr5" style:family="graphic" style:parent-style-name="standard">
      <style:graphic-properties draw:stroke="none" draw:fill="none" draw:fill-color="#ffffff" fo:min-height="0.821cm"/>
    </style:style>
    <style:style style:name="gr6" style:family="graphic" style:parent-style-name="Braket">
      <style:graphic-properties draw:textarea-horizontal-align="center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6.943cm"/>
    </style:style>
    <style:style style:name="gr9" style:family="graphic" style:parent-style-name="standard">
      <style:graphic-properties draw:stroke="none" draw:fill="none" draw:fill-color="#ffffff" fo:min-height="0.863cm"/>
    </style:style>
    <style:style style:name="gr10" style:family="graphic" style:parent-style-name="standard">
      <style:graphic-properties draw:stroke="none" draw:fill="none" draw:fill-color="#ffffff" fo:min-height="1.261cm"/>
    </style:style>
    <style:style style:name="gr11" style:family="graphic" style:parent-style-name="standard">
      <style:graphic-properties draw:stroke="solid" svg:stroke-width="0.102cm" svg:stroke-color="#eb613d" draw:marker-start-width="0.352cm" draw:marker-end-width="0.352cm" draw:textarea-horizontal-align="center" draw:textarea-vertical-align="middle" fo:padding-top="0.051cm" fo:padding-bottom="0.051cm" fo:padding-left="0.051cm" fo:padding-right="0.051cm"/>
    </style:style>
    <style:style style:name="gr12" style:family="graphic" style:parent-style-name="standard">
      <style:graphic-properties draw:stroke="none" draw:fill="gradient" draw:fill-gradient-name="Blue" draw:textarea-horizontal-align="center" draw:textarea-vertical-align="middle" draw:shadow="hidden"/>
    </style:style>
    <style:style style:name="gr13" style:family="graphic" style:parent-style-name="standard">
      <style:graphic-properties draw:stroke="none" draw:fill="gradient" draw:fill-gradient-name="Gradient_20_7" draw:textarea-horizontal-align="center" draw:textarea-vertical-align="middle"/>
    </style:style>
    <style:style style:name="gr14" style:family="graphic" style:parent-style-name="standard">
      <style:graphic-properties draw:stroke="none" draw:fill="none" draw:fill-color="#ffffff" fo:min-height="1.02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7.043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954cm"/>
    </style:style>
    <style:style style:name="pr1" style:family="presentation" style:parent-style-name="WP-title">
      <style:graphic-properties draw:fill-color="#ffffff" draw:auto-grow-height="true" fo:min-height="7.138cm"/>
    </style:style>
    <style:style style:name="pr2" style:family="presentation" style:parent-style-name="WP-notes">
      <style:graphic-properties draw:fill-color="#ffffff" draw:auto-grow-height="true" fo:min-height="11.431cm"/>
    </style:style>
    <style:style style:name="pr3" style:family="presentation" style:parent-style-name="NormalIntro-outline1">
      <style:graphic-properties draw:fill-color="#ffffff" draw:auto-grow-height="true" fo:min-height="11.857cm"/>
    </style:style>
    <style:style style:name="pr4" style:family="presentation" style:parent-style-name="NormalIntro-title">
      <style:graphic-properties draw:fill-color="#ffffff" draw:auto-grow-height="true" fo:min-height="3.507cm"/>
    </style:style>
    <style:style style:name="pr5" style:family="presentation" style:parent-style-name="NormalIntro-notes">
      <style:graphic-properties draw:fill-color="#ffffff" draw:auto-grow-height="true" fo:min-height="11.411cm"/>
    </style:style>
    <style:style style:name="pr6" style:family="presentation" style:parent-style-name="Section-title">
      <style:graphic-properties draw:fill-color="#ffffff" draw:textarea-vertical-align="middle" draw:auto-grow-height="true" fo:min-height="4.252cm"/>
    </style:style>
    <style:style style:name="pr7" style:family="presentation" style:parent-style-name="Section-notes">
      <style:graphic-properties draw:fill-color="#ffffff" draw:auto-grow-height="true" fo:min-height="11.431cm"/>
    </style:style>
    <style:style style:name="pr8" style:family="presentation" style:parent-style-name="Normal1-title">
      <style:graphic-properties draw:fill-color="#ffffff" draw:auto-grow-height="true" fo:min-height="3.507cm"/>
    </style:style>
    <style:style style:name="pr9" style:family="presentation" style:parent-style-name="Normal1-outline1">
      <style:graphic-properties draw:fill-color="#ffffff" draw:auto-grow-height="true" fo:min-height="13.518cm"/>
    </style:style>
    <style:style style:name="pr10" style:family="presentation" style:parent-style-name="Normal1-notes">
      <style:graphic-properties draw:fill-color="#ffffff" draw:auto-grow-height="true" fo:min-height="11.411cm"/>
    </style:style>
    <style:style style:name="pr11" style:family="presentation" style:parent-style-name="Normal1-subtitle" style:list-style-name="L9">
      <style:graphic-properties draw:fill-color="#ffffff" draw:auto-grow-height="true" fo:min-height="7.665cm"/>
    </style:style>
    <style:style style:name="pr12" style:family="presentation" style:parent-style-name="Section-title">
      <style:graphic-properties draw:fill-color="#ffffff" draw:textarea-vertical-align="middle" draw:auto-grow-height="true" fo:min-height="3.503cm"/>
    </style:style>
    <style:style style:name="pr13" style:family="presentation" style:parent-style-name="Section-notes" style:list-style-name="L10">
      <style:graphic-properties draw:fill-color="#ffffff" draw:auto-grow-height="true" fo:min-height="11.431cm"/>
    </style:style>
    <style:style style:name="pr14" style:family="presentation" style:parent-style-name="Normal1-subtitle" style:list-style-name="L9">
      <style:graphic-properties draw:fill-color="#ffffff" draw:auto-grow-height="true" fo:min-height="7.665cm"/>
    </style:style>
    <style:style style:name="pr15" style:family="presentation" style:parent-style-name="Normal1-notes">
      <style:graphic-properties draw:fill-color="#ffffff" fo:min-height="11.411cm"/>
    </style:style>
    <style:style style:name="pr16" style:family="presentation" style:parent-style-name="Normal1-subtitle" style:list-style-name="L9">
      <style:graphic-properties draw:fill-color="#ffffff" draw:auto-grow-height="true" fo:min-height="7.665cm"/>
    </style:style>
    <style:style style:name="pr17" style:family="presentation" style:parent-style-name="Normal1-subtitle" style:list-style-name="L9">
      <style:graphic-properties draw:fill-color="#ffffff" draw:auto-grow-height="true" fo:min-height="7.058cm"/>
    </style:style>
    <style:style style:name="pr18" style:family="presentation" style:parent-style-name="Normal1-subtitle" style:list-style-name="L11">
      <style:graphic-properties draw:fill-color="#ffffff" draw:auto-grow-height="true" fo:min-height="9.498cm"/>
    </style:style>
    <style:style style:name="pr19" style:family="presentation" style:parent-style-name="Section-notes" style:list-style-name="L10">
      <style:graphic-properties draw:fill-color="#ffffff" draw:auto-grow-height="true" fo:min-height="11.431cm"/>
    </style:style>
    <style:style style:name="pr20" style:family="presentation" style:parent-style-name="Normal1-subtitle" style:list-style-name="L9">
      <style:graphic-properties draw:fill-color="#ffffff" draw:auto-grow-height="true" fo:min-height="7.058cm"/>
    </style:style>
    <style:style style:name="pr21" style:family="presentation" style:parent-style-name="Normal1-outline1">
      <style:graphic-properties draw:fill-color="#ffffff" draw:auto-grow-height="true" fo:min-height="16.033cm"/>
    </style:style>
    <style:style style:name="pr22" style:family="presentation" style:parent-style-name="Normal1-subtitle" style:list-style-name="L9">
      <style:graphic-properties draw:fill-color="#ffffff" draw:auto-grow-height="true" fo:min-height="7.058cm"/>
    </style:style>
    <style:style style:name="pr23" style:family="presentation" style:parent-style-name="Normal1-outline1">
      <style:graphic-properties draw:fill-color="#ffffff" draw:auto-grow-height="true" draw:auto-grow-width="true" fo:min-height="11.025cm"/>
    </style:style>
    <style:style style:name="pr24" style:family="presentation" style:parent-style-name="Normal1-outline1">
      <style:graphic-properties draw:fill-color="#ffffff" draw:auto-grow-height="true" fo:min-height="15.281cm"/>
    </style:style>
    <style:style style:name="pr25" style:family="presentation" style:parent-style-name="Normal1-outline1">
      <style:graphic-properties draw:fill-color="#ffffff" draw:auto-grow-height="true" draw:auto-grow-width="true" fo:min-height="10.178cm"/>
    </style:style>
    <style:style style:name="pr26" style:family="presentation" style:parent-style-name="Normal1-outline1">
      <style:graphic-properties draw:fill-color="#ffffff" draw:auto-grow-height="true" fo:min-height="13.11cm"/>
    </style:style>
    <style:style style:name="pr27" style:family="presentation" style:parent-style-name="Normal1-subtitle" style:list-style-name="L9">
      <style:graphic-properties draw:fill-color="#ffffff" draw:auto-grow-height="true" fo:min-height="7.058cm"/>
    </style:style>
    <style:style style:name="pr28" style:family="presentation" style:parent-style-name="Normal1-outline1">
      <style:graphic-properties draw:fill-color="#ffffff" draw:auto-grow-height="true" fo:min-height="10.053cm"/>
    </style:style>
    <style:style style:name="pr29" style:family="presentation" style:parent-style-name="Normal1-outline1">
      <style:graphic-properties draw:fill-color="#ffffff" draw:auto-grow-height="true" fo:min-height="13.297cm"/>
    </style:style>
    <style:style style:name="pr30" style:family="presentation" style:parent-style-name="Normal1-outline1">
      <style:graphic-properties draw:fill-color="#ffffff" draw:auto-grow-height="true" draw:auto-grow-width="true" fo:min-height="8.945cm"/>
    </style:style>
    <style:style style:name="pr31" style:family="presentation" style:parent-style-name="Normal1-subtitle" style:list-style-name="L11">
      <style:graphic-properties draw:fill-color="#ffffff" draw:auto-grow-height="true" fo:min-height="7.68cm"/>
    </style:style>
    <style:style style:name="pr32" style:family="presentation" style:parent-style-name="Normal1-outline1">
      <style:graphic-properties draw:fill-color="#ffffff" draw:auto-grow-height="true" fo:min-height="9.237cm"/>
    </style:style>
    <style:style style:name="pr33" style:family="presentation" style:parent-style-name="Normal1-outline1">
      <style:graphic-properties draw:fill-color="#ffffff" draw:auto-grow-height="true" draw:auto-grow-width="true" fo:min-height="11.261cm"/>
    </style:style>
    <style:style style:name="pr34" style:family="presentation" style:parent-style-name="Normal1-outline1">
      <style:graphic-properties draw:fill-color="#ffffff" draw:auto-grow-height="true" draw:auto-grow-width="true" fo:min-height="15.024cm"/>
    </style:style>
    <style:style style:name="pr35" style:family="presentation" style:parent-style-name="Normal1-outline1">
      <style:graphic-properties draw:fill-color="#ffffff" draw:auto-grow-height="true" fo:min-height="13.417cm"/>
    </style:style>
    <style:style style:name="pr36" style:family="presentation" style:parent-style-name="Normal1-outline1" style:list-style-name="L12">
      <style:graphic-properties draw:fill-color="#ffffff" draw:auto-grow-height="true" draw:auto-grow-width="true" fo:min-height="7.956cm"/>
    </style:style>
    <style:style style:name="pr37" style:family="presentation" style:parent-style-name="Section-notes" style:list-style-name="L10">
      <style:graphic-properties draw:fill-color="#ffffff" draw:auto-grow-height="true" fo:min-height="11.431cm"/>
    </style:style>
    <style:style style:name="pr38" style:family="presentation" style:parent-style-name="Normal1-outline1">
      <style:graphic-properties draw:fill-color="#ffffff" draw:auto-grow-height="true" draw:auto-grow-width="true" fo:min-height="10.44cm"/>
    </style:style>
    <style:style style:name="pr39" style:family="presentation" style:parent-style-name="Normal1-outline1" style:list-style-name="L6">
      <style:graphic-properties draw:fill-color="#ffffff" draw:auto-grow-height="true" fo:min-height="16.255cm"/>
    </style:style>
    <style:style style:name="pr40" style:family="presentation" style:parent-style-name="Section-title">
      <style:graphic-properties draw:fill-color="#ffffff" draw:textarea-vertical-align="middle" draw:auto-grow-height="true" fo:min-height="3.712cm"/>
    </style:style>
    <style:style style:name="P1" style:family="paragraph">
      <style:paragraph-properties fo:margin-left="0cm" fo:margin-right="0cm" fo:line-height="100%" fo:text-indent="0cm"/>
    </style:style>
    <style:style style:name="P2" style:family="paragraph">
      <style:paragraph-properties fo:margin-left="0cm" fo:margin-right="0cm" fo:line-height="100%" fo:text-indent="0cm"/>
      <style:text-properties fo:font-family="Arial" style:font-family-generic="swiss" style:font-pitch="variable" fo:font-size="32pt"/>
    </style:style>
    <style:style style:name="P3" style:family="paragraph">
      <style:paragraph-properties fo:margin-left="0.454cm" fo:margin-right="0cm" fo:text-indent="-0.454cm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text-align="center"/>
    </style:style>
    <style:style style:name="P7" style:family="paragraph">
      <style:paragraph-properties fo:margin-left="0.454cm" fo:margin-right="0cm" fo:text-indent="-0.454cm"/>
      <style:text-properties fo:font-size="12pt"/>
    </style:style>
    <style:style style:name="P8" style:family="paragraph">
      <style:paragraph-properties fo:margin-left="0cm" fo:margin-right="0cm" fo:text-align="center" fo:text-indent="0cm"/>
      <style:text-properties fo:font-size="28pt"/>
    </style:style>
    <style:style style:name="P9" style:family="paragraph">
      <style:paragraph-properties fo:margin-left="0cm" fo:margin-right="0cm" fo:text-indent="0cm"/>
      <style:text-properties fo:font-size="10pt"/>
    </style:style>
    <style:style style:name="P10" style:family="paragraph">
      <style:paragraph-properties fo:margin-left="0cm" fo:margin-right="0cm" fo:text-indent="0cm"/>
      <style:text-properties fo:font-size="20pt"/>
    </style:style>
    <style:style style:name="P11" style:family="paragraph">
      <style:paragraph-properties fo:margin-left="1.219cm" fo:margin-right="0cm" fo:text-align="center" fo:text-indent="-0.791cm"/>
    </style:style>
    <style:style style:name="P12" style:family="paragraph">
      <style:paragraph-properties text:enable-numbering="true" fo:margin-left="1.219cm" fo:margin-right="0cm" fo:text-align="start" fo:text-indent="-0.791cm"/>
      <style:text-properties fo:color="#000080" fo:font-size="36pt"/>
    </style:style>
    <style:style style:name="P13" style:family="paragraph">
      <style:paragraph-properties fo:margin-left="0cm" fo:margin-right="0cm" fo:margin-top="0.42cm" fo:margin-bottom="0.35cm" fo:text-indent="0cm"/>
      <style:text-properties fo:font-size="10pt"/>
    </style:style>
    <style:style style:name="P14" style:family="paragraph">
      <style:paragraph-properties fo:margin-left="0cm" fo:margin-right="0cm" fo:text-indent="0cm"/>
      <style:text-properties fo:font-size="12pt"/>
    </style:style>
    <style:style style:name="P15" style:family="paragraph">
      <style:paragraph-properties text:enable-numbering="false" fo:margin-left="1.219cm" fo:margin-right="0cm" fo:text-align="center" fo:text-indent="-0.791cm"/>
      <style:text-properties fo:color="#000080" fo:font-size="36pt"/>
    </style:style>
    <style:style style:name="P16" style:family="paragraph">
      <style:paragraph-properties fo:margin-left="0.021cm" fo:margin-right="0cm" fo:text-align="center" fo:text-indent="-0.021cm"/>
    </style:style>
    <style:style style:name="P17" style:family="paragraph">
      <style:paragraph-properties fo:margin-left="2.4cm" fo:margin-right="0cm" fo:margin-top="0cm" fo:margin-bottom="0cm" fo:line-height="100%" fo:text-align="start" fo:text-indent="-0.8cm" style:text-autospace="ideograph-alpha" style:punctuation-wrap="simple" style:line-break="strict" style:writing-mode="lr-tb">
        <style:tab-stops/>
      </style:paragraph-properties>
      <style:text-properties fo:color="#000080" style:text-outline="false" style:text-line-through-style="none" style:text-position="0% 100%" fo:font-family="Arial" style:font-style-name="Regular" style:font-family-generic="swiss" style:font-pitch="variable" fo:font-size="28pt" fo:letter-spacing="normal" fo:language="pl" fo:country="PL" fo:font-style="normal" fo:text-shadow="none" style:text-underline-style="none" fo:font-weight="normal" style:text-underline-mode="continuous" style:text-line-through-mode="continuous" style:letter-kerning="false" style:font-family-asian="'HG Mincho Light J'" style:font-pitch-asian="variable" style:font-size-asian="28pt" style:language-asian="en" style:country-asian="US" style:font-style-asian="normal" style:font-weight-asian="normal" style:font-family-complex="'Arial Unicode MS'" style:font-pitch-complex="variable" style:font-size-complex="28pt" style:language-complex="en" style:country-complex="US" style:font-style-complex="normal" style:font-weight-complex="normal" style:text-emphasize="none" style:text-scale="100%" style:font-relief="none" fo:hyphenate="false"/>
    </style:style>
    <style:style style:name="P18" style:family="paragraph">
      <style:paragraph-properties fo:margin-left="2.4cm" fo:margin-right="0cm" fo:margin-top="0cm" fo:margin-bottom="0.254cm" fo:line-height="100%" fo:text-align="start" fo:text-indent="-0.8cm" style:text-autospace="ideograph-alpha" style:punctuation-wrap="simple" style:line-break="strict" style:writing-mode="lr-tb">
        <style:tab-stops/>
      </style:paragraph-properties>
      <style:text-properties fo:color="#000080" style:text-outline="false" style:text-line-through-style="none" style:text-position="0% 100%" fo:font-family="Arial" style:font-style-name="Regular" style:font-family-generic="swiss" style:font-pitch="variable" fo:font-size="28pt" fo:letter-spacing="normal" fo:language="pl" fo:country="PL" fo:font-style="normal" fo:text-shadow="none" style:text-underline-style="none" fo:font-weight="normal" style:text-underline-mode="continuous" style:text-line-through-mode="continuous" style:letter-kerning="false" style:font-family-asian="'HG Mincho Light J'" style:font-pitch-asian="variable" style:font-size-asian="28pt" style:language-asian="en" style:country-asian="US" style:font-style-asian="normal" style:font-weight-asian="normal" style:font-family-complex="'Arial Unicode MS'" style:font-pitch-complex="variable" style:font-size-complex="28pt" style:language-complex="en" style:country-complex="US" style:font-style-complex="normal" style:font-weight-complex="normal" style:text-emphasize="none" style:text-scale="100%" style:font-relief="none" fo:hyphenate="false"/>
    </style:style>
    <style:style style:name="P19" style:family="paragraph">
      <style:paragraph-properties text:enable-numbering="false" fo:margin-left="1.2cm" fo:margin-right="0cm" fo:text-indent="-0.9cm"/>
    </style:style>
    <style:style style:name="P20" style:family="paragraph">
      <style:paragraph-properties text:enable-numbering="true" fo:margin-left="1.2cm" fo:margin-right="0cm" fo:text-indent="-0.9cm"/>
    </style:style>
    <style:style style:name="P21" style:family="paragraph">
      <style:paragraph-properties fo:margin-left="3.6cm" fo:margin-right="0cm" fo:margin-top="0cm" fo:margin-bottom="0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color="#000080" style:text-outline="false" style:text-line-through-style="none" style:text-position="0% 100%" fo:font-family="Arial" style:font-style-name="Regular" style:font-family-generic="swiss" style:font-pitch="variable" fo:font-size="24pt" fo:letter-spacing="normal" fo:language="pl" fo:country="PL" fo:font-style="normal" fo:text-shadow="none" style:text-underline-style="none" fo:font-weight="normal" style:text-underline-mode="continuous" style:text-line-through-mode="continuous" style:letter-kerning="false" style:font-family-asian="'HG Mincho Light J'" style:font-pitch-asian="variable" style:font-size-asian="24pt" style:language-asian="en" style:country-asian="US" style:font-style-asian="normal" style:font-weight-asian="normal" style:font-family-complex="'Arial Unicode MS'" style:font-pitch-complex="variable" style:font-size-complex="24pt" style:language-complex="en" style:country-complex="US" style:font-style-complex="normal" style:font-weight-complex="normal" style:text-emphasize="none" style:text-scale="100%" style:font-relief="none" fo:hyphenate="false"/>
    </style:style>
    <style:style style:name="P22" style:family="paragraph">
      <style:paragraph-properties fo:margin-left="2.4cm" fo:margin-right="0cm" fo:margin-top="0cm" fo:margin-bottom="0.4cm" fo:line-height="100%" fo:text-align="start" fo:text-indent="-0.8cm" style:text-autospace="ideograph-alpha" style:punctuation-wrap="simple" style:line-break="strict" style:writing-mode="lr-tb">
        <style:tab-stops/>
      </style:paragraph-properties>
      <style:text-properties fo:color="#000080" style:text-outline="false" style:text-line-through-style="none" style:text-position="0% 100%" fo:font-family="Arial" style:font-style-name="Regular" style:font-family-generic="swiss" style:font-pitch="variable" fo:font-size="28pt" fo:letter-spacing="normal" fo:language="pl" fo:country="PL" fo:font-style="normal" fo:text-shadow="none" style:text-underline-style="none" fo:font-weight="normal" style:text-underline-mode="continuous" style:text-line-through-mode="continuous" style:letter-kerning="false" style:font-family-asian="'HG Mincho Light J'" style:font-pitch-asian="variable" style:font-size-asian="28pt" style:language-asian="en" style:country-asian="US" style:font-style-asian="normal" style:font-weight-asian="normal" style:font-family-complex="'Arial Unicode MS'" style:font-pitch-complex="variable" style:font-size-complex="28pt" style:language-complex="en" style:country-complex="US" style:font-style-complex="normal" style:font-weight-complex="normal" style:text-emphasize="none" style:text-scale="100%" style:font-relief="none" fo:hyphenate="false"/>
    </style:style>
    <style:style style:name="P23" style:family="paragraph">
      <style:paragraph-properties fo:margin-left="4.8cm" fo:margin-right="0cm" fo:margin-top="0cm" fo:margin-bottom="0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color="#000080" style:text-outline="false" style:text-line-through-style="none" style:text-position="0% 100%" fo:font-family="Arial" style:font-style-name="Regular" style:font-family-generic="swiss" style:font-pitch="variable" fo:font-size="20pt" fo:letter-spacing="normal" fo:language="pl" fo:country="PL" fo:font-style="normal" fo:text-shadow="none" style:text-underline-style="none" fo:font-weight="normal" style:text-underline-mode="continuous" style:text-line-through-mode="continuous" style:letter-kerning="false" style:font-family-asian="'HG Mincho Light J'" style:font-pitch-asian="variable" style:font-size-asian="20pt" style:language-asian="en" style:country-asian="US" style:font-style-asian="normal" style:font-weight-asian="normal" style:font-family-complex="'Arial Unicode MS'" style:font-pitch-complex="variable" style:font-size-complex="20pt" style:language-complex="en" style:country-complex="US" style:font-style-complex="normal" style:font-weight-complex="normal" style:text-emphasize="none" style:text-scale="100%" style:font-relief="none" fo:hyphenate="false"/>
    </style:style>
    <style:style style:name="P24" style:family="paragraph">
      <style:paragraph-properties fo:margin-left="0cm" fo:margin-right="0cm" fo:text-align="center" fo:text-indent="0cm"/>
    </style:style>
    <style:style style:name="P25" style:family="paragraph">
      <style:paragraph-properties fo:margin-left="3.6cm" fo:margin-right="0cm" fo:margin-top="0cm" fo:margin-bottom="0.3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color="#000080" style:text-outline="false" style:text-line-through-style="none" style:text-position="0% 100%" fo:font-family="Arial" style:font-style-name="Regular" style:font-family-generic="swiss" style:font-pitch="variable" fo:font-size="24pt" fo:letter-spacing="normal" fo:language="pl" fo:country="PL" fo:font-style="normal" fo:text-shadow="none" style:text-underline-style="none" fo:font-weight="normal" style:text-underline-mode="continuous" style:text-line-through-mode="continuous" style:letter-kerning="false" style:font-family-asian="'HG Mincho Light J'" style:font-pitch-asian="variable" style:font-size-asian="24pt" style:language-asian="en" style:country-asian="US" style:font-style-asian="normal" style:font-weight-asian="normal" style:font-family-complex="'Arial Unicode MS'" style:font-pitch-complex="variable" style:font-size-complex="24pt" style:language-complex="en" style:country-complex="US" style:font-style-complex="normal" style:font-weight-complex="normal" style:text-emphasize="none" style:text-scale="100%" style:font-relief="none" fo:hyphenate="false"/>
    </style:style>
    <style:style style:name="P26" style:family="paragraph">
      <style:paragraph-properties fo:margin-left="2.4cm" fo:margin-right="0cm" fo:margin-top="0cm" fo:margin-bottom="0cm" fo:line-height="100%" fo:text-align="start" fo:text-indent="-0.8cm" style:text-autospace="ideograph-alpha" style:punctuation-wrap="simple" style:line-break="strict" style:writing-mode="lr-tb">
        <style:tab-stops>
          <style:tab-stop style:position="13.749cm"/>
        </style:tab-stops>
      </style:paragraph-properties>
      <style:text-properties fo:color="#000080" style:text-outline="false" style:text-line-through-style="none" style:text-position="0% 100%" fo:font-family="Arial" style:font-style-name="Regular" style:font-family-generic="swiss" style:font-pitch="variable" fo:font-size="28pt" fo:letter-spacing="normal" fo:language="pl" fo:country="PL" fo:font-style="normal" fo:text-shadow="none" style:text-underline-style="none" fo:font-weight="normal" style:text-underline-mode="continuous" style:text-line-through-mode="continuous" style:letter-kerning="false" style:font-family-asian="'HG Mincho Light J'" style:font-pitch-asian="variable" style:font-size-asian="28pt" style:language-asian="en" style:country-asian="US" style:font-style-asian="normal" style:font-weight-asian="normal" style:font-family-complex="'Arial Unicode MS'" style:font-pitch-complex="variable" style:font-size-complex="28pt" style:language-complex="en" style:country-complex="US" style:font-style-complex="normal" style:font-weight-complex="normal" style:text-emphasize="none" style:text-scale="100%" style:font-relief="none" fo:hyphenate="false"/>
    </style:style>
    <style:style style:name="P27" style:family="paragraph">
      <style:paragraph-properties text:enable-numbering="false" fo:margin-left="2.4cm" fo:margin-right="0cm" fo:margin-top="0cm" fo:margin-bottom="0cm" fo:text-indent="-0.8cm"/>
    </style:style>
    <style:style style:name="P28" style:family="paragraph">
      <style:paragraph-properties fo:margin-left="1.2cm" fo:margin-right="0cm" fo:margin-top="0cm" fo:margin-bottom="0.152cm" fo:text-indent="-1.197cm"/>
    </style:style>
    <style:style style:name="P29" style:family="paragraph">
      <style:paragraph-properties fo:margin-left="0cm" fo:margin-right="0cm" fo:margin-top="0cm" fo:margin-bottom="0cm" fo:text-indent="0cm"/>
    </style:style>
    <style:style style:name="P30" style:family="paragraph">
      <style:paragraph-properties text:enable-numbering="false" fo:margin-left="1.2cm" fo:margin-right="0cm" fo:margin-top="0cm" fo:margin-bottom="0.152cm" fo:text-indent="-1.197cm"/>
      <style:text-properties fo:color="#000080" fo:font-family="'Courier New'" style:font-pitch="fixed" fo:font-size="17pt"/>
    </style:style>
    <style:style style:name="T1" style:family="text">
      <style:text-properties fo:font-family="Arial" style:font-family-generic="swiss" style:font-pitch="variable" fo:font-size="28pt" fo:font-style="italic"/>
    </style:style>
    <style:style style:name="T2" style:family="text">
      <style:text-properties fo:font-family="Arial" style:font-family-generic="swiss" style:font-pitch="variable" fo:font-size="32pt" fo:font-style="italic"/>
    </style:style>
    <style:style style:name="T3" style:family="text">
      <style:text-properties fo:font-family="Arial" style:font-family-generic="swiss" style:font-pitch="variable" fo:font-size="40pt" fo:font-style="italic" style:font-size-asian="40pt" style:font-size-complex="40pt"/>
    </style:style>
    <style:style style:name="T4" style:family="text">
      <style:text-properties fo:font-family="Arial" style:font-family-generic="swiss" style:font-pitch="variable" fo:font-size="12pt"/>
    </style:style>
    <style:style style:name="T5" style:family="text">
      <style:text-properties fo:language="pl" fo:country="PL"/>
    </style:style>
    <style:style style:name="T6" style:family="text">
      <style:text-properties fo:font-size="28pt"/>
    </style:style>
    <style:style style:name="T7" style:family="text">
      <style:text-properties fo:font-size="10pt"/>
    </style:style>
    <style:style style:name="T8" style:family="text">
      <style:text-properties fo:color="#000080" fo:font-size="36pt"/>
    </style:style>
    <style:style style:name="T9" style:family="text">
      <style:text-properties fo:color="#800000" fo:font-size="36pt"/>
    </style:style>
    <style:style style:name="T10" style:family="text">
      <style:text-properties fo:color="#800000" fo:font-size="36pt" fo:font-style="italic" style:font-style-asian="italic" style:font-style-complex="italic"/>
    </style:style>
    <style:style style:name="T11" style:family="text">
      <style:text-properties fo:font-family="'Courier New'" style:font-pitch="fixed" fo:font-size="24pt"/>
    </style:style>
    <style:style style:name="T12" style:family="text">
      <style:text-properties fo:color="#800000" fo:font-family="'Courier New'" style:font-pitch="fixed" fo:font-size="22pt"/>
    </style:style>
    <style:style style:name="T13" style:family="text">
      <style:text-properties fo:font-family="'Courier New'" style:font-pitch="fixed" fo:font-size="22pt"/>
    </style:style>
    <style:style style:name="T14" style:family="text">
      <style:text-properties fo:color="#000080" fo:font-family="'Courier New'" style:font-pitch="fixed" fo:font-size="22pt"/>
    </style:style>
    <style:style style:name="T15" style:family="text">
      <style:text-properties fo:font-family="Arial" style:font-family-generic="swiss" style:font-pitch="variable" fo:font-size="32pt"/>
    </style:style>
    <style:style style:name="T16" style:family="text">
      <style:text-properties fo:font-family="'Courier New'" style:font-pitch="fixed" fo:font-size="32pt"/>
    </style:style>
    <style:style style:name="T17" style:family="text">
      <style:text-properties fo:color="#000080"/>
    </style:style>
    <style:style style:name="T18" style:family="text">
      <style:text-properties fo:color="#800000" fo:font-family="'Courier New'" style:font-pitch="fixed" fo:font-size="24pt"/>
    </style:style>
    <style:style style:name="T19" style:family="text">
      <style:text-properties fo:color="#000080" fo:font-family="Arial" style:font-family-generic="swiss" style:font-pitch="variable" fo:font-size="32pt"/>
    </style:style>
    <style:style style:name="T20" style:family="text">
      <style:text-properties fo:color="#000080" fo:font-family="Arial" style:font-family-generic="swiss" style:font-pitch="variable" fo:font-size="28pt"/>
    </style:style>
    <style:style style:name="T21" style:family="text">
      <style:text-properties fo:color="#800000" fo:font-family="'Courier New'" style:font-pitch="fixed" fo:font-size="24pt" fo:font-weight="bold" style:font-weight-asian="bold" style:font-weight-complex="bold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family="'Courier New'" style:font-pitch="fixed"/>
    </style:style>
    <style:style style:name="T24" style:family="text">
      <style:text-properties fo:font-family="Arial" style:font-family-generic="swiss" style:font-pitch="variable"/>
    </style:style>
    <style:style style:name="T25" style:family="text">
      <style:text-properties fo:font-style="italic"/>
    </style:style>
    <style:style style:name="T26" style:family="text">
      <style:text-properties fo:color="#800000" fo:font-family="'Courier New'" style:font-pitch="fixed"/>
    </style:style>
    <style:style style:name="T27" style:family="text">
      <style:text-properties fo:color="#000080" fo:font-family="'Courier New'" style:font-pitch="fixed" fo:font-size="17pt" fo:font-weight="normal"/>
    </style:style>
    <style:style style:name="T28" style:family="text">
      <style:text-properties fo:color="#000080" fo:font-family="'Courier New'" style:font-pitch="fixed" fo:font-size="17pt" fo:font-weight="bold"/>
    </style:style>
    <style:style style:name="T29" style:family="text">
      <style:text-properties fo:color="#000080" fo:font-family="'Courier New'" style:font-pitch="fixed" fo:font-size="17pt"/>
    </style:style>
    <style:style style:name="T30" style:family="text">
      <style:text-properties fo:font-size="32pt" fo:font-style="italic"/>
    </style:style>
    <text:list-style style:name="L1">
      <text:list-level-style-number text:level="1" style:num-format="">
        <style:list-level-properties/>
        <style:text-properties fo:color="#cc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0000000001C00000020D876C24E.gif" xlink:type="simple" xlink:show="embed" xlink:actuate="onLoad">
        <style:list-level-properties text:space-before="0.3cm" text:min-label-width="0.9cm" fo:text-align="center" style:vertical-pos="middle" style:vertical-rel="line" fo:width="0.46cm" fo:height="0.526cm"/>
      </text:list-level-style-image>
      <text:list-level-style-image text:level="2" xlink:href="Pictures/100000000000001C0000002085A7BC4A.gif" xlink:type="simple" xlink:show="embed" xlink:actuate="onLoad">
        <style:list-level-properties text:space-before="1.6cm" text:min-label-width="0.8cm" fo:text-align="center" style:vertical-pos="middle" style:vertical-rel="line" fo:width="0.49cm" fo:height="0.446cm"/>
      </text:list-level-style-image>
      <text:list-level-style-image text:level="3" xlink:href="Pictures/100000000000001C00000020E01DA237.gif" xlink:type="simple" xlink:show="embed" xlink:actuate="onLoad">
        <style:list-level-properties text:space-before="3cm" text:min-label-width="0.6cm" fo:text-align="center" style:vertical-pos="middle" style:vertical-rel="line" fo:width="0.39cm" fo:height="0.446cm"/>
      </text:list-level-style-image>
      <text:list-level-style-image text:level="4" xlink:href="Pictures/100000000000001C00000020BFFBFC48.gif" xlink:type="simple" xlink:show="embed" xlink:actuate="onLoad">
        <style:list-level-properties text:space-before="4.2cm" text:min-label-width="0.6cm" style:vertical-pos="middle" style:vertical-rel="line" fo:width="0.39cm" fo:height="0.446cm"/>
      </text:list-level-style-image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">
        <style:list-level-properties/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image text:level="1" xlink:href="Pictures/100000000000001C00000020D876C24E.gif" xlink:type="simple" xlink:show="embed" xlink:actuate="onLoad">
        <style:list-level-properties text:space-before="0.003cm" text:min-label-width="1.197cm" fo:text-align="center" style:vertical-pos="middle" style:vertical-rel="line" fo:width="0.46cm" fo:height="0.526cm"/>
      </text:list-level-style-image>
      <text:list-level-style-image text:level="2" xlink:href="Pictures/100000000000001C0000002085A7BC4A.gif" xlink:type="simple" xlink:show="embed" xlink:actuate="onLoad">
        <style:list-level-properties text:space-before="1.6cm" text:min-label-width="0.8cm" fo:text-align="center" style:vertical-pos="middle" style:vertical-rel="line" fo:width="0.49cm" fo:height="0.446cm"/>
      </text:list-level-style-image>
      <text:list-level-style-image text:level="3" xlink:href="Pictures/100000000000001C00000020E01DA237.gif" xlink:type="simple" xlink:show="embed" xlink:actuate="onLoad">
        <style:list-level-properties text:space-before="3cm" text:min-label-width="0.6cm" fo:text-align="center" style:vertical-pos="middle" style:vertical-rel="line" fo:width="0.39cm" fo:height="0.446cm"/>
      </text:list-level-style-image>
      <text:list-level-style-image text:level="4" xlink:href="Pictures/100000000000001C00000020BFFBFC48.gif" xlink:type="simple" xlink:show="embed" xlink:actuate="onLoad">
        <style:list-level-properties text:space-before="4.2cm" text:min-label-width="0.6cm" style:vertical-pos="middle" style:vertical-rel="line" fo:width="0.39cm" fo:height="0.446cm"/>
      </text:list-level-style-image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image text:level="1" xlink:href="Pictures/100000000000001C00000020D876C24E.gif" xlink:type="simple" xlink:show="embed" xlink:actuate="onLoad">
        <style:list-level-properties text:space-before="0.428cm" text:min-label-width="0.791cm" style:vertical-pos="middle" style:vertical-rel="line" fo:width="0.539cm" fo:height="0.616cm"/>
      </text:list-level-style-image>
      <text:list-level-style-image text:level="2" xlink:href="Pictures/100000000000001C00000020D876C24E.gif" xlink:type="simple" xlink:show="embed" xlink:actuate="onLoad">
        <style:list-level-properties text:space-before="0.6cm" text:min-label-width="0.6cm" style:vertical-pos="middle" style:vertical-rel="line" fo:width="0.539cm" fo:height="0.616cm"/>
      </text:list-level-style-image>
      <text:list-level-style-image text:level="3" xlink:href="Pictures/100000000000001C00000020D876C24E.gif" xlink:type="simple" xlink:show="embed" xlink:actuate="onLoad">
        <style:list-level-properties text:space-before="1.2cm" text:min-label-width="0.6cm" style:vertical-pos="middle" style:vertical-rel="line" fo:width="0.539cm" fo:height="0.616cm"/>
      </text:list-level-style-image>
      <text:list-level-style-image text:level="4" xlink:href="Pictures/100000000000001C00000020D876C24E.gif" xlink:type="simple" xlink:show="embed" xlink:actuate="onLoad">
        <style:list-level-properties text:space-before="1.8cm" text:min-label-width="0.6cm" style:vertical-pos="middle" style:vertical-rel="line" fo:width="0.539cm" fo:height="0.616cm"/>
      </text:list-level-style-image>
      <text:list-level-style-image text:level="5" xlink:href="Pictures/100000000000001C00000020D876C24E.gif" xlink:type="simple" xlink:show="embed" xlink:actuate="onLoad">
        <style:list-level-properties text:space-before="2.4cm" text:min-label-width="0.6cm" style:vertical-pos="middle" style:vertical-rel="line" fo:width="0.539cm" fo:height="0.616cm"/>
      </text:list-level-style-image>
      <text:list-level-style-image text:level="6" xlink:href="Pictures/100000000000001C00000020D876C24E.gif" xlink:type="simple" xlink:show="embed" xlink:actuate="onLoad">
        <style:list-level-properties text:space-before="3cm" text:min-label-width="0.6cm" style:vertical-pos="middle" style:vertical-rel="line" fo:width="0.539cm" fo:height="0.616cm"/>
      </text:list-level-style-image>
      <text:list-level-style-image text:level="7" xlink:href="Pictures/100000000000001C00000020D876C24E.gif" xlink:type="simple" xlink:show="embed" xlink:actuate="onLoad">
        <style:list-level-properties text:space-before="3.6cm" text:min-label-width="0.6cm" style:vertical-pos="middle" style:vertical-rel="line" fo:width="0.539cm" fo:height="0.616cm"/>
      </text:list-level-style-image>
      <text:list-level-style-image text:level="8" xlink:href="Pictures/100000000000001C00000020D876C24E.gif" xlink:type="simple" xlink:show="embed" xlink:actuate="onLoad">
        <style:list-level-properties text:space-before="4.2cm" text:min-label-width="0.6cm" style:vertical-pos="middle" style:vertical-rel="line" fo:width="0.539cm" fo:height="0.616cm"/>
      </text:list-level-style-image>
      <text:list-level-style-image text:level="9" xlink:href="Pictures/100000000000001C00000020D876C24E.gif" xlink:type="simple" xlink:show="embed" xlink:actuate="onLoad">
        <style:list-level-properties text:space-before="4.8cm" text:min-label-width="0.6cm" style:vertical-pos="middle" style:vertical-rel="line" fo:width="0.539cm" fo:height="0.616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/>
        <style:text-properties fo:font-family="Times" style:font-family-generic="roman" fo:color="#000000" fo:font-size="100%"/>
      </text:list-level-style-bullet>
      <text:list-level-style-bullet text:level="2" text:bullet-char="•">
        <style:list-level-properties text:space-before="1.27cm" text:min-label-width="0.326cm"/>
        <style:text-properties fo:font-family="Times" style:font-family-generic="roman" fo:color="#000000" fo:font-size="100%"/>
      </text:list-level-style-bullet>
      <text:list-level-style-bullet text:level="3" text:bullet-char="•">
        <style:list-level-properties text:space-before="2.54cm" text:min-label-width="0.335cm"/>
        <style:text-properties fo:font-family="Times" style:font-family-generic="roman" fo:color="#000000" fo:font-size="100%"/>
      </text:list-level-style-bullet>
      <text:list-level-style-bullet text:level="4" text:bullet-char="•">
        <style:list-level-properties text:space-before="3.81cm" text:min-label-width="0.295cm"/>
        <style:text-properties fo:font-family="Times" style:font-family-generic="roman" fo:color="#000000" fo:font-size="100%"/>
      </text:list-level-style-bullet>
      <text:list-level-style-bullet text:level="5" text:bullet-char="•">
        <style:list-level-properties text:space-before="5.08cm" text:min-label-width="0.304cm"/>
        <style:text-properties fo:font-family="Times" style:font-family-generic="roman" fo:color="#000000" fo:font-size="100%"/>
      </text:list-level-style-bullet>
      <text:list-level-style-bullet text:level="6" text:bullet-char="•">
        <style:list-level-properties text:space-before="5.08cm" text:min-label-width="0.304cm"/>
        <style:text-properties fo:font-family="Times" style:font-family-generic="roman" fo:color="#000064" fo:font-size="100%"/>
      </text:list-level-style-bullet>
      <text:list-level-style-bullet text:level="7" text:bullet-char="•">
        <style:list-level-properties text:space-before="5.08cm" text:min-label-width="0.304cm"/>
        <style:text-properties fo:font-family="Times" style:font-family-generic="roman" fo:color="#000064" fo:font-size="100%"/>
      </text:list-level-style-bullet>
      <text:list-level-style-bullet text:level="8" text:bullet-char="•">
        <style:list-level-properties text:space-before="5.08cm" text:min-label-width="0.304cm"/>
        <style:text-properties fo:font-family="Times" style:font-family-generic="roman" fo:color="#000064" fo:font-size="100%"/>
      </text:list-level-style-bullet>
      <text:list-level-style-bullet text:level="9" text:bullet-char="•">
        <style:list-level-properties text:space-before="5.08cm" text:min-label-width="0.304cm"/>
        <style:text-properties fo:font-family="Times" style:font-family-generic="roman" fo:color="#000064" fo:font-size="100%"/>
      </text:list-level-style-bullet>
      <text:list-level-style-bullet text:level="10" text:bullet-char="•">
        <style:list-level-properties text:space-before="5.08cm" text:min-label-width="0.304cm"/>
        <style:text-properties fo:font-family="Times" style:font-family-generic="roman" fo:color="#000064" fo:font-size="100%"/>
      </text:list-level-style-bullet>
    </text:list-style>
    <text:list-style style:name="L11">
      <text:list-level-style-bullet text:level="1" text:bullet-char="●">
        <style:list-level-properties text:space-before="0.428cm" text:min-label-width="0.791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image text:level="1" xlink:href="Pictures/100000000000001C00000020D876C24E.gif" xlink:type="simple" xlink:show="embed" xlink:actuate="onLoad">
        <style:list-level-properties text:space-before="1.6cm" text:min-label-width="0.8cm" fo:text-align="center" style:vertical-pos="middle" style:vertical-rel="line" fo:width="0.46cm" fo:height="0.526cm"/>
      </text:list-level-style-image>
      <text:list-level-style-image text:level="2" xlink:href="Pictures/100000000000001C0000002085A7BC4A.gif" xlink:type="simple" xlink:show="embed" xlink:actuate="onLoad">
        <style:list-level-properties text:space-before="1.6cm" text:min-label-width="0.8cm" fo:text-align="center" style:vertical-pos="middle" style:vertical-rel="line" fo:width="0.49cm" fo:height="0.446cm"/>
      </text:list-level-style-image>
      <text:list-level-style-image text:level="3" xlink:href="Pictures/100000000000001C00000020E01DA237.gif" xlink:type="simple" xlink:show="embed" xlink:actuate="onLoad">
        <style:list-level-properties text:space-before="3cm" text:min-label-width="0.6cm" fo:text-align="center" style:vertical-pos="middle" style:vertical-rel="line" fo:width="0.39cm" fo:height="0.446cm"/>
      </text:list-level-style-image>
      <text:list-level-style-image text:level="4" xlink:href="Pictures/100000000000001C00000020BFFBFC48.gif" xlink:type="simple" xlink:show="embed" xlink:actuate="onLoad">
        <style:list-level-properties text:space-before="4.2cm" text:min-label-width="0.6cm" style:vertical-pos="middle" style:vertical-rel="line" fo:width="0.39cm" fo:height="0.446cm"/>
      </text:list-level-style-image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MainTitle" draw:style-name="dp1" draw:master-page-name="WP" presentation:presentation-page-layout-name="AL1T0">
        <office:forms form:automatic-focus="false" form:apply-design-mode="false"/>
        <draw:frame presentation:style-name="pr1" draw:text-style-name="P2" draw:layer="layout" svg:width="16.512cm" svg:height="7.292cm" svg:x="9.665cm" svg:y="3.791cm" presentation:class="title" presentation:user-transformed="true">
          <draw:text-box>
            <text:p text:style-name="P1"><text:span text:style-name="T1">Programowanie komputerów I</text:span><text:span text:style-name="T1"><text:line-break/></text:span><text:span text:style-name="T2"><text:line-break/></text:span><text:span text:style-name="T3">Programowanie obiektowe <text:s/>II</text:span><text:span text:style-name="T3"><text:line-break/></text:span><text:span text:style-name="T4"><text:line-break/></text:span><text:span text:style-name="T2">Powrót</text:span></text:p>
          </draw:text-box>
        </draw:frame>
        <presentation:notes draw:style-name="dp2">
          <draw:page-thumbnail draw:layer="layout" svg:width="12.7cm" svg:height="9.525cm" svg:x="4.175cm" svg:y="3.005cm" draw:page-number="1"/>
          <draw:frame presentation:style-name="pr2" draw:text-style-name="P3" draw:layer="layout" svg:width="16.078cm" svg:height="11.431cm" svg:x="2.773cm" svg:y="13.065cm" presentation:class="notes" presentation:placeholder="true" presentation:user-transformed="true">
            <draw:text-box/>
          </draw:frame>
        </presentation:notes>
      </draw:page>
      <draw:page draw:name="Agenda" draw:style-name="dp1" draw:master-page-name="NormalIntro" presentation:presentation-page-layout-name="AL2T1">
        <office:forms form:automatic-focus="false" form:apply-design-mode="false"/>
        <draw:frame presentation:style-name="pr3" draw:text-style-name="P5" draw:layer="layout" svg:width="18.071cm" svg:height="11.857cm" svg:x="6.015cm" svg:y="6.239cm" presentation:class="outline" presentation:user-transformed="true">
          <draw:text-box>
            <text:list text:style-name="L2">
              <text:list-item>
                <text:p text:style-name="P4">Cel(e) wykładu</text:p>
              </text:list-item>
              <text:list-item>
                <text:p text:style-name="P4">Od Włoch do Indonezji</text:p>
              </text:list-item>
              <text:list-item>
                <text:p text:style-name="P4">Interfejsy, Klasy i Obiekty</text:p>
              </text:list-item>
              <text:list-item>
                <text:p text:style-name="P4">Atrybuty i metody</text:p>
              </text:list-item>
              <text:list-item>
                <text:p text:style-name="P4">Kapsułkowanie</text:p>
              </text:list-item>
              <text:list-item>
                <text:p text:style-name="P4">Dziedziczenie i polimorfizm</text:p>
              </text:list-item>
              <text:list-item>
                <text:p text:style-name="P4">Podsumowanie</text:p>
              </text:list-item>
            </text:list>
          </draw:text-box>
        </draw:frame>
        <draw:frame presentation:style-name="pr4" draw:text-style-name="P4" draw:layer="layout" svg:width="25.593cm" svg:height="3.507cm" svg:x="1.774cm" svg:y="0.643cm" presentation:class="title" presentation:user-transformed="true">
          <draw:text-box>
            <text:p text:style-name="P4">Agenda</text:p>
          </draw:text-box>
        </draw:frame>
        <draw:rect draw:style-name="gr1" draw:text-style-name="P6" draw:id="id8" draw:layer="layout" svg:width="21.124cm" svg:height="3.57cm" svg:x="4.661cm" svg:y="13.115cm">
          <text:p text:style-name="P4"/>
        </draw:rect>
        <draw:rect draw:style-name="gr1" draw:text-style-name="P6" draw:id="id7" draw:layer="layout" svg:width="21.124cm" svg:height="3.57cm" svg:x="4.661cm" svg:y="7.515cm">
          <text:p text:style-name="P4"/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3.705cm" svg:height="10.279cm" svg:x="3.641cm" svg:y="2.853cm" draw:page-number="2"/>
          <draw:frame presentation:style-name="pr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Section" presentation:presentation-page-layout-name="AL3T19">
        <office:forms form:automatic-focus="false" form:apply-design-mode="false"/>
        <draw:frame presentation:style-name="pr6" draw:text-style-name="P4" draw:layer="layout" svg:width="14.7cm" svg:height="4.252cm" svg:x="4.1cm" svg:y="8.042cm" presentation:class="title" presentation:user-transformed="true">
          <draw:text-box>
            <text:p text:style-name="P4">Cel(e) wykładu</text:p>
          </draw:text-box>
        </draw:frame>
        <presentation:notes draw:style-name="dp2">
          <draw:page-thumbnail draw:layer="layout" svg:width="12.7cm" svg:height="9.525cm" svg:x="4.175cm" svg:y="3.005cm" draw:page-number="3"/>
          <draw:frame presentation:style-name="pr7" draw:text-style-name="P7" draw:layer="layout" svg:width="16.078cm" svg:height="11.431cm" svg:x="2.773cm" svg:y="13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Normal1" presentation:presentation-page-layout-name="AL2T1">
        <office:forms form:automatic-focus="false" form:apply-design-mode="false"/>
        <draw:frame presentation:style-name="pr8" draw:text-style-name="P4" draw:layer="layout" svg:width="25.71cm" svg:height="3.507cm" svg:x="1.657cm" svg:y="0.643cm" presentation:class="title" presentation:user-transformed="true">
          <draw:text-box>
            <text:p text:style-name="P4">Przegląd wykładu</text:p>
          </draw:text-box>
        </draw:frame>
        <draw:frame presentation:style-name="pr9" draw:text-style-name="P5" draw:layer="layout" svg:width="20.73cm" svg:height="13.518cm" svg:x="5.614cm" svg:y="6.538cm" presentation:class="outline" presentation:user-transformed="true">
          <draw:text-box>
            <text:list text:style-name="L2">
              <text:list-item>
                <text:p text:style-name="P4">1: Wprowadzenie</text:p>
              </text:list-item>
              <text:list-item>
                <text:p text:style-name="P4">2: Podstawowe struktury danych &amp; instrukcje</text:p>
              </text:list-item>
              <text:list-item>
                <text:p text:style-name="P4">3: Programowanie <text:span text:style-name="T5">obiektowe</text:span> I</text:p>
              </text:list-item>
              <text:list-item>
                <text:p text:style-name="P4">4: Programowanie <text:span text:style-name="T5">obiektowe</text:span> II</text:p>
              </text:list-item>
              <text:list-item>
                <text:p text:style-name="P4">5: Programowanie <text:span text:style-name="T5">obiektowe</text:span> <text:s/>III</text:p>
              </text:list-item>
              <text:list-item>
                <text:p text:style-name="P4">6: Zaawansowane struktury danych</text:p>
              </text:list-item>
              <text:list-item>
                <text:p text:style-name="P4">7: Wątki &amp; Wyjątki</text:p>
              </text:list-item>
            </text:list>
          </draw:text-box>
        </draw:frame>
        <draw:rect draw:style-name="gr2" draw:text-style-name="P8" draw:layer="layout" svg:width="13.114cm" svg:height="1.432cm" draw:transform="rotate (1.5707963267946) translate (4.219cm 19.602cm)">
          <text:p text:style-name="P4"><text:span text:style-name="T6">Podstawowe pojęcia</text:span></text:p>
        </draw:rect>
        <draw:frame draw:style-name="gr3" draw:text-style-name="P9" draw:layer="layout" svg:width="1.196cm" svg:height="6.953cm" svg:x="0cm" svg:y="14.046cm">
          <draw:text-box>
            <text:p text:style-name="P4"><text:span text:style-name="T7">C</text:span></text:p>
            <text:p text:style-name="P4"><text:span text:style-name="T7">E</text:span></text:p>
            <text:p text:style-name="P4"><text:span text:style-name="T7">L</text:span></text:p>
            <text:p text:style-name="P4"><text:span text:style-name="T7">E</text:span></text:p>
            <text:p text:style-name="P4"><text:span text:style-name="T7"/></text:p>
            <text:p text:style-name="P4"><text:span text:style-name="T7">W</text:span></text:p>
            <text:p text:style-name="P4"><text:span text:style-name="T7">Y</text:span></text:p>
            <text:p text:style-name="P4"><text:span text:style-name="T7">K</text:span></text:p>
            <text:p text:style-name="P4"><text:span text:style-name="T7">Ł</text:span></text:p>
            <text:p text:style-name="P4"><text:span text:style-name="T7">A</text:span></text:p>
            <text:p text:style-name="P4"><text:span text:style-name="T7">D</text:span></text:p>
            <text:p text:style-name="P4"><text:span text:style-name="T7">U</text:span></text:p>
          </draw:text-box>
        </draw:frame>
        <draw:rect draw:style-name="gr4" draw:id="id9" draw:layer="layout" svg:width="18.063cm" svg:height="1.731cm" svg:x="5.937cm" svg:y="12.814cm" draw:corner-radius="0.5cm">
          <text:p text:style-name="P4"/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1s" smil:fill="hold" smil:targetElement="id9" smil:attributeName="visibility" smil:to="visible"/>
                  <anim:transitionFilter smil:dur="0.5s" smil:targetElement="id9" smil:type="waterfallWipe" smil:subtype="horizontalLeft"/>
                </anim:par>
              </anim:par>
            </anim:par>
          </anim:seq>
        </anim:par>
        <presentation:notes draw:style-name="dp2">
          <draw:page-thumbnail draw:layer="layout" svg:width="13.705cm" svg:height="10.279cm" svg:x="3.641cm" svg:y="2.853cm" draw:page-number="4"/>
          <draw:frame presentation:style-name="pr10" draw:text-style-name="P10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Normal1" presentation:presentation-page-layout-name="AL1T0">
        <office:forms form:automatic-focus="false" form:apply-design-mode="false"/>
        <draw:frame presentation:style-name="pr8" draw:text-style-name="P4" draw:layer="layout" svg:width="25.506cm" svg:height="3.507cm" svg:x="1.861cm" svg:y="0.643cm" presentation:class="title" presentation:user-transformed="true">
          <draw:text-box>
            <text:p text:style-name="P4">Cel na dziś</text:p>
          </draw:text-box>
        </draw:frame>
        <draw:g>
          <draw:frame presentation:style-name="pr11" draw:text-style-name="P12" draw:layer="layout" svg:width="16.514cm" svg:height="7.665cm" svg:x="6.812cm" svg:y="8.093cm">
            <draw:text-box>
              <text:p text:style-name="P11"><text:span text:style-name="T8">Wprowadzić <text:s/></text:span><text:span text:style-name="T8"><text:line-break/></text:span><text:span text:style-name="T9">programowanie obiektowe (</text:span><text:span text:style-name="T10">object-oriented programming</text:span><text:span text:style-name="T9">)</text:span></text:p>
            </draw:text-box>
          </draw:frame>
          <draw:frame draw:style-name="gr5" draw:text-style-name="P13" draw:layer="layout" svg:width="0.004cm" svg:height="0.954cm" svg:x="15.067cm" svg:y="11.307cm">
            <draw:text-box>
              <text:p/>
            </draw:text-box>
          </draw:frame>
          <draw:polyline draw:style-name="gr6" draw:layer="layout" svg:width="17.135cm" svg:height="0.733cm" svg:x="6.501cm" svg:y="8.584cm" svg:viewBox="0 0 17136 734" draw:points="0,734 0,0 17136,0 17136,672">
            <text:p/>
          </draw:polyline>
          <draw:polyline draw:style-name="gr6" draw:layer="layout" svg:width="17.135cm" svg:height="0.733cm" draw:transform="rotate (3.1415926535892) translate (23.6370000000056cm 15.325cm)" svg:viewBox="0 0 17136 734" draw:points="17136,-29916 17136,-30650 0,-30650 0,-29978">
            <text:p/>
          </draw:polyline>
        </draw:g>
        <draw:frame draw:style-name="gr3" draw:text-style-name="P9" draw:layer="layout" svg:width="1.196cm" svg:height="6.953cm" svg:x="0cm" svg:y="14.046cm">
          <draw:text-box>
            <text:p text:style-name="P4"><text:span text:style-name="T7">C</text:span></text:p>
            <text:p text:style-name="P4"><text:span text:style-name="T7">E</text:span></text:p>
            <text:p text:style-name="P4"><text:span text:style-name="T7">L</text:span></text:p>
            <text:p text:style-name="P4"><text:span text:style-name="T7">E</text:span></text:p>
            <text:p text:style-name="P4"><text:span text:style-name="T7"/></text:p>
            <text:p text:style-name="P4"><text:span text:style-name="T7">W</text:span></text:p>
            <text:p text:style-name="P4"><text:span text:style-name="T7">Y</text:span></text:p>
            <text:p text:style-name="P4"><text:span text:style-name="T7">K</text:span></text:p>
            <text:p text:style-name="P4"><text:span text:style-name="T7">Ł</text:span></text:p>
            <text:p text:style-name="P4"><text:span text:style-name="T7">A</text:span></text:p>
            <text:p text:style-name="P4"><text:span text:style-name="T7">D</text:span></text:p>
            <text:p text:style-name="P4"><text:span text:style-name="T7">U</text:span></text:p>
          </draw:text-box>
        </draw:frame>
        <presentation:notes draw:style-name="dp2">
          <draw:page-thumbnail draw:layer="layout" svg:width="13.705cm" svg:height="10.279cm" svg:x="3.641cm" svg:y="2.853cm" draw:page-number="5"/>
          <draw:frame presentation:style-name="pr10" draw:text-style-name="P10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Refreshments" draw:style-name="dp1" draw:master-page-name="Section" presentation:presentation-page-layout-name="AL3T19">
        <office:forms form:automatic-focus="false" form:apply-design-mode="false"/>
        <draw:frame presentation:style-name="pr12" draw:text-style-name="P4" draw:layer="layout" svg:width="14.7cm" svg:height="3.503cm" svg:x="3.8cm" svg:y="8.416cm" presentation:class="title" presentation:user-transformed="true">
          <draw:text-box>
            <text:p text:style-name="P4">Odświeżenie i przekąski</text:p>
          </draw:text-box>
        </draw:frame>
        <presentation:notes draw:style-name="dp2">
          <draw:page-thumbnail draw:style-name="gr7" draw:layer="layout" svg:width="12.7cm" svg:height="9.525cm" svg:x="4.175cm" svg:y="3.005cm" draw:page-number="6" presentation:class="page"/>
          <draw:frame presentation:style-name="pr13" draw:text-style-name="P14" draw:layer="layout" svg:width="16.078cm" svg:height="11.431cm" svg:x="2.773cm" svg:y="13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Normal1" presentation:presentation-page-layout-name="AL2T1">
        <office:forms form:automatic-focus="false" form:apply-design-mode="false"/>
        <draw:frame presentation:style-name="pr8" draw:text-style-name="P4" draw:layer="layout" svg:width="25.535cm" svg:height="3.507cm" svg:x="1.832cm" svg:y="0.643cm" presentation:class="title" presentation:user-transformed="true">
          <draw:text-box>
            <text:p text:style-name="P4">Definicja interfejsu</text:p>
          </draw:text-box>
        </draw:frame>
        <draw:g>
          <draw:frame presentation:style-name="pr14" draw:text-style-name="P12" draw:layer="layout" svg:width="14.319cm" svg:height="7.665cm" svg:x="7.446cm" svg:y="8.095cm">
            <draw:text-box>
              <text:p text:style-name="P11"><text:span text:style-name="T9">Interfejs </text:span><text:span text:style-name="T8">jest definicją </text:span><text:span text:style-name="T9">zachowania</text:span><text:span text:style-name="T8"> jako zbioru funkcji</text:span></text:p>
            </draw:text-box>
          </draw:frame>
          <draw:frame draw:style-name="gr5" draw:text-style-name="P13" draw:layer="layout" svg:width="0.007cm" svg:height="0.954cm" svg:x="14.602cm" svg:y="11.309cm">
            <draw:text-box>
              <text:p/>
            </draw:text-box>
          </draw:frame>
          <draw:polyline draw:style-name="gr6" draw:layer="layout" svg:width="14.858cm" svg:height="0.733cm" svg:x="7.176cm" svg:y="8.586cm" svg:viewBox="0 0 14859 734" draw:points="0,734 0,0 14859,0 14859,672">
            <text:p/>
          </draw:polyline>
          <draw:polyline draw:style-name="gr6" draw:layer="layout" svg:width="14.858cm" svg:height="0.733cm" draw:transform="rotate (3.1415926535892) translate (22.0350000000056cm 15.327cm)" svg:viewBox="0 0 14859 734" draw:points="14859,-29920 14859,-30654 0,-30654 0,-29982">
            <text:p/>
          </draw:polyline>
        </draw:g>
        <draw:frame draw:style-name="gr8" draw:text-style-name="P4" draw:layer="layout" svg:width="1.196cm" svg:height="6.943cm" svg:x="0cm" svg:y="14.072cm">
          <draw:text-box>
            <text:p text:style-name="P4">O</text:p>
            <text:p text:style-name="P4">D</text:p>
            <text:p text:style-name="P4">Ś</text:p>
            <text:p text:style-name="P4">W</text:p>
            <text:p text:style-name="P4">I</text:p>
            <text:p text:style-name="P4">Ż</text:p>
            <text:p text:style-name="P4">E</text:p>
            <text:p text:style-name="P4">N</text:p>
            <text:p text:style-name="P4">I</text:p>
            <text:p text:style-name="P4">E</text:p>
          </draw:text-box>
        </draw:frame>
        <presentation:notes draw:style-name="dp2">
          <draw:page-thumbnail draw:style-name="gr7" draw:layer="layout" svg:width="13.705cm" svg:height="10.279cm" svg:x="3.641cm" svg:y="2.853cm" draw:page-number="7" presentation:class="page"/>
          <draw:frame presentation:style-name="pr15" draw:text-style-name="P10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Normal1" presentation:presentation-page-layout-name="AL2T1">
        <office:forms form:automatic-focus="false" form:apply-design-mode="false"/>
        <draw:frame presentation:style-name="pr8" draw:text-style-name="P4" draw:layer="layout" svg:width="25.564cm" svg:height="3.507cm" svg:x="1.803cm" svg:y="0.643cm" presentation:class="title" presentation:user-transformed="true">
          <draw:text-box>
            <text:p text:style-name="P4">Definicja klasy</text:p>
          </draw:text-box>
        </draw:frame>
        <draw:g>
          <draw:frame presentation:style-name="pr16" draw:text-style-name="P12" draw:layer="layout" svg:width="14.319cm" svg:height="7.665cm" svg:x="7.946cm" svg:y="8.095cm">
            <draw:text-box>
              <text:p text:style-name="P11"><text:span text:style-name="T9">Klasa </text:span><text:span text:style-name="T8">jest definicją </text:span><text:span text:style-name="T9">implementacji </text:span><text:span text:style-name="T8">zachowania</text:span></text:p>
            </draw:text-box>
          </draw:frame>
          <draw:frame draw:style-name="gr5" draw:text-style-name="P13" draw:layer="layout" svg:width="0.007cm" svg:height="0.954cm" svg:x="15.102cm" svg:y="11.309cm">
            <draw:text-box>
              <text:p/>
            </draw:text-box>
          </draw:frame>
          <draw:polyline draw:style-name="gr6" draw:layer="layout" svg:width="14.858cm" svg:height="0.733cm" svg:x="7.676cm" svg:y="8.586cm" svg:viewBox="0 0 14859 734" draw:points="0,734 0,0 14859,0 14859,672">
            <text:p/>
          </draw:polyline>
          <draw:polyline draw:style-name="gr6" draw:layer="layout" svg:width="14.858cm" svg:height="0.733cm" draw:transform="rotate (3.1415926535892) translate (22.5350000000056cm 15.327cm)" svg:viewBox="0 0 14859 734" draw:points="14859,-29920 14859,-30654 0,-30654 0,-29982">
            <text:p/>
          </draw:polyline>
        </draw:g>
        <draw:frame draw:style-name="gr8" draw:text-style-name="P4" draw:layer="layout" svg:width="1.196cm" svg:height="6.943cm" svg:x="0cm" svg:y="14.073cm">
          <draw:text-box>
            <text:p text:style-name="P4">O</text:p>
            <text:p text:style-name="P4">D</text:p>
            <text:p text:style-name="P4">Ś</text:p>
            <text:p text:style-name="P4">W</text:p>
            <text:p text:style-name="P4">I</text:p>
            <text:p text:style-name="P4">Ż</text:p>
            <text:p text:style-name="P4">E</text:p>
            <text:p text:style-name="P4">N</text:p>
            <text:p text:style-name="P4">I</text:p>
            <text:p text:style-name="P4">E</text:p>
          </draw:text-box>
        </draw:frame>
        <presentation:notes draw:style-name="dp2">
          <draw:page-thumbnail draw:style-name="gr7" draw:layer="layout" svg:width="13.705cm" svg:height="10.279cm" svg:x="3.641cm" svg:y="2.853cm" draw:page-number="8" presentation:class="page"/>
          <draw:frame presentation:style-name="pr15" draw:text-style-name="P10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Normal1" presentation:presentation-page-layout-name="AL2T1">
        <office:forms form:automatic-focus="false" form:apply-design-mode="false"/>
        <draw:frame presentation:style-name="pr8" draw:text-style-name="P4" draw:layer="layout" svg:width="25.535cm" svg:height="3.507cm" svg:x="1.832cm" svg:y="0.643cm" presentation:class="title" presentation:user-transformed="true">
          <draw:text-box>
            <text:p text:style-name="P4">Definicja obiektu</text:p>
          </draw:text-box>
        </draw:frame>
        <draw:g>
          <draw:frame presentation:style-name="pr17" draw:text-style-name="P15" draw:layer="layout" svg:width="10.424cm" svg:height="7.058cm" svg:x="9.473cm" svg:y="8.702cm">
            <draw:text-box>
              <text:p text:style-name="P11"><text:span text:style-name="T9">Obiekt </text:span><text:span text:style-name="T8">jest </text:span><text:span text:style-name="T9">instancją</text:span><text:span text:style-name="T8"> klasy</text:span></text:p>
            </draw:text-box>
          </draw:frame>
          <draw:frame draw:style-name="gr9" draw:text-style-name="P13" draw:layer="layout" svg:width="0.006cm" svg:height="0.954cm" svg:x="14.682cm" svg:y="11.624cm">
            <draw:text-box>
              <text:p/>
            </draw:text-box>
          </draw:frame>
          <draw:polyline draw:style-name="gr6" draw:layer="layout" svg:width="10.817cm" svg:height="0.675cm" svg:x="9.276cm" svg:y="9.154cm" svg:viewBox="0 0 10818 676" draw:points="0,676 0,0 10818,0 10818,619">
            <text:p/>
          </draw:polyline>
          <draw:polyline draw:style-name="gr6" draw:layer="layout" svg:width="10.817cm" svg:height="0.675cm" draw:transform="rotate (3.1415926535892) translate (20.0940000000049cm 15.361cm)" svg:viewBox="0 0 10818 676" draw:points="10818,-30046 10818,-30722 0,-30722 0,-30104">
            <text:p/>
          </draw:polyline>
        </draw:g>
        <draw:frame draw:style-name="gr8" draw:text-style-name="P4" draw:layer="layout" svg:width="1.196cm" svg:height="6.943cm" svg:x="0cm" svg:y="14.073cm">
          <draw:text-box>
            <text:p text:style-name="P4">O</text:p>
            <text:p text:style-name="P4">D</text:p>
            <text:p text:style-name="P4">Ś</text:p>
            <text:p text:style-name="P4">W</text:p>
            <text:p text:style-name="P4">I</text:p>
            <text:p text:style-name="P4">Ż</text:p>
            <text:p text:style-name="P4">E</text:p>
            <text:p text:style-name="P4">N</text:p>
            <text:p text:style-name="P4">I</text:p>
            <text:p text:style-name="P4">E</text:p>
          </draw:text-box>
        </draw:frame>
        <presentation:notes draw:style-name="dp2">
          <draw:page-thumbnail draw:style-name="gr7" draw:layer="layout" svg:width="13.705cm" svg:height="10.279cm" svg:x="3.641cm" svg:y="2.853cm" draw:page-number="9" presentation:class="page"/>
          <draw:frame presentation:style-name="pr15" draw:text-style-name="P10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Normal1" presentation:presentation-page-layout-name="AL2T1">
        <office:forms form:automatic-focus="false" form:apply-design-mode="false"/>
        <draw:frame presentation:style-name="pr8" draw:text-style-name="P4" draw:layer="layout" svg:width="26.804cm" svg:height="3.507cm" svg:x="1.195cm" svg:y="0.643cm" presentation:class="title" presentation:user-transformed="true">
          <draw:text-box>
            <text:p text:style-name="P4">Klasy i interfejsy</text:p>
          </draw:text-box>
        </draw:frame>
        <draw:g>
          <draw:frame presentation:style-name="pr18" draw:text-style-name="P15" draw:layer="layout" svg:width="18.157cm" svg:height="9.498cm" svg:x="5.52cm" svg:y="8.002cm">
            <draw:text-box>
              <text:p text:style-name="P11"><text:span text:style-name="T8">Klasa, która </text:span><text:span text:style-name="T9">implementuje (</text:span><text:span text:style-name="T10">implements</text:span><text:span text:style-name="T9">) </text:span><text:span text:style-name="T8">interfejs musi </text:span><text:span text:style-name="T9">zdefiniować</text:span><text:span text:style-name="T8"> wszystkie metody </text:span><text:span text:style-name="T9">zadeklarowane</text:span><text:span text:style-name="T8"> w interfejsie </text:span></text:p>
            </draw:text-box>
          </draw:frame>
          <draw:frame draw:style-name="gr10" draw:text-style-name="P13" draw:layer="layout" svg:width="0.009cm" svg:height="1.261cm" svg:x="14.594cm" svg:y="11.945cm">
            <draw:text-box>
              <text:p/>
            </draw:text-box>
          </draw:frame>
          <draw:polyline draw:style-name="gr6" draw:layer="layout" svg:width="18.842cm" svg:height="0.909cm" svg:x="5.177cm" svg:y="8.61cm" svg:viewBox="0 0 18843 910" draw:points="0,910 0,0 18843,0 18843,833">
            <text:p/>
          </draw:polyline>
          <draw:polyline draw:style-name="gr6" draw:layer="layout" svg:width="18.842cm" svg:height="0.908cm" draw:transform="rotate (3.1415926535892) translate (24.0200000000072cm 16.9625041263853cm)" svg:viewBox="0 0 18843 909" draw:points="18843,-33016 18843,-33925 0,-33925 0,-33094">
            <text:p/>
          </draw:polyline>
        </draw:g>
        <draw:frame draw:style-name="gr8" draw:text-style-name="P4" draw:layer="layout" svg:width="1.196cm" svg:height="6.943cm" svg:x="0cm" svg:y="14.073cm">
          <draw:text-box>
            <text:p text:style-name="P4">O</text:p>
            <text:p text:style-name="P4">D</text:p>
            <text:p text:style-name="P4">Ś</text:p>
            <text:p text:style-name="P4">W</text:p>
            <text:p text:style-name="P4">I</text:p>
            <text:p text:style-name="P4">Ż</text:p>
            <text:p text:style-name="P4">E</text:p>
            <text:p text:style-name="P4">N</text:p>
            <text:p text:style-name="P4">I</text:p>
            <text:p text:style-name="P4">E</text:p>
          </draw:text-box>
        </draw:frame>
        <presentation:notes draw:style-name="dp2">
          <draw:page-thumbnail draw:style-name="gr7" draw:layer="layout" svg:width="13.705cm" svg:height="10.279cm" svg:x="3.641cm" svg:y="2.853cm" draw:page-number="10" presentation:class="page"/>
          <draw:frame presentation:style-name="pr15" draw:text-style-name="P10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Normal1" presentation:presentation-page-layout-name="AL2T1">
        <office:forms form:automatic-focus="false" form:apply-design-mode="false"/>
        <draw:frame presentation:style-name="pr8" draw:text-style-name="P4" draw:layer="layout" svg:width="25.39cm" svg:height="3.507cm" svg:x="1.977cm" svg:y="0.643cm" presentation:class="title" presentation:user-transformed="true">
          <draw:text-box>
            <text:p text:style-name="P4">Podsumowanie</text:p>
          </draw:text-box>
        </draw:frame>
        <draw:connector draw:style-name="gr11" draw:text-style-name="P6" draw:layer="layout" draw:type="line" svg:x1="14.632cm" svg:y1="8.21cm" svg:x2="7.782cm" svg:y2="11.651cm" draw:start-shape="id1" draw:start-glue-point="2" draw:end-shape="id2" draw:end-glue-point="0" svg:d="m14632 8210-6850 3441">
          <text:p/>
        </draw:connector>
        <draw:connector draw:style-name="gr11" draw:text-style-name="P6" draw:layer="layout" draw:type="line" svg:x1="14.632cm" svg:y1="8.21cm" svg:x2="21.466cm" svg:y2="11.652cm" draw:start-shape="id1" draw:start-glue-point="2" draw:end-shape="id3" draw:end-glue-point="0" svg:d="m14632 8210 6834 3442">
          <text:p/>
        </draw:connector>
        <draw:connector draw:style-name="gr11" draw:text-style-name="P6" draw:layer="layout" draw:type="line" svg:x1="4.382cm" svg:y1="17.147cm" svg:x2="7.782cm" svg:y2="12.998cm" draw:start-shape="id4" draw:start-glue-point="0" draw:end-shape="id2" draw:end-glue-point="2" svg:d="m4382 17147 3400-4149">
          <text:p/>
        </draw:connector>
        <draw:connector draw:style-name="gr11" draw:text-style-name="P6" draw:layer="layout" draw:type="line" svg:x1="7.782cm" svg:y1="12.998cm" svg:x2="11.215cm" svg:y2="17.148cm" draw:start-shape="id2" draw:start-glue-point="2" draw:end-shape="id5" draw:end-glue-point="0" svg:d="m7782 12998 3433 4150">
          <text:p/>
        </draw:connector>
        <draw:connector draw:style-name="gr11" draw:text-style-name="P6" draw:layer="layout" draw:type="line" svg:x1="17.949cm" svg:y1="17.147cm" svg:x2="21.466cm" svg:y2="12.999cm" draw:end-shape="id3" draw:end-glue-point="2" svg:d="m17949 17147 3517-4148">
          <text:p/>
        </draw:connector>
        <draw:connector draw:style-name="gr11" draw:text-style-name="P6" draw:layer="layout" draw:type="line" svg:x1="21.466cm" svg:y1="12.999cm" svg:x2="24.882cm" svg:y2="17.15cm" draw:start-shape="id3" draw:start-glue-point="2" draw:end-shape="id6" draw:end-glue-point="0" svg:d="m21466 12999 3416 4151">
          <text:p/>
        </draw:connector>
        <draw:rect draw:style-name="gr2" draw:text-style-name="P8" draw:id="id1" draw:layer="layout" svg:width="7.162cm" svg:height="1.497cm" svg:x="11.051cm" svg:y="6.713cm">
          <text:p text:style-name="P4"><text:span text:style-name="T6">Interfejs</text:span></text:p>
        </draw:rect>
        <draw:rect draw:style-name="gr12" draw:text-style-name="P8" draw:id="id4" draw:layer="layout" svg:width="4.554cm" svg:height="1.347cm" svg:x="2.105cm" svg:y="17.147cm">
          <text:p text:style-name="P4"><text:span text:style-name="T6">Obiekt1</text:span></text:p>
        </draw:rect>
        <draw:rect draw:style-name="gr12" draw:text-style-name="P8" draw:id="id5" draw:layer="layout" svg:width="4.554cm" svg:height="1.347cm" svg:x="8.938cm" svg:y="17.148cm">
          <text:p text:style-name="P4"><text:span text:style-name="T6">Obiekt2</text:span></text:p>
        </draw:rect>
        <draw:rect draw:style-name="gr12" draw:text-style-name="P8" draw:layer="layout" svg:width="4.554cm" svg:height="1.347cm" svg:x="15.772cm" svg:y="17.149cm">
          <text:p text:style-name="P4"><text:span text:style-name="T6">Obiekt3</text:span></text:p>
        </draw:rect>
        <draw:rect draw:style-name="gr12" draw:text-style-name="P8" draw:id="id6" draw:layer="layout" svg:width="4.554cm" svg:height="1.347cm" svg:x="22.605cm" svg:y="17.15cm">
          <text:p text:style-name="P4"><text:span text:style-name="T6">Obiekt4</text:span></text:p>
        </draw:rect>
        <draw:rect draw:style-name="gr13" draw:text-style-name="P8" draw:id="id2" draw:layer="layout" svg:width="4.554cm" svg:height="1.347cm" svg:x="5.505cm" svg:y="11.651cm">
          <text:p text:style-name="P4"><text:span text:style-name="T6">KlasaA</text:span></text:p>
        </draw:rect>
        <draw:rect draw:style-name="gr13" draw:text-style-name="P8" draw:id="id3" draw:layer="layout" svg:width="4.554cm" svg:height="1.347cm" svg:x="19.189cm" svg:y="11.652cm">
          <text:p text:style-name="P4"><text:span text:style-name="T6">KlasaB</text:span></text:p>
        </draw:rect>
        <draw:frame draw:style-name="gr8" draw:text-style-name="P4" draw:layer="layout" svg:width="1.196cm" svg:height="6.943cm" svg:x="0cm" svg:y="14.073cm">
          <draw:text-box>
            <text:p text:style-name="P4">O</text:p>
            <text:p text:style-name="P4">D</text:p>
            <text:p text:style-name="P4">Ś</text:p>
            <text:p text:style-name="P4">W</text:p>
            <text:p text:style-name="P4">I</text:p>
            <text:p text:style-name="P4">Ż</text:p>
            <text:p text:style-name="P4">E</text:p>
            <text:p text:style-name="P4">N</text:p>
            <text:p text:style-name="P4">I</text:p>
            <text:p text:style-name="P4">E</text:p>
          </draw:text-box>
        </draw:frame>
        <presentation:notes draw:style-name="dp2">
          <draw:page-thumbnail draw:style-name="gr7" draw:layer="layout" svg:width="13.705cm" svg:height="10.279cm" svg:x="3.641cm" svg:y="2.853cm" draw:page-number="11" presentation:class="page"/>
          <draw:frame presentation:style-name="pr15" draw:text-style-name="P10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SEC:attributes and methods" draw:style-name="dp1" draw:master-page-name="Section" presentation:presentation-page-layout-name="AL3T19">
        <office:forms form:automatic-focus="false" form:apply-design-mode="false"/>
        <draw:frame presentation:style-name="pr12" draw:text-style-name="P4" draw:layer="layout" svg:width="14.7cm" svg:height="3.503cm" svg:x="3.8cm" svg:y="8.416cm" presentation:class="title" presentation:user-transformed="true">
          <draw:text-box>
            <text:p text:style-name="P4">Atrybuty i metody</text:p>
          </draw:text-box>
        </draw:frame>
        <presentation:notes draw:style-name="dp2">
          <draw:page-thumbnail draw:style-name="gr7" draw:layer="layout" svg:width="12.7cm" svg:height="9.525cm" svg:x="4.175cm" svg:y="3.005cm" draw:page-number="12" presentation:class="page"/>
          <draw:frame presentation:style-name="pr19" draw:text-style-name="P4" draw:layer="layout" svg:width="16.078cm" svg:height="11.431cm" svg:x="2.773cm" svg:y="13.065cm" presentation:class="notes" presentation:placeholder="true" presentation:user-transformed="true">
            <draw:text-box/>
          </draw:frame>
        </presentation:notes>
      </draw:page>
      <draw:page draw:name="Attribute Definition" draw:style-name="dp1" draw:master-page-name="Normal1" presentation:presentation-page-layout-name="AL2T1">
        <office:forms form:automatic-focus="false" form:apply-design-mode="false"/>
        <draw:frame presentation:style-name="pr8" draw:text-style-name="P4" draw:layer="layout" svg:width="25.506cm" svg:height="3.507cm" svg:x="1.861cm" svg:y="0.643cm" presentation:class="title" presentation:user-transformed="true">
          <draw:text-box>
            <text:p text:style-name="P4">Definicja artybutu</text:p>
          </draw:text-box>
        </draw:frame>
        <draw:frame draw:style-name="gr8" draw:text-style-name="P4" draw:layer="layout" svg:width="1.196cm" svg:height="6.943cm" svg:x="0cm" svg:y="14.069cm">
          <draw:text-box>
            <text:p text:style-name="P4">A</text:p>
            <text:p text:style-name="P4">T</text:p>
            <text:p text:style-name="P4">R</text:p>
            <text:p text:style-name="P4">Y</text:p>
            <text:p text:style-name="P4">B</text:p>
            <text:p text:style-name="P4">U</text:p>
            <text:p text:style-name="P4">T</text:p>
            <text:p text:style-name="P4">Y</text:p>
            <text:p text:style-name="P4"/>
            <text:p text:style-name="P4">-</text:p>
            <text:p text:style-name="P4"/>
            <text:p text:style-name="P4">M</text:p>
            <text:p text:style-name="P4">E</text:p>
            <text:p text:style-name="P4">T</text:p>
            <text:p text:style-name="P4">O</text:p>
            <text:p text:style-name="P4">D</text:p>
            <text:p text:style-name="P4">Y</text:p>
          </draw:text-box>
        </draw:frame>
        <draw:g>
          <draw:frame presentation:style-name="pr20" draw:text-style-name="P15" draw:layer="layout" svg:width="14.154cm" svg:height="7.058cm" svg:x="7.544cm" svg:y="8.702cm">
            <draw:text-box>
              <text:p text:style-name="P16"><text:span text:style-name="T9">Atrybut </text:span><text:span text:style-name="T8">jest </text:span><text:span text:style-name="T9">zmienną</text:span><text:span text:style-name="T8">, w której jest przechowana część </text:span><text:span text:style-name="T9">stanu obiektu</text:span></text:p>
            </draw:text-box>
          </draw:frame>
          <draw:frame draw:style-name="gr9" draw:text-style-name="P13" draw:layer="layout" svg:width="0.008cm" svg:height="0.954cm" svg:x="14.617cm" svg:y="11.624cm">
            <draw:text-box>
              <text:p/>
            </draw:text-box>
          </draw:frame>
          <draw:polyline draw:style-name="gr6" draw:layer="layout" svg:width="14.689cm" svg:height="0.675cm" svg:x="7.276cm" svg:y="9.154cm" svg:viewBox="0 0 14690 676" draw:points="0,676 0,0 14690,0 14690,619">
            <text:p/>
          </draw:polyline>
          <draw:polyline draw:style-name="gr6" draw:layer="layout" svg:width="14.689cm" svg:height="0.675cm" draw:transform="rotate (3.1415926535892) translate (21.9660000000035cm 15.361cm)" svg:viewBox="0 0 14690 676" draw:points="14690,-30046 14690,-30722 0,-30722 0,-30104">
            <text:p/>
          </draw:polyline>
        </draw:g>
        <presentation:notes draw:style-name="dp2">
          <draw:page-thumbnail draw:style-name="gr7" draw:layer="layout" svg:width="13.705cm" svg:height="10.279cm" svg:x="3.641cm" svg:y="2.853cm" draw:page-number="13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Fields in Java" draw:style-name="dp1" draw:master-page-name="Normal1" presentation:presentation-page-layout-name="AL2T1">
        <office:forms form:automatic-focus="false" form:apply-design-mode="false"/>
        <draw:frame presentation:style-name="pr8" draw:text-style-name="P4" draw:layer="layout" svg:width="25.477cm" svg:height="3.507cm" svg:x="1.89cm" svg:y="0.643cm" presentation:class="title" presentation:user-transformed="true">
          <draw:text-box>
            <text:p text:style-name="P4">Artybuty w Javie</text:p>
          </draw:text-box>
        </draw:frame>
        <draw:frame presentation:style-name="pr21" draw:text-style-name="P19" draw:layer="layout" svg:width="17.559cm" svg:height="16.033cm" svg:x="7.093cm" svg:y="4.887cm" presentation:class="outline" presentation:user-transformed="true">
          <draw:text-box>
            <text:list text:style-name="L2">
              <text:list-item>
                <text:p text:id="id10" text:style-name="P4">Składnia</text:p>
              </text:list-item>
            </text:list>
            <text:p text:id="id11" text:style-name="P17"><text:span text:style-name="T11">class &lt;nazwaKlasy&gt;{</text:span></text:p>
            <text:p text:id="id12" text:style-name="P17"><text:span text:style-name="T11"><text:s text:c="3"/></text:span><text:span text:style-name="T11">...</text:span></text:p>
            <text:p text:id="id13" text:style-name="P17"><text:span text:style-name="T11"><text:s text:c="3"/></text:span><text:span text:style-name="T11">&lt;typ&gt; &lt;nazwaAtrybutu&gt;;</text:span></text:p>
            <text:p text:id="id14" text:style-name="P17"><text:span text:style-name="T11"><text:s text:c="3"/></text:span><text:span text:style-name="T11">...</text:span></text:p>
            <text:p text:id="id15" text:style-name="P18"><text:span text:style-name="T11">}</text:span></text:p>
            <text:list text:continue-numbering="true" text:style-name="L2">
              <text:list-item>
                <text:p text:id="id16" text:style-name="P4">Przykład</text:p>
              </text:list-item>
            </text:list>
            <text:p text:id="id17" text:style-name="P17"><text:span text:style-name="T11">class CitroenC3 {</text:span></text:p>
            <text:p text:id="id18" text:style-name="P17"><text:span text:style-name="T11"><text:s text:c="3"/></text:span><text:span text:style-name="T11">...</text:span></text:p>
            <text:p text:id="id19" text:style-name="P17"><text:span text:style-name="T11"><text:s text:c="3"/></text:span><text:span text:style-name="T11">Pedał _pedałGazu;</text:span></text:p>
            <text:p text:id="id20" text:style-name="P17"><text:span text:style-name="T11"><text:s text:c="3"/></text:span><text:span text:style-name="T11">Silnik _silnik;</text:span></text:p>
            <text:p text:id="id21" text:style-name="P17"><text:span text:style-name="T11"><text:s text:c="3"/></text:span><text:span text:style-name="T11">Rejestracja _rejestracja;</text:span></text:p>
            <text:p text:id="id22" text:style-name="P17"><text:span text:style-name="T11"><text:s text:c="3"/></text:span><text:span text:style-name="T11">...</text:span></text:p>
            <text:p text:id="id23" text:style-name="P17"><text:span text:style-name="T11">}</text:span></text:p>
          </draw:text-box>
        </draw:frame>
        <draw:frame draw:style-name="gr8" draw:text-style-name="P4" draw:layer="layout" svg:width="1.196cm" svg:height="6.943cm" svg:x="0cm" svg:y="14.07cm">
          <draw:text-box>
            <text:p text:style-name="P4">A</text:p>
            <text:p text:style-name="P4">T</text:p>
            <text:p text:style-name="P4">R</text:p>
            <text:p text:style-name="P4">Y</text:p>
            <text:p text:style-name="P4">B</text:p>
            <text:p text:style-name="P4">U</text:p>
            <text:p text:style-name="P4">T</text:p>
            <text:p text:style-name="P4">Y</text:p>
            <text:p text:style-name="P4"/>
            <text:p text:style-name="P4">-</text:p>
            <text:p text:style-name="P4"/>
            <text:p text:style-name="P4">M</text:p>
            <text:p text:style-name="P4">E</text:p>
            <text:p text:style-name="P4">T</text:p>
            <text:p text:style-name="P4">O</text:p>
            <text:p text:style-name="P4">D</text:p>
            <text:p text:style-name="P4">Y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0" anim:sub-item="text" smil:attributeName="visibility" smil:to="visible"/>
                  <anim:transitionFilter smil:dur="1s" smil:targetElement="id10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11" anim:sub-item="text" smil:attributeName="visibility" smil:to="visible"/>
                  <anim:transitionFilter smil:dur="1s" smil:targetElement="id11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12" anim:sub-item="text" smil:attributeName="visibility" smil:to="visible"/>
                  <anim:transitionFilter smil:dur="1s" smil:targetElement="id12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13" anim:sub-item="text" smil:attributeName="visibility" smil:to="visible"/>
                  <anim:transitionFilter smil:dur="1s" smil:targetElement="id13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14" anim:sub-item="text" smil:attributeName="visibility" smil:to="visible"/>
                  <anim:transitionFilter smil:dur="1s" smil:targetElement="id14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15" anim:sub-item="text" smil:attributeName="visibility" smil:to="visible"/>
                  <anim:transitionFilter smil:dur="1s" smil:targetElement="id15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6" anim:sub-item="text" smil:attributeName="visibility" smil:to="visible"/>
                  <anim:transitionFilter smil:dur="1s" smil:targetElement="id16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17" anim:sub-item="text" smil:attributeName="visibility" smil:to="visible"/>
                  <anim:transitionFilter smil:dur="1s" smil:targetElement="id17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18" anim:sub-item="text" smil:attributeName="visibility" smil:to="visible"/>
                  <anim:transitionFilter smil:dur="1s" smil:targetElement="id18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19" anim:sub-item="text" smil:attributeName="visibility" smil:to="visible"/>
                  <anim:transitionFilter smil:dur="1s" smil:targetElement="id19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20" anim:sub-item="text" smil:attributeName="visibility" smil:to="visible"/>
                  <anim:transitionFilter smil:dur="1s" smil:targetElement="id20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21" anim:sub-item="text" smil:attributeName="visibility" smil:to="visible"/>
                  <anim:transitionFilter smil:dur="1s" smil:targetElement="id21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22" anim:sub-item="text" smil:attributeName="visibility" smil:to="visible"/>
                  <anim:transitionFilter smil:dur="1s" smil:targetElement="id22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23" anim:sub-item="text" smil:attributeName="visibility" smil:to="visible"/>
                  <anim:transitionFilter smil:dur="1s" smil:targetElement="id23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7" draw:layer="layout" svg:width="13.705cm" svg:height="10.279cm" svg:x="3.641cm" svg:y="2.853cm" draw:page-number="14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Method Definition" draw:style-name="dp1" draw:master-page-name="Normal1" presentation:presentation-page-layout-name="AL2T1">
        <office:forms form:automatic-focus="false" form:apply-design-mode="false"/>
        <draw:frame presentation:style-name="pr8" draw:text-style-name="P4" draw:layer="layout" svg:width="25.506cm" svg:height="3.507cm" svg:x="1.861cm" svg:y="0.643cm" presentation:class="title" presentation:user-transformed="true">
          <draw:text-box>
            <text:p text:style-name="P4">Definicja metody</text:p>
          </draw:text-box>
        </draw:frame>
        <draw:g>
          <draw:frame presentation:style-name="pr22" draw:text-style-name="P15" draw:layer="layout" svg:width="17.732cm" svg:height="7.058cm" svg:x="5.977cm" svg:y="8.402cm">
            <draw:text-box>
              <text:p text:style-name="P11"><text:span text:style-name="T9">Metoda </text:span><text:span text:style-name="T8">jest </text:span><text:span text:style-name="T9">implementacją części zachowania </text:span><text:span text:style-name="T8">klasy obiektów</text:span></text:p>
            </draw:text-box>
          </draw:frame>
          <draw:frame draw:style-name="gr9" draw:text-style-name="P13" draw:layer="layout" svg:width="0.01cm" svg:height="0.954cm" svg:x="14.838cm" svg:y="11.324cm">
            <draw:text-box>
              <text:p/>
            </draw:text-box>
          </draw:frame>
          <draw:polyline draw:style-name="gr6" draw:layer="layout" svg:width="18.403cm" svg:height="0.675cm" svg:x="5.641cm" svg:y="8.854cm" svg:viewBox="0 0 18404 676" draw:points="0,676 0,0 18404,0 18404,619">
            <text:p/>
          </draw:polyline>
          <draw:polyline draw:style-name="gr6" draw:layer="layout" svg:width="18.403cm" svg:height="0.675cm" draw:transform="rotate (3.1415926535892) translate (24.0450000000035cm 15.061cm)" svg:viewBox="0 0 18404 676" draw:points="18404,-29446 18404,-30122 0,-30122 0,-29504">
            <text:p/>
          </draw:polyline>
        </draw:g>
        <draw:frame draw:style-name="gr8" draw:text-style-name="P4" draw:layer="layout" svg:width="1.196cm" svg:height="6.943cm" svg:x="0cm" svg:y="14.07cm">
          <draw:text-box>
            <text:p text:style-name="P4">A</text:p>
            <text:p text:style-name="P4">T</text:p>
            <text:p text:style-name="P4">R</text:p>
            <text:p text:style-name="P4">Y</text:p>
            <text:p text:style-name="P4">B</text:p>
            <text:p text:style-name="P4">U</text:p>
            <text:p text:style-name="P4">T</text:p>
            <text:p text:style-name="P4">Y</text:p>
            <text:p text:style-name="P4"/>
            <text:p text:style-name="P4">-</text:p>
            <text:p text:style-name="P4"/>
            <text:p text:style-name="P4">M</text:p>
            <text:p text:style-name="P4">E</text:p>
            <text:p text:style-name="P4">T</text:p>
            <text:p text:style-name="P4">O</text:p>
            <text:p text:style-name="P4">D</text:p>
            <text:p text:style-name="P4">Y</text:p>
          </draw:text-box>
        </draw:frame>
        <presentation:notes draw:style-name="dp2">
          <draw:page-thumbnail draw:style-name="gr7" draw:layer="layout" svg:width="13.705cm" svg:height="10.279cm" svg:x="3.641cm" svg:y="2.853cm" draw:page-number="15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Messages and Methods" draw:style-name="dp1" draw:master-page-name="Normal1" presentation:presentation-page-layout-name="AL2T1">
        <office:forms form:automatic-focus="false" form:apply-design-mode="false"/>
        <draw:frame presentation:style-name="pr8" draw:text-style-name="P4" draw:layer="layout" svg:width="26.825cm" svg:height="3.507cm" svg:x="1.175cm" svg:y="0.643cm" presentation:class="title" presentation:user-transformed="true">
          <draw:text-box>
            <text:p text:style-name="P4">Komunikaty i metody</text:p>
          </draw:text-box>
        </draw:frame>
        <draw:frame presentation:style-name="pr23" draw:text-style-name="P20" draw:layer="layout" svg:width="13.868cm" svg:height="13.315cm" svg:x="7.653cm" svg:y="6.538cm" presentation:class="outline" presentation:user-transformed="true">
          <draw:text-box>
            <text:list text:style-name="L2">
              <text:list-item>
                <text:p text:id="id24" text:style-name="P4">Obiekty komunikują się</text:p>
                <text:list>
                  <text:list-item>
                    <text:p text:id="id25" text:style-name="P4">Wymiana komunikatów</text:p>
                  </text:list-item>
                  <text:list-item>
                    <text:p text:id="id26" text:style-name="P4">Podejście „zrób coś”</text:p>
                  </text:list-item>
                </text:list>
              </text:list-item>
              <text:list-item>
                <text:p text:id="id27" text:style-name="P4">Komunikaty</text:p>
                <text:list>
                  <text:list-item>
                    <text:p text:id="id28" text:style-name="P4"><text:span text:style-name="T5">Synchroniczne</text:span></text:p>
                  </text:list-item>
                  <text:list-item>
                    <text:p text:id="id29" text:style-name="P4"><text:span text:style-name="T5">Asynchroniczne</text:span></text:p>
                  </text:list-item>
                </text:list>
              </text:list-item>
              <text:list-item>
                <text:p text:id="id30" text:style-name="P4">Wysyłanie komunikatów <text:line-break/> <text:s text:c="17"/>= <text:line-break/>Odwołanie się do metody</text:p>
              </text:list-item>
            </text:list>
          </draw:text-box>
        </draw:frame>
        <draw:frame draw:style-name="gr8" draw:text-style-name="P4" draw:layer="layout" svg:width="1.196cm" svg:height="6.943cm" svg:x="0cm" svg:y="14.07cm">
          <draw:text-box>
            <text:p text:style-name="P4">A</text:p>
            <text:p text:style-name="P4">T</text:p>
            <text:p text:style-name="P4">R</text:p>
            <text:p text:style-name="P4">Y</text:p>
            <text:p text:style-name="P4">B</text:p>
            <text:p text:style-name="P4">U</text:p>
            <text:p text:style-name="P4">T</text:p>
            <text:p text:style-name="P4">Y</text:p>
            <text:p text:style-name="P4"/>
            <text:p text:style-name="P4">-</text:p>
            <text:p text:style-name="P4"/>
            <text:p text:style-name="P4">M</text:p>
            <text:p text:style-name="P4">E</text:p>
            <text:p text:style-name="P4">T</text:p>
            <text:p text:style-name="P4">O</text:p>
            <text:p text:style-name="P4">D</text:p>
            <text:p text:style-name="P4">Y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24" anim:sub-item="text" smil:attributeName="visibility" smil:to="visible"/>
                  <anim:transitionFilter smil:dur="1s" smil:targetElement="id24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25" anim:sub-item="text" smil:attributeName="visibility" smil:to="visible"/>
                  <anim:transitionFilter smil:dur="1s" smil:targetElement="id25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26" anim:sub-item="text" smil:attributeName="visibility" smil:to="visible"/>
                  <anim:transitionFilter smil:dur="1s" smil:targetElement="id26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27" anim:sub-item="text" smil:attributeName="visibility" smil:to="visible"/>
                  <anim:transitionFilter smil:dur="1s" smil:targetElement="id27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28" anim:sub-item="text" smil:attributeName="visibility" smil:to="visible"/>
                  <anim:transitionFilter smil:dur="1s" smil:targetElement="id28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29" anim:sub-item="text" smil:attributeName="visibility" smil:to="visible"/>
                  <anim:transitionFilter smil:dur="1s" smil:targetElement="id29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30" anim:sub-item="text" smil:attributeName="visibility" smil:to="visible"/>
                  <anim:transitionFilter smil:dur="1s" smil:targetElement="id30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7" draw:layer="layout" svg:width="13.705cm" svg:height="10.279cm" svg:x="3.641cm" svg:y="2.853cm" draw:page-number="16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Methods in Java: syntax" draw:style-name="dp1" draw:master-page-name="Normal1" presentation:presentation-page-layout-name="AL2T1">
        <office:forms form:automatic-focus="false" form:apply-design-mode="false"/>
        <draw:frame presentation:style-name="pr8" draw:text-style-name="P4" draw:layer="layout" svg:width="25.593cm" svg:height="3.507cm" svg:x="1.774cm" svg:y="0.643cm" presentation:class="title" presentation:user-transformed="true">
          <draw:text-box>
            <text:p text:style-name="P4">Metody w Javie</text:p>
          </draw:text-box>
        </draw:frame>
        <draw:frame presentation:style-name="pr24" draw:text-style-name="P20" draw:layer="layout" svg:width="22.379cm" svg:height="15.674cm" svg:x="3.044cm" svg:y="5.097cm" presentation:class="outline" presentation:user-transformed="true">
          <draw:text-box>
            <text:list text:style-name="L2">
              <text:list-item>
                <text:p text:id="id31" text:style-name="P4">Składnia</text:p>
              </text:list-item>
            </text:list>
            <text:p text:id="id32" text:style-name="P17"><text:span text:style-name="T12">interface</text:span><text:span text:style-name="T13"> &lt;nazwaInterfejsu&gt;{</text:span></text:p>
            <text:p text:id="id33" text:style-name="P17"><text:span text:style-name="T13"><text:s text:c="3"/></text:span><text:span text:style-name="T13">...</text:span></text:p>
            <text:p text:id="id34" text:style-name="P17"><text:span text:style-name="T13"><text:s text:c="3"/></text:span><text:span text:style-name="T13">&lt;typ_wyniku&gt; &lt;nazwaMetody&gt;(&lt;parametry&gt;)</text:span><text:span text:style-name="T12">;</text:span></text:p>
            <text:p text:id="id35" text:style-name="P17"><text:span text:style-name="T13"><text:s text:c="3"/></text:span><text:span text:style-name="T13">...</text:span></text:p>
            <text:p text:id="id36" text:style-name="P17"><text:span text:style-name="T13">}</text:span></text:p>
            <text:p text:id="id37" text:style-name="P17"><text:span text:style-name="T12">class</text:span><text:span text:style-name="T13"> &lt;nazwaKlasy&gt;{</text:span></text:p>
            <text:p text:id="id38" text:style-name="P17"><text:span text:style-name="T13"><text:s text:c="3"/></text:span><text:span text:style-name="T13">...</text:span></text:p>
            <text:p text:id="id39" text:style-name="P17"><text:span text:style-name="T13"><text:s text:c="3"/></text:span><text:span text:style-name="T13">&lt;typ_wyniku&gt; &lt;nazwaMetody&gt;(&lt;parametry&gt;)</text:span><text:span text:style-name="T12">{</text:span></text:p>
            <text:p text:id="id40" text:style-name="P21"><text:span text:style-name="T12"><text:s text:c="3"/></text:span><text:span text:style-name="T14">...</text:span></text:p>
            <text:p text:id="id41" text:style-name="P21"><text:span text:style-name="T12">}</text:span></text:p>
            <text:p text:id="id42" text:style-name="P17"><text:span text:style-name="T13"><text:s text:c="3"/></text:span><text:span text:style-name="T13">...</text:span></text:p>
            <text:p text:id="id43" text:style-name="P17"><text:span text:style-name="T13">}</text:span></text:p>
            <text:list text:continue-numbering="true" text:style-name="L2">
              <text:list-item>
                <text:p text:id="id44" text:style-name="P4"><text:span text:style-name="T15">Słowo kluczowe </text:span><text:span text:style-name="T16">void</text:span></text:p>
              </text:list-item>
            </text:list>
            <text:p text:id="id45" text:style-name="P22"><text:span text:style-name="T13">void wyświetlCzas();</text:span></text:p>
            <text:p text:style-name="P5"><text:span text:style-name="T11"/></text:p>
          </draw:text-box>
        </draw:frame>
        <draw:frame draw:style-name="gr8" draw:text-style-name="P4" draw:layer="layout" svg:width="1.196cm" svg:height="6.943cm" svg:x="0cm" svg:y="14.07cm">
          <draw:text-box>
            <text:p text:style-name="P4">A</text:p>
            <text:p text:style-name="P4">T</text:p>
            <text:p text:style-name="P4">R</text:p>
            <text:p text:style-name="P4">Y</text:p>
            <text:p text:style-name="P4">B</text:p>
            <text:p text:style-name="P4">U</text:p>
            <text:p text:style-name="P4">T</text:p>
            <text:p text:style-name="P4">Y</text:p>
            <text:p text:style-name="P4"/>
            <text:p text:style-name="P4">-</text:p>
            <text:p text:style-name="P4"/>
            <text:p text:style-name="P4">M</text:p>
            <text:p text:style-name="P4">E</text:p>
            <text:p text:style-name="P4">T</text:p>
            <text:p text:style-name="P4">O</text:p>
            <text:p text:style-name="P4">D</text:p>
            <text:p text:style-name="P4">Y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31" anim:sub-item="text" smil:attributeName="visibility" smil:to="visible"/>
                  <anim:transitionFilter smil:dur="1s" smil:targetElement="id31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32" anim:sub-item="text" smil:attributeName="visibility" smil:to="visible"/>
                  <anim:transitionFilter smil:dur="1s" smil:targetElement="id32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33" anim:sub-item="text" smil:attributeName="visibility" smil:to="visible"/>
                  <anim:transitionFilter smil:dur="1s" smil:targetElement="id33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34" anim:sub-item="text" smil:attributeName="visibility" smil:to="visible"/>
                  <anim:transitionFilter smil:dur="1s" smil:targetElement="id34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35" anim:sub-item="text" smil:attributeName="visibility" smil:to="visible"/>
                  <anim:transitionFilter smil:dur="1s" smil:targetElement="id35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36" anim:sub-item="text" smil:attributeName="visibility" smil:to="visible"/>
                  <anim:transitionFilter smil:dur="1s" smil:targetElement="id36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37" anim:sub-item="text" smil:attributeName="visibility" smil:to="visible"/>
                  <anim:transitionFilter smil:dur="1s" smil:targetElement="id37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38" anim:sub-item="text" smil:attributeName="visibility" smil:to="visible"/>
                  <anim:transitionFilter smil:dur="1s" smil:targetElement="id38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39" anim:sub-item="text" smil:attributeName="visibility" smil:to="visible"/>
                  <anim:transitionFilter smil:dur="1s" smil:targetElement="id39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40" anim:sub-item="text" smil:attributeName="visibility" smil:to="visible"/>
                  <anim:transitionFilter smil:dur="1s" smil:targetElement="id40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41" anim:sub-item="text" smil:attributeName="visibility" smil:to="visible"/>
                  <anim:transitionFilter smil:dur="1s" smil:targetElement="id41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42" anim:sub-item="text" smil:attributeName="visibility" smil:to="visible"/>
                  <anim:transitionFilter smil:dur="1s" smil:targetElement="id42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43" anim:sub-item="text" smil:attributeName="visibility" smil:to="visible"/>
                  <anim:transitionFilter smil:dur="1s" smil:targetElement="id43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44" anim:sub-item="text" smil:attributeName="visibility" smil:to="visible"/>
                  <anim:transitionFilter smil:dur="1s" smil:targetElement="id44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45" anim:sub-item="text" smil:attributeName="visibility" smil:to="visible"/>
                  <anim:transitionFilter smil:dur="1s" smil:targetElement="id45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7" draw:layer="layout" svg:width="13.705cm" svg:height="10.279cm" svg:x="3.641cm" svg:y="2.853cm" draw:page-number="17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Methods in Java" draw:style-name="dp1" draw:master-page-name="Normal1" presentation:presentation-page-layout-name="AL2T1">
        <office:forms form:automatic-focus="false" form:apply-design-mode="false"/>
        <draw:frame presentation:style-name="pr8" draw:text-style-name="P4" draw:layer="layout" svg:width="26.847cm" svg:height="3.507cm" svg:x="1.153cm" svg:y="0.643cm" presentation:class="title" presentation:user-transformed="true">
          <draw:text-box>
            <text:p text:style-name="P4">Metody w Javie</text:p>
          </draw:text-box>
        </draw:frame>
        <draw:frame presentation:style-name="pr25" draw:text-style-name="P20" draw:id="id46" draw:layer="layout" svg:width="24.706cm" svg:height="10.178cm" svg:x="2.223cm" svg:y="7.387cm" presentation:class="outline" presentation:user-transformed="true">
          <draw:text-box>
            <text:list text:style-name="L2">
              <text:list-item>
                <text:p text:style-name="P4">Przykład</text:p>
              </text:list-item>
            </text:list>
            <text:p text:style-name="P17"><text:span text:style-name="T11">class CitroenC3 {</text:span></text:p>
            <text:p text:style-name="P17"><text:span text:style-name="T11"><text:s text:c="3"/></text:span><text:span text:style-name="T11">...</text:span></text:p>
            <text:p text:style-name="P17"><text:span text:style-name="T11"><text:s text:c="3"/></text:span><text:span text:style-name="T11">int przyspiesz(int moc){</text:span></text:p>
            <text:p text:style-name="P23"><text:span text:style-name="T11">_pedałGazu.wciśnij(moc);</text:span></text:p>
            <text:p text:style-name="P23"><text:span text:style-name="T11">return _silnik.zwróćObecnąPrzędkość();</text:span></text:p>
            <text:p text:style-name="P21"><text:span text:style-name="T11">}</text:span></text:p>
            <text:p text:style-name="P17"><text:span text:style-name="T11"><text:s text:c="3"/></text:span><text:span text:style-name="T11">...</text:span></text:p>
            <text:p text:style-name="P17"><text:span text:style-name="T11">}</text:span></text:p>
          </draw:text-box>
        </draw:frame>
        <draw:frame draw:style-name="gr8" draw:text-style-name="P4" draw:layer="layout" svg:width="1.196cm" svg:height="6.943cm" svg:x="0cm" svg:y="14.07cm">
          <draw:text-box>
            <text:p text:style-name="P4">A</text:p>
            <text:p text:style-name="P4">T</text:p>
            <text:p text:style-name="P4">R</text:p>
            <text:p text:style-name="P4">Y</text:p>
            <text:p text:style-name="P4">B</text:p>
            <text:p text:style-name="P4">U</text:p>
            <text:p text:style-name="P4">T</text:p>
            <text:p text:style-name="P4">Y</text:p>
            <text:p text:style-name="P4"/>
            <text:p text:style-name="P4">-</text:p>
            <text:p text:style-name="P4"/>
            <text:p text:style-name="P4">M</text:p>
            <text:p text:style-name="P4">E</text:p>
            <text:p text:style-name="P4">T</text:p>
            <text:p text:style-name="P4">O</text:p>
            <text:p text:style-name="P4">D</text:p>
            <text:p text:style-name="P4">Y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2s" smil:fill="hold" smil:targetElement="id46" smil:attributeName="visibility" smil:to="visible"/>
                  <anim:transitionFilter smil:dur="1s" smil:targetElement="id46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7" draw:layer="layout" svg:width="13.705cm" svg:height="10.279cm" svg:x="3.641cm" svg:y="2.853cm" draw:page-number="18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Abstract Methods" draw:style-name="dp1" draw:master-page-name="Normal1" presentation:presentation-page-layout-name="AL2T1">
        <office:forms form:automatic-focus="false" form:apply-design-mode="false"/>
        <draw:frame presentation:style-name="pr8" draw:text-style-name="P4" draw:layer="layout" svg:width="25.477cm" svg:height="3.507cm" svg:x="1.89cm" svg:y="0.643cm" presentation:class="title" presentation:user-transformed="true">
          <draw:text-box>
            <text:p text:style-name="P4">Metody abstrakcyjne w Javie</text:p>
          </draw:text-box>
        </draw:frame>
        <draw:frame presentation:style-name="pr26" draw:text-style-name="P20" draw:layer="layout" svg:width="22cm" svg:height="13.11cm" svg:x="3.516cm" svg:y="5.494cm" presentation:class="outline" presentation:user-transformed="true">
          <draw:text-box>
            <text:list text:style-name="L2">
              <text:list-item>
                <text:p text:id="id47" text:style-name="P4">Niepełna definicja klasy</text:p>
              </text:list-item>
              <text:list-item>
                <text:p text:id="id48" text:style-name="P4"><text:span text:style-name="T17">Przykład</text:span></text:p>
              </text:list-item>
            </text:list>
            <text:p text:id="id49" text:style-name="P17"><text:span text:style-name="T18">abstract</text:span><text:span text:style-name="T11"> class CitroenC3 {</text:span></text:p>
            <text:p text:id="id50" text:style-name="P17"><text:span text:style-name="T11"><text:s text:c="3"/></text:span><text:span text:style-name="T11">...</text:span></text:p>
            <text:p text:id="id51" text:style-name="P17"><text:span text:style-name="T11"><text:s text:c="3"/></text:span><text:span text:style-name="T11">int przyspiesz(int moc){</text:span></text:p>
            <text:p text:id="id52" text:style-name="P23"><text:span text:style-name="T11">_pedałGazu.wciśnij(moc);</text:span></text:p>
            <text:p text:id="id53" text:style-name="P23"><text:span text:style-name="T11">return _silnik.zwróćObecnąPrzędkość();</text:span></text:p>
            <text:p text:id="id54" text:style-name="P21"><text:span text:style-name="T11">}</text:span></text:p>
            <text:p text:id="id55" text:style-name="P17"><text:span text:style-name="T11"><text:s text:c="3"/></text:span><text:span text:style-name="T11">...</text:span></text:p>
            <text:p text:id="id56" text:style-name="P17"><text:span text:style-name="T11"><text:s text:c="3"/></text:span><text:span text:style-name="T18">abstract</text:span><text:span text:style-name="T11"> void hamuj();</text:span></text:p>
            <text:p text:id="id57" text:style-name="P17"><text:span text:style-name="T11">}</text:span></text:p>
          </draw:text-box>
        </draw:frame>
        <draw:frame draw:style-name="gr8" draw:text-style-name="P4" draw:layer="layout" svg:width="1.196cm" svg:height="6.943cm" svg:x="0cm" svg:y="14.07cm">
          <draw:text-box>
            <text:p text:style-name="P4">A</text:p>
            <text:p text:style-name="P4">T</text:p>
            <text:p text:style-name="P4">R</text:p>
            <text:p text:style-name="P4">Y</text:p>
            <text:p text:style-name="P4">B</text:p>
            <text:p text:style-name="P4">U</text:p>
            <text:p text:style-name="P4">T</text:p>
            <text:p text:style-name="P4">Y</text:p>
            <text:p text:style-name="P4"/>
            <text:p text:style-name="P4">-</text:p>
            <text:p text:style-name="P4"/>
            <text:p text:style-name="P4">M</text:p>
            <text:p text:style-name="P4">E</text:p>
            <text:p text:style-name="P4">T</text:p>
            <text:p text:style-name="P4">O</text:p>
            <text:p text:style-name="P4">D</text:p>
            <text:p text:style-name="P4">Y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47" anim:sub-item="text" smil:attributeName="visibility" smil:to="visible"/>
                  <anim:transitionFilter smil:dur="0.5s" smil:targetElement="id47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48" anim:sub-item="text" smil:attributeName="visibility" smil:to="visible"/>
                  <anim:transitionFilter smil:dur="0.5s" smil:targetElement="id48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1s" smil:fill="hold" smil:targetElement="id49" anim:sub-item="text" smil:attributeName="visibility" smil:to="visible"/>
                  <anim:transitionFilter smil:dur="0.5s" smil:targetElement="id49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1s" smil:fill="hold" smil:targetElement="id50" anim:sub-item="text" smil:attributeName="visibility" smil:to="visible"/>
                  <anim:transitionFilter smil:dur="0.5s" smil:targetElement="id50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1s" smil:fill="hold" smil:targetElement="id51" anim:sub-item="text" smil:attributeName="visibility" smil:to="visible"/>
                  <anim:transitionFilter smil:dur="0.5s" smil:targetElement="id51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1s" smil:fill="hold" smil:targetElement="id52" anim:sub-item="text" smil:attributeName="visibility" smil:to="visible"/>
                  <anim:transitionFilter smil:dur="0.5s" smil:targetElement="id52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1s" smil:fill="hold" smil:targetElement="id53" anim:sub-item="text" smil:attributeName="visibility" smil:to="visible"/>
                  <anim:transitionFilter smil:dur="0.5s" smil:targetElement="id53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1s" smil:fill="hold" smil:targetElement="id54" anim:sub-item="text" smil:attributeName="visibility" smil:to="visible"/>
                  <anim:transitionFilter smil:dur="0.5s" smil:targetElement="id54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1s" smil:fill="hold" smil:targetElement="id55" anim:sub-item="text" smil:attributeName="visibility" smil:to="visible"/>
                  <anim:transitionFilter smil:dur="0.5s" smil:targetElement="id55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1s" smil:fill="hold" smil:targetElement="id56" anim:sub-item="text" smil:attributeName="visibility" smil:to="visible"/>
                  <anim:transitionFilter smil:dur="0.5s" smil:targetElement="id56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1s" smil:fill="hold" smil:targetElement="id57" anim:sub-item="text" smil:attributeName="visibility" smil:to="visible"/>
                  <anim:transitionFilter smil:dur="0.5s" smil:targetElement="id57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7" draw:layer="layout" svg:width="13.705cm" svg:height="10.279cm" svg:x="3.641cm" svg:y="2.853cm" draw:page-number="19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Constructor Definition" draw:style-name="dp1" draw:master-page-name="Normal1" presentation:presentation-page-layout-name="AL2T1">
        <office:forms form:automatic-focus="false" form:apply-design-mode="false"/>
        <draw:frame presentation:style-name="pr8" draw:text-style-name="P4" draw:layer="layout" svg:width="25.506cm" svg:height="3.507cm" svg:x="1.861cm" svg:y="0.643cm" presentation:class="title" presentation:user-transformed="true">
          <draw:text-box>
            <text:p text:style-name="P4">Definicja konstruktora</text:p>
          </draw:text-box>
        </draw:frame>
        <draw:g>
          <draw:frame presentation:style-name="pr27" draw:text-style-name="P15" draw:layer="layout" svg:width="14.154cm" svg:height="7.058cm" svg:x="7.544cm" svg:y="8.702cm">
            <draw:text-box>
              <text:p text:style-name="P24"><text:span text:style-name="T9">Konstruktor </text:span><text:span text:style-name="T8">jest szczególną „metodą”, która </text:span><text:span text:style-name="T9">tworzy instancje</text:span><text:span text:style-name="T8"> danej klasy</text:span></text:p>
            </draw:text-box>
          </draw:frame>
          <draw:frame draw:style-name="gr9" draw:text-style-name="P13" draw:layer="layout" svg:width="0.008cm" svg:height="0.954cm" svg:x="14.617cm" svg:y="11.624cm">
            <draw:text-box>
              <text:p/>
            </draw:text-box>
          </draw:frame>
          <draw:polyline draw:style-name="gr6" draw:layer="layout" svg:width="14.689cm" svg:height="0.675cm" svg:x="7.276cm" svg:y="9.154cm" svg:viewBox="0 0 14690 676" draw:points="0,676 0,0 14690,0 14690,619">
            <text:p/>
          </draw:polyline>
          <draw:polyline draw:style-name="gr6" draw:layer="layout" svg:width="14.689cm" svg:height="0.675cm" draw:transform="rotate (3.1415926535892) translate (21.9660000000035cm 15.361cm)" svg:viewBox="0 0 14690 676" draw:points="14690,-30046 14690,-30722 0,-30722 0,-30104">
            <text:p/>
          </draw:polyline>
        </draw:g>
        <draw:frame draw:style-name="gr8" draw:text-style-name="P4" draw:layer="layout" svg:width="1.196cm" svg:height="6.943cm" svg:x="0cm" svg:y="14.07cm">
          <draw:text-box>
            <text:p text:style-name="P4">A</text:p>
            <text:p text:style-name="P4">T</text:p>
            <text:p text:style-name="P4">R</text:p>
            <text:p text:style-name="P4">Y</text:p>
            <text:p text:style-name="P4">B</text:p>
            <text:p text:style-name="P4">U</text:p>
            <text:p text:style-name="P4">T</text:p>
            <text:p text:style-name="P4">Y</text:p>
            <text:p text:style-name="P4"/>
            <text:p text:style-name="P4">-</text:p>
            <text:p text:style-name="P4"/>
            <text:p text:style-name="P4">M</text:p>
            <text:p text:style-name="P4">E</text:p>
            <text:p text:style-name="P4">T</text:p>
            <text:p text:style-name="P4">O</text:p>
            <text:p text:style-name="P4">D</text:p>
            <text:p text:style-name="P4">Y</text:p>
          </draw:text-box>
        </draw:frame>
        <presentation:notes draw:style-name="dp2">
          <draw:page-thumbnail draw:style-name="gr7" draw:layer="layout" svg:width="13.705cm" svg:height="10.279cm" svg:x="3.641cm" svg:y="2.853cm" draw:page-number="20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Constructors in Java" draw:style-name="dp1" draw:master-page-name="Normal1" presentation:presentation-page-layout-name="AL2T1">
        <office:forms form:automatic-focus="false" form:apply-design-mode="false"/>
        <draw:frame presentation:style-name="pr8" draw:text-style-name="P4" draw:layer="layout" svg:width="25.564cm" svg:height="3.507cm" svg:x="1.803cm" svg:y="0.643cm" presentation:class="title" presentation:user-transformed="true">
          <draw:text-box>
            <text:p text:style-name="P4">Konstruktory w Javie</text:p>
          </draw:text-box>
        </draw:frame>
        <draw:frame presentation:style-name="pr28" draw:text-style-name="P19" draw:id="id58" draw:layer="layout" svg:width="24.865cm" svg:height="10.053cm" svg:x="2.087cm" svg:y="6.987cm" presentation:class="outline" presentation:user-transformed="true">
          <draw:text-box>
            <text:list text:style-name="L2">
              <text:list-item>
                <text:p text:style-name="P4">Składnia</text:p>
              </text:list-item>
            </text:list>
            <text:p text:style-name="P17"><text:span text:style-name="T11">class &lt;</text:span><text:span text:style-name="T18">nazwaKlasy</text:span><text:span text:style-name="T11">&gt;{</text:span></text:p>
            <text:p text:style-name="P17"><text:span text:style-name="T11"><text:s text:c="3"/></text:span><text:span text:style-name="T11">...</text:span></text:p>
            <text:p text:style-name="P17"><text:span text:style-name="T11"><text:s text:c="3"/></text:span><text:span text:style-name="T11">&lt;</text:span><text:span text:style-name="T18">nazwaKlasy</text:span><text:span text:style-name="T11">&gt;(&lt;parametry&gt;){</text:span></text:p>
            <text:p text:style-name="P25"><text:span text:style-name="T11"><text:s text:c="3"/></text:span><text:span text:style-name="T11">...</text:span></text:p>
            <text:p text:style-name="P25"><text:span text:style-name="T11">}</text:span></text:p>
            <text:p text:style-name="P17"><text:span text:style-name="T11"><text:s text:c="3"/></text:span><text:span text:style-name="T11">...</text:span></text:p>
            <text:p text:style-name="P17"><text:span text:style-name="T11">}</text:span></text:p>
            <text:p text:style-name="P5"><text:span text:style-name="T11"/></text:p>
          </draw:text-box>
        </draw:frame>
        <draw:frame draw:style-name="gr8" draw:text-style-name="P4" draw:layer="layout" svg:width="1.196cm" svg:height="6.943cm" svg:x="0cm" svg:y="14.07cm">
          <draw:text-box>
            <text:p text:style-name="P4">A</text:p>
            <text:p text:style-name="P4">T</text:p>
            <text:p text:style-name="P4">R</text:p>
            <text:p text:style-name="P4">Y</text:p>
            <text:p text:style-name="P4">B</text:p>
            <text:p text:style-name="P4">U</text:p>
            <text:p text:style-name="P4">T</text:p>
            <text:p text:style-name="P4">Y</text:p>
            <text:p text:style-name="P4"/>
            <text:p text:style-name="P4">-</text:p>
            <text:p text:style-name="P4"/>
            <text:p text:style-name="P4">M</text:p>
            <text:p text:style-name="P4">E</text:p>
            <text:p text:style-name="P4">T</text:p>
            <text:p text:style-name="P4">O</text:p>
            <text:p text:style-name="P4">D</text:p>
            <text:p text:style-name="P4">Y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2s" smil:fill="hold" smil:targetElement="id58" smil:attributeName="visibility" smil:to="visible"/>
                  <anim:transitionFilter smil:dur="1s" smil:targetElement="id58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7" draw:layer="layout" svg:width="13.705cm" svg:height="10.279cm" svg:x="3.641cm" svg:y="2.853cm" draw:page-number="21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Constructors in Java: example" draw:style-name="dp1" draw:master-page-name="Normal1" presentation:presentation-page-layout-name="AL2T1">
        <office:forms form:automatic-focus="false" form:apply-design-mode="false"/>
        <draw:frame presentation:style-name="pr8" draw:text-style-name="P4" draw:layer="layout" svg:width="25.448cm" svg:height="3.507cm" svg:x="1.919cm" svg:y="0.643cm" presentation:class="title" presentation:user-transformed="true">
          <draw:text-box>
            <text:p text:style-name="P4">Konstruktory w Javie</text:p>
          </draw:text-box>
        </draw:frame>
        <draw:frame presentation:style-name="pr29" draw:text-style-name="P20" draw:id="id59" draw:layer="layout" svg:width="22cm" svg:height="13.297cm" svg:x="3.516cm" svg:y="6.087cm" presentation:class="outline" presentation:user-transformed="true">
          <draw:text-box>
            <text:list text:style-name="L2">
              <text:list-item>
                <text:p text:style-name="P4">Przykład</text:p>
              </text:list-item>
            </text:list>
            <text:p text:style-name="P17"><text:span text:style-name="T11">class CitroenC3 {</text:span></text:p>
            <text:p text:style-name="P17"><text:span text:style-name="T11"><text:s text:c="3"/></text:span><text:span text:style-name="T11">...</text:span></text:p>
            <text:p text:style-name="P17"><text:span text:style-name="T11"><text:s text:c="3"/></text:span><text:span text:style-name="T11">CitroenC3(Pedał gaz, </text:span></text:p>
            <text:p text:style-name="P17"><text:span text:style-name="T11"><text:s text:c="13"/></text:span><text:span text:style-name="T11">Silnik silnik,</text:span></text:p>
            <text:p text:style-name="P17"><text:span text:style-name="T11"><text:s text:c="13"/></text:span><text:span text:style-name="T11">Rejestracja rejestracja){</text:span></text:p>
            <text:p text:style-name="P23"><text:span text:style-name="T11">_pedałGazu = gaz;</text:span></text:p>
            <text:p text:style-name="P23"><text:span text:style-name="T11">_silnik = silnik;</text:span></text:p>
            <text:p text:style-name="P23"><text:span text:style-name="T11">_rejestracja = rejestracja;</text:span></text:p>
            <text:p text:style-name="P23"><text:span text:style-name="T11">ustawPrędkość(0);</text:span></text:p>
            <text:p text:style-name="P21"><text:span text:style-name="T11">}</text:span></text:p>
            <text:p text:style-name="P17"><text:span text:style-name="T11"><text:s text:c="3"/></text:span><text:span text:style-name="T11">...</text:span></text:p>
            <text:p text:style-name="P17"><text:span text:style-name="T11">}</text:span></text:p>
          </draw:text-box>
        </draw:frame>
        <draw:frame draw:style-name="gr8" draw:text-style-name="P4" draw:layer="layout" svg:width="1.196cm" svg:height="6.943cm" svg:x="0cm" svg:y="14.07cm">
          <draw:text-box>
            <text:p text:style-name="P4">A</text:p>
            <text:p text:style-name="P4">T</text:p>
            <text:p text:style-name="P4">R</text:p>
            <text:p text:style-name="P4">Y</text:p>
            <text:p text:style-name="P4">B</text:p>
            <text:p text:style-name="P4">U</text:p>
            <text:p text:style-name="P4">T</text:p>
            <text:p text:style-name="P4">Y</text:p>
            <text:p text:style-name="P4"/>
            <text:p text:style-name="P4">-</text:p>
            <text:p text:style-name="P4"/>
            <text:p text:style-name="P4">M</text:p>
            <text:p text:style-name="P4">E</text:p>
            <text:p text:style-name="P4">T</text:p>
            <text:p text:style-name="P4">O</text:p>
            <text:p text:style-name="P4">D</text:p>
            <text:p text:style-name="P4">Y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2s" smil:fill="hold" smil:targetElement="id59" smil:attributeName="visibility" smil:to="visible"/>
                  <anim:transitionFilter smil:dur="1s" smil:targetElement="id59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7" draw:layer="layout" svg:width="13.705cm" svg:height="10.279cm" svg:x="3.641cm" svg:y="2.853cm" draw:page-number="22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Creating Objects" draw:style-name="dp1" draw:master-page-name="Normal1" presentation:presentation-page-layout-name="AL2T1">
        <office:forms form:automatic-focus="false" form:apply-design-mode="false"/>
        <draw:frame presentation:style-name="pr8" draw:text-style-name="P4" draw:layer="layout" svg:width="26.824cm" svg:height="3.507cm" svg:x="1.176cm" svg:y="0.665cm" presentation:class="title" presentation:user-transformed="true">
          <draw:text-box>
            <text:p text:style-name="P4">Tworzenie obiektów w Javie</text:p>
          </draw:text-box>
        </draw:frame>
        <draw:frame presentation:style-name="pr30" draw:text-style-name="P20" draw:layer="layout" svg:width="24.787cm" svg:height="9.176cm" svg:x="2.195cm" svg:y="7.192cm" presentation:class="outline" presentation:user-transformed="true">
          <draw:text-box>
            <text:list text:style-name="L2">
              <text:list-item>
                <text:p text:id="id60" text:style-name="P4">Przykład</text:p>
              </text:list-item>
            </text:list>
            <text:p text:id="id61" text:style-name="P17"><text:span text:style-name="T11"><text:s text:c="3"/></text:span><text:span text:style-name="T11">...</text:span></text:p>
            <text:p text:id="id62" text:style-name="P26"><text:span text:style-name="T11"><text:s text:c="3"/></text:span><text:span text:style-name="T11">samochód = new CitroenC3(</text:span><text:span text:style-name="T11"><text:tab/></text:span><text:span text:style-name="T11">mójPedał,</text:span><text:span text:style-name="T11"><text:line-break/></text:span><text:span text:style-name="T11"><text:tab/></text:span><text:span text:style-name="T11">slinikHDI,</text:span><text:span text:style-name="T11"><text:line-break/></text:span><text:span text:style-name="T11"><text:tab/></text:span><text:span text:style-name="T11">mojaRejestracja);</text:span></text:p>
            <text:p text:id="id63" text:style-name="P17"><text:span text:style-name="T11"><text:s text:c="3"/></text:span><text:span text:style-name="T11">...</text:span></text:p>
            <text:list text:continue-numbering="true" text:style-name="L2">
              <text:list-item>
                <text:p text:id="id64" text:style-name="P4"><text:span text:style-name="T19">Domyślnie</text:span></text:p>
                <text:list>
                  <text:list-item>
                    <text:p text:id="id65" text:style-name="P4"><text:span text:style-name="T20">Pusty konstruktor</text:span></text:p>
                  </text:list-item>
                </text:list>
              </text:list-item>
            </text:list>
          </draw:text-box>
        </draw:frame>
        <draw:frame draw:style-name="gr8" draw:text-style-name="P4" draw:layer="layout" svg:width="1.196cm" svg:height="6.943cm" svg:x="0cm" svg:y="14.07cm">
          <draw:text-box>
            <text:p text:style-name="P4">A</text:p>
            <text:p text:style-name="P4">T</text:p>
            <text:p text:style-name="P4">R</text:p>
            <text:p text:style-name="P4">Y</text:p>
            <text:p text:style-name="P4">B</text:p>
            <text:p text:style-name="P4">U</text:p>
            <text:p text:style-name="P4">T</text:p>
            <text:p text:style-name="P4">Y</text:p>
            <text:p text:style-name="P4"/>
            <text:p text:style-name="P4">-</text:p>
            <text:p text:style-name="P4"/>
            <text:p text:style-name="P4">M</text:p>
            <text:p text:style-name="P4">E</text:p>
            <text:p text:style-name="P4">T</text:p>
            <text:p text:style-name="P4">O</text:p>
            <text:p text:style-name="P4">D</text:p>
            <text:p text:style-name="P4">Y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60" anim:sub-item="text" smil:attributeName="visibility" smil:to="visible"/>
                  <anim:transitionFilter smil:dur="1s" smil:targetElement="id60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61" anim:sub-item="text" smil:attributeName="visibility" smil:to="visible"/>
                  <anim:transitionFilter smil:dur="1s" smil:targetElement="id61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62" anim:sub-item="text" smil:attributeName="visibility" smil:to="visible"/>
                  <anim:transitionFilter smil:dur="1s" smil:targetElement="id62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63" anim:sub-item="text" smil:attributeName="visibility" smil:to="visible"/>
                  <anim:transitionFilter smil:dur="1s" smil:targetElement="id63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64" anim:sub-item="text" smil:attributeName="visibility" smil:to="visible"/>
                  <anim:transitionFilter smil:dur="1s" smil:targetElement="id64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65" anim:sub-item="text" smil:attributeName="visibility" smil:to="visible"/>
                  <anim:transitionFilter smil:dur="1s" smil:targetElement="id65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7" draw:layer="layout" svg:width="13.705cm" svg:height="10.279cm" svg:x="3.641cm" svg:y="2.853cm" draw:page-number="23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Destructors Definition" draw:style-name="dp1" draw:master-page-name="Normal1" presentation:presentation-page-layout-name="AL2T1">
        <office:forms form:automatic-focus="false" form:apply-design-mode="false"/>
        <draw:frame presentation:style-name="pr8" draw:text-style-name="P4" draw:layer="layout" svg:width="25.564cm" svg:height="3.507cm" svg:x="1.803cm" svg:y="0.643cm" presentation:class="title" presentation:user-transformed="true">
          <draw:text-box>
            <text:p text:style-name="P4">Definicja destruktora</text:p>
          </draw:text-box>
        </draw:frame>
        <draw:g>
          <draw:frame presentation:style-name="pr31" draw:text-style-name="P15" draw:layer="layout" svg:width="14.465cm" svg:height="7.68cm" svg:x="7.55cm" svg:y="8.502cm">
            <draw:text-box>
              <text:p text:style-name="P11"><text:span text:style-name="T9">Destruktor </text:span><text:span text:style-name="T8">jest szczególną „metodą”, która </text:span><text:span text:style-name="T9">usuwa instancje</text:span><text:span text:style-name="T8"> danej klasy z pamięci komputera</text:span></text:p>
            </draw:text-box>
          </draw:frame>
          <draw:frame draw:style-name="gr14" draw:text-style-name="P13" draw:layer="layout" svg:width="0.009cm" svg:height="1.02cm" svg:x="14.778cm" svg:y="11.69cm">
            <draw:text-box>
              <text:p/>
            </draw:text-box>
          </draw:frame>
          <draw:polyline draw:style-name="gr6" draw:layer="layout" svg:width="15.012cm" svg:height="0.734cm" svg:x="7.276cm" svg:y="8.994cm" svg:viewBox="0 0 15013 735" draw:points="0,735 0,0 15013,0 15013,673">
            <text:p/>
          </draw:polyline>
          <draw:polyline draw:style-name="gr6" draw:layer="layout" svg:width="15.012cm" svg:height="0.735cm" draw:transform="rotate (3.1415926535892) translate (22.289000000004cm 15.748cm)" svg:viewBox="0 0 15013 736" draw:points="15013,-30760 15013,-31496 0,-31496 0,-30823">
            <text:p/>
          </draw:polyline>
        </draw:g>
        <draw:frame draw:style-name="gr8" draw:text-style-name="P4" draw:layer="layout" svg:width="1.196cm" svg:height="6.943cm" svg:x="0cm" svg:y="14.07cm">
          <draw:text-box>
            <text:p text:style-name="P4">A</text:p>
            <text:p text:style-name="P4">T</text:p>
            <text:p text:style-name="P4">R</text:p>
            <text:p text:style-name="P4">Y</text:p>
            <text:p text:style-name="P4">B</text:p>
            <text:p text:style-name="P4">U</text:p>
            <text:p text:style-name="P4">T</text:p>
            <text:p text:style-name="P4">Y</text:p>
            <text:p text:style-name="P4"/>
            <text:p text:style-name="P4">-</text:p>
            <text:p text:style-name="P4"/>
            <text:p text:style-name="P4">M</text:p>
            <text:p text:style-name="P4">E</text:p>
            <text:p text:style-name="P4">T</text:p>
            <text:p text:style-name="P4">O</text:p>
            <text:p text:style-name="P4">D</text:p>
            <text:p text:style-name="P4">Y</text:p>
          </draw:text-box>
        </draw:frame>
        <presentation:notes draw:style-name="dp2">
          <draw:page-thumbnail draw:style-name="gr7" draw:layer="layout" svg:width="13.705cm" svg:height="10.279cm" svg:x="3.641cm" svg:y="2.853cm" draw:page-number="24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Destructors in C++" draw:style-name="dp1" draw:master-page-name="Normal1" presentation:presentation-page-layout-name="AL2T1">
        <office:forms form:automatic-focus="false" form:apply-design-mode="false"/>
        <draw:frame presentation:style-name="pr8" draw:text-style-name="P4" draw:layer="layout" svg:width="25.622cm" svg:height="3.507cm" svg:x="1.745cm" svg:y="0.643cm" presentation:class="title" presentation:user-transformed="true">
          <draw:text-box>
            <text:p text:style-name="P4">Destruktory w C++</text:p>
          </draw:text-box>
        </draw:frame>
        <draw:frame presentation:style-name="pr32" draw:text-style-name="P20" draw:id="id66" draw:layer="layout" svg:width="17.161cm" svg:height="9.696cm" svg:x="5.587cm" svg:y="7.587cm" presentation:class="outline" presentation:user-transformed="true">
          <draw:text-box>
            <text:list text:style-name="L2">
              <text:list-item>
                <text:p text:style-name="P4">Składnia</text:p>
              </text:list-item>
            </text:list>
            <text:p text:style-name="P17"><text:span text:style-name="T11">class &lt;nazwaKlasy&gt;{</text:span></text:p>
            <text:p text:style-name="P17"><text:span text:style-name="T11"><text:s text:c="3"/></text:span><text:span text:style-name="T11">...</text:span></text:p>
            <text:p text:style-name="P17"><text:span text:style-name="T11"><text:s text:c="3"/></text:span><text:span text:style-name="T21">~</text:span><text:span text:style-name="T11">&lt;nazwaKlasy&gt;(&lt;parametry&gt;){</text:span></text:p>
            <text:p text:style-name="P25"><text:span text:style-name="T11"><text:s text:c="3"/></text:span><text:span text:style-name="T11">...</text:span></text:p>
            <text:p text:style-name="P25"><text:span text:style-name="T11">}</text:span></text:p>
            <text:p text:style-name="P17"><text:span text:style-name="T11"><text:s text:c="3"/></text:span><text:span text:style-name="T11">...</text:span></text:p>
            <text:p text:style-name="P17"><text:span text:style-name="T11">}</text:span></text:p>
            <text:p text:style-name="P5"><text:span text:style-name="T11"/></text:p>
          </draw:text-box>
        </draw:frame>
        <draw:frame draw:style-name="gr8" draw:text-style-name="P4" draw:layer="layout" svg:width="1.196cm" svg:height="6.943cm" svg:x="0cm" svg:y="14.07cm">
          <draw:text-box>
            <text:p text:style-name="P4">A</text:p>
            <text:p text:style-name="P4">T</text:p>
            <text:p text:style-name="P4">R</text:p>
            <text:p text:style-name="P4">Y</text:p>
            <text:p text:style-name="P4">B</text:p>
            <text:p text:style-name="P4">U</text:p>
            <text:p text:style-name="P4">T</text:p>
            <text:p text:style-name="P4">Y</text:p>
            <text:p text:style-name="P4"/>
            <text:p text:style-name="P4">-</text:p>
            <text:p text:style-name="P4"/>
            <text:p text:style-name="P4">M</text:p>
            <text:p text:style-name="P4">E</text:p>
            <text:p text:style-name="P4">T</text:p>
            <text:p text:style-name="P4">O</text:p>
            <text:p text:style-name="P4">D</text:p>
            <text:p text:style-name="P4">Y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2s" smil:fill="hold" smil:targetElement="id66" smil:attributeName="visibility" smil:to="visible"/>
                  <anim:transitionFilter smil:dur="1s" smil:targetElement="id66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7" draw:layer="layout" svg:width="13.705cm" svg:height="10.279cm" svg:x="3.641cm" svg:y="2.853cm" draw:page-number="25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Destructors in Java" draw:style-name="dp1" draw:master-page-name="Normal1" presentation:presentation-page-layout-name="AL2T1">
        <office:forms form:automatic-focus="false" form:apply-design-mode="false"/>
        <draw:frame presentation:style-name="pr8" draw:text-style-name="P4" draw:layer="layout" svg:width="26.802cm" svg:height="3.507cm" svg:x="1.198cm" svg:y="0.643cm" presentation:class="title" presentation:user-transformed="true">
          <draw:text-box>
            <text:p text:style-name="P4">Destruktory w Javie</text:p>
          </draw:text-box>
        </draw:frame>
        <draw:frame presentation:style-name="pr33" draw:text-style-name="P20" draw:layer="layout" svg:width="19.901cm" svg:height="11.261cm" svg:x="4.649cm" svg:y="6.387cm" presentation:class="outline" presentation:user-transformed="true">
          <draw:text-box>
            <text:list text:style-name="L2">
              <text:list-item>
                <text:p text:id="id67" text:style-name="P4">Brak destruktorów w Javie</text:p>
              </text:list-item>
              <text:list-item>
                <text:p text:id="id68" text:style-name="P4">Odśmiecacz (ang. <text:span text:style-name="T22">Garbage collector</text:span>)</text:p>
                <text:list>
                  <text:list-item>
                    <text:p text:id="id69" text:style-name="P4">Usuwa nieużywane obiekty</text:p>
                  </text:list-item>
                </text:list>
              </text:list-item>
              <text:list-item>
                <text:p text:id="id70" text:style-name="P4">Zarządzanie pamięcią</text:p>
                <text:list>
                  <text:list-item>
                    <text:p text:id="id71" text:style-name="P4">Odpowiedzialność JVM</text:p>
                  </text:list-item>
                </text:list>
              </text:list-item>
              <text:list-item>
                <text:p text:id="id72" text:style-name="P4"><text:span text:style-name="T23">null</text:span></text:p>
                <text:list>
                  <text:list-item>
                    <text:p text:id="id73" text:style-name="P4"><text:span text:style-name="T24">np. </text:span><text:span text:style-name="T23">_silnik = null;</text:span></text:p>
                  </text:list-item>
                </text:list>
              </text:list-item>
            </text:list>
          </draw:text-box>
        </draw:frame>
        <draw:frame draw:style-name="gr8" draw:text-style-name="P4" draw:layer="layout" svg:width="1.196cm" svg:height="6.943cm" svg:x="0cm" svg:y="14.07cm">
          <draw:text-box>
            <text:p text:style-name="P4">A</text:p>
            <text:p text:style-name="P4">T</text:p>
            <text:p text:style-name="P4">R</text:p>
            <text:p text:style-name="P4">Y</text:p>
            <text:p text:style-name="P4">B</text:p>
            <text:p text:style-name="P4">U</text:p>
            <text:p text:style-name="P4">T</text:p>
            <text:p text:style-name="P4">Y</text:p>
            <text:p text:style-name="P4"/>
            <text:p text:style-name="P4">-</text:p>
            <text:p text:style-name="P4"/>
            <text:p text:style-name="P4">M</text:p>
            <text:p text:style-name="P4">E</text:p>
            <text:p text:style-name="P4">T</text:p>
            <text:p text:style-name="P4">O</text:p>
            <text:p text:style-name="P4">D</text:p>
            <text:p text:style-name="P4">Y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67" anim:sub-item="text" smil:attributeName="visibility" smil:to="visible"/>
                  <anim:transitionFilter smil:dur="0.5s" smil:targetElement="id67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68" anim:sub-item="text" smil:attributeName="visibility" smil:to="visible"/>
                  <anim:transitionFilter smil:dur="0.5s" smil:targetElement="id68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1s" smil:fill="hold" smil:targetElement="id69" anim:sub-item="text" smil:attributeName="visibility" smil:to="visible"/>
                  <anim:transitionFilter smil:dur="0.5s" smil:targetElement="id69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70" anim:sub-item="text" smil:attributeName="visibility" smil:to="visible"/>
                  <anim:transitionFilter smil:dur="0.5s" smil:targetElement="id70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1s" smil:fill="hold" smil:targetElement="id71" anim:sub-item="text" smil:attributeName="visibility" smil:to="visible"/>
                  <anim:transitionFilter smil:dur="0.5s" smil:targetElement="id71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72" anim:sub-item="text" smil:attributeName="visibility" smil:to="visible"/>
                  <anim:transitionFilter smil:dur="0.5s" smil:targetElement="id72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1s" smil:fill="hold" smil:targetElement="id73" anim:sub-item="text" smil:attributeName="visibility" smil:to="visible"/>
                  <anim:transitionFilter smil:dur="0.5s" smil:targetElement="id73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7" draw:layer="layout" svg:width="13.705cm" svg:height="10.279cm" svg:x="3.641cm" svg:y="2.853cm" draw:page-number="26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Instance vs Class Fields" draw:style-name="dp1" draw:master-page-name="Normal1" presentation:presentation-page-layout-name="AL2T1">
        <office:forms form:automatic-focus="false" form:apply-design-mode="false"/>
        <draw:frame presentation:style-name="pr8" draw:text-style-name="P4" draw:layer="layout" svg:width="26.779cm" svg:height="3.507cm" svg:x="1.221cm" svg:y="0.643cm" presentation:class="title" presentation:user-transformed="true">
          <draw:text-box>
            <text:p text:style-name="P4">Pola obiektu <text:span text:style-name="T25">vs</text:span> Pola klasy</text:p>
          </draw:text-box>
        </draw:frame>
        <draw:frame presentation:style-name="pr33" draw:text-style-name="P20" draw:layer="layout" svg:width="21.93cm" svg:height="11.261cm" svg:x="3.645cm" svg:y="6.387cm" presentation:class="outline" presentation:user-transformed="true">
          <draw:text-box>
            <text:list text:style-name="L2">
              <text:list-item>
                <text:p text:id="id74" text:style-name="P4">Pola</text:p>
                <text:list>
                  <text:list-item>
                    <text:p text:id="id75" text:style-name="P4">atrybuty</text:p>
                  </text:list-item>
                  <text:list-item>
                    <text:p text:id="id76" text:style-name="P4">metody</text:p>
                  </text:list-item>
                </text:list>
              </text:list-item>
              <text:list-item>
                <text:p text:id="id77" text:style-name="P4">Pola obiektu (ang. <text:span text:style-name="T22">Instance Field</text:span>)</text:p>
                <text:list>
                  <text:list-item>
                    <text:p text:id="id78" text:style-name="P4">Powiązane do danego obiektu</text:p>
                  </text:list-item>
                </text:list>
              </text:list-item>
              <text:list-item>
                <text:p text:id="id79" text:style-name="P4">Pola klasy (ang. <text:span text:style-name="T22">Class Fields)</text:span></text:p>
                <text:list>
                  <text:list-item>
                    <text:p text:id="id80" text:style-name="P4">Wspólne dla wszystkich instancji danej klasy</text:p>
                  </text:list-item>
                </text:list>
              </text:list-item>
            </text:list>
          </draw:text-box>
        </draw:frame>
        <draw:frame draw:style-name="gr8" draw:text-style-name="P4" draw:layer="layout" svg:width="1.196cm" svg:height="6.943cm" svg:x="0cm" svg:y="14.07cm">
          <draw:text-box>
            <text:p text:style-name="P4">A</text:p>
            <text:p text:style-name="P4">T</text:p>
            <text:p text:style-name="P4">R</text:p>
            <text:p text:style-name="P4">Y</text:p>
            <text:p text:style-name="P4">B</text:p>
            <text:p text:style-name="P4">U</text:p>
            <text:p text:style-name="P4">T</text:p>
            <text:p text:style-name="P4">Y</text:p>
            <text:p text:style-name="P4"/>
            <text:p text:style-name="P4">-</text:p>
            <text:p text:style-name="P4"/>
            <text:p text:style-name="P4">M</text:p>
            <text:p text:style-name="P4">E</text:p>
            <text:p text:style-name="P4">T</text:p>
            <text:p text:style-name="P4">O</text:p>
            <text:p text:style-name="P4">D</text:p>
            <text:p text:style-name="P4">Y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74" anim:sub-item="text" smil:attributeName="visibility" smil:to="visible"/>
                  <anim:transitionFilter smil:dur="1s" smil:targetElement="id74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75" anim:sub-item="text" smil:attributeName="visibility" smil:to="visible"/>
                  <anim:transitionFilter smil:dur="1s" smil:targetElement="id75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76" anim:sub-item="text" smil:attributeName="visibility" smil:to="visible"/>
                  <anim:transitionFilter smil:dur="1s" smil:targetElement="id76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77" anim:sub-item="text" smil:attributeName="visibility" smil:to="visible"/>
                  <anim:transitionFilter smil:dur="1s" smil:targetElement="id77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78" anim:sub-item="text" smil:attributeName="visibility" smil:to="visible"/>
                  <anim:transitionFilter smil:dur="1s" smil:targetElement="id78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79" anim:sub-item="text" smil:attributeName="visibility" smil:to="visible"/>
                  <anim:transitionFilter smil:dur="1s" smil:targetElement="id79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80" anim:sub-item="text" smil:attributeName="visibility" smil:to="visible"/>
                  <anim:transitionFilter smil:dur="1s" smil:targetElement="id80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7" draw:layer="layout" svg:width="13.705cm" svg:height="10.279cm" svg:x="3.641cm" svg:y="2.853cm" draw:page-number="27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Fields in java" draw:style-name="dp1" draw:master-page-name="Normal1" presentation:presentation-page-layout-name="AL2T1">
        <office:forms form:automatic-focus="false" form:apply-design-mode="false"/>
        <draw:frame presentation:style-name="pr8" draw:text-style-name="P4" draw:layer="layout" svg:width="26.802cm" svg:height="3.507cm" svg:x="1.198cm" svg:y="0.643cm" presentation:class="title" presentation:user-transformed="true">
          <draw:text-box>
            <text:p text:style-name="P4">Pola w Javie</text:p>
          </draw:text-box>
        </draw:frame>
        <draw:frame presentation:style-name="pr33" draw:text-style-name="P20" draw:layer="layout" svg:width="22.553cm" svg:height="11.261cm" svg:x="3.323cm" svg:y="6.987cm" presentation:class="outline" presentation:user-transformed="true">
          <draw:text-box>
            <text:list text:style-name="L2">
              <text:list-item>
                <text:p text:id="id81" text:style-name="P4">Domyślnie</text:p>
                <text:list>
                  <text:list-item>
                    <text:p text:id="id82" text:style-name="P4">Pola obiektu</text:p>
                  </text:list-item>
                </text:list>
              </text:list-item>
              <text:list-item>
                <text:p text:id="id83" text:style-name="P4">Pola klasy</text:p>
                <text:list>
                  <text:list-item>
                    <text:p text:id="id84" text:style-name="P4">Słowo kluczowe <text:span text:style-name="T23">static</text:span></text:p>
                  </text:list-item>
                </text:list>
              </text:list-item>
              <text:list-item>
                <text:p text:id="id85" text:style-name="P4">Przykład</text:p>
                <text:list>
                  <text:list-item>
                    <text:p text:id="id86" text:style-name="P4"><text:span text:style-name="T26">static</text:span><text:span text:style-name="T23"> Data _dzisiejszaData;</text:span></text:p>
                  </text:list-item>
                  <text:list-item>
                    <text:p text:id="id87" text:style-name="P4"><text:span text:style-name="T26">static</text:span><text:span text:style-name="T23"> Data zwróćDzisiejsząDatę();</text:span></text:p>
                  </text:list-item>
                </text:list>
              </text:list-item>
            </text:list>
          </draw:text-box>
        </draw:frame>
        <draw:frame draw:style-name="gr8" draw:text-style-name="P4" draw:layer="layout" svg:width="1.196cm" svg:height="6.943cm" svg:x="0cm" svg:y="14.07cm">
          <draw:text-box>
            <text:p text:style-name="P4">A</text:p>
            <text:p text:style-name="P4">T</text:p>
            <text:p text:style-name="P4">R</text:p>
            <text:p text:style-name="P4">Y</text:p>
            <text:p text:style-name="P4">B</text:p>
            <text:p text:style-name="P4">U</text:p>
            <text:p text:style-name="P4">T</text:p>
            <text:p text:style-name="P4">Y</text:p>
            <text:p text:style-name="P4"/>
            <text:p text:style-name="P4">-</text:p>
            <text:p text:style-name="P4"/>
            <text:p text:style-name="P4">M</text:p>
            <text:p text:style-name="P4">E</text:p>
            <text:p text:style-name="P4">T</text:p>
            <text:p text:style-name="P4">O</text:p>
            <text:p text:style-name="P4">D</text:p>
            <text:p text:style-name="P4">Y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81" anim:sub-item="text" smil:attributeName="visibility" smil:to="visible"/>
                  <anim:transitionFilter smil:dur="0.5s" smil:targetElement="id81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1s" smil:fill="hold" smil:targetElement="id82" anim:sub-item="text" smil:attributeName="visibility" smil:to="visible"/>
                  <anim:transitionFilter smil:dur="0.5s" smil:targetElement="id82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83" anim:sub-item="text" smil:attributeName="visibility" smil:to="visible"/>
                  <anim:transitionFilter smil:dur="0.5s" smil:targetElement="id83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1s" smil:fill="hold" smil:targetElement="id84" anim:sub-item="text" smil:attributeName="visibility" smil:to="visible"/>
                  <anim:transitionFilter smil:dur="0.5s" smil:targetElement="id84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85" anim:sub-item="text" smil:attributeName="visibility" smil:to="visible"/>
                  <anim:transitionFilter smil:dur="0.5s" smil:targetElement="id85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1s" smil:fill="hold" smil:targetElement="id86" anim:sub-item="text" smil:attributeName="visibility" smil:to="visible"/>
                  <anim:transitionFilter smil:dur="0.5s" smil:targetElement="id86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1s" smil:fill="hold" smil:targetElement="id87" anim:sub-item="text" smil:attributeName="visibility" smil:to="visible"/>
                  <anim:transitionFilter smil:dur="0.5s" smil:targetElement="id87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7" draw:layer="layout" svg:width="13.705cm" svg:height="10.279cm" svg:x="3.641cm" svg:y="2.853cm" draw:page-number="28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Static Example in Java" draw:style-name="dp1" draw:master-page-name="Normal1" presentation:presentation-page-layout-name="AL2T1">
        <office:forms form:automatic-focus="false" form:apply-design-mode="false"/>
        <draw:frame presentation:style-name="pr8" draw:text-style-name="P4" draw:layer="layout" svg:width="25.71cm" svg:height="3.507cm" svg:x="1.657cm" svg:y="0.643cm" presentation:class="title" presentation:user-transformed="true">
          <draw:text-box>
            <text:p text:style-name="P4">Przykład <text:span text:style-name="T22">static w </text:span>Javie</text:p>
          </draw:text-box>
        </draw:frame>
        <draw:frame presentation:style-name="pr34" draw:text-style-name="P20" draw:layer="layout" svg:width="19.204cm" svg:height="15.024cm" svg:x="4.993cm" svg:y="5.587cm" presentation:class="outline" presentation:user-transformed="true">
          <draw:text-box>
            <text:list text:style-name="L2">
              <text:list-item>
                <text:p text:id="id88" text:style-name="P4">Lampki choinkowe</text:p>
              </text:list-item>
            </text:list>
            <text:p text:id="id89" text:style-name="P17"><text:span text:style-name="T23">interface ILampka{</text:span></text:p>
            <text:p text:id="id90" text:style-name="P17"><text:span text:style-name="T23"><text:s text:c="3"/></text:span><text:span text:style-name="T23">void zakręć();</text:span></text:p>
            <text:p text:id="id91" text:style-name="P17"><text:span text:style-name="T23"><text:s text:c="3"/></text:span><text:span text:style-name="T23">void odkręć();</text:span></text:p>
            <text:p text:id="id92" text:style-name="P17"><text:span text:style-name="T23">}</text:span></text:p>
            <text:p text:id="id93" text:style-name="P17"><text:span text:style-name="T23">class Lampka{</text:span></text:p>
            <text:p text:id="id94" text:style-name="P17"><text:span text:style-name="T23"><text:s text:c="3"/></text:span><text:span text:style-name="T23">boolean _zakręcona;</text:span></text:p>
            <text:p text:id="id95" text:style-name="P17"><text:span text:style-name="T23"><text:s text:c="3"/></text:span><text:span text:style-name="T23">void zakręć(){...}</text:span></text:p>
            <text:p text:id="id96" text:style-name="P17"><text:span text:style-name="T23"><text:s text:c="3"/></text:span><text:span text:style-name="T23">void odkręć(){...}</text:span></text:p>
            <text:p text:id="id97" text:style-name="P17"><text:span text:style-name="T23"><text:s text:c="3"/></text:span><text:span text:style-name="T23">boolean jestZakręcona(){</text:span></text:p>
            <text:p text:id="id98" text:style-name="P17"><text:span text:style-name="T23"><text:s text:c="5"/></text:span><text:span text:style-name="T23">return _zakręcona;</text:span></text:p>
            <text:p text:id="id99" text:style-name="P21"><text:span text:style-name="T23">}</text:span></text:p>
            <text:p text:id="id100" text:style-name="P22"><text:span text:style-name="T23">}</text:span></text:p>
          </draw:text-box>
        </draw:frame>
        <draw:frame draw:style-name="gr8" draw:text-style-name="P4" draw:layer="layout" svg:width="1.196cm" svg:height="6.943cm" svg:x="0cm" svg:y="14.07cm">
          <draw:text-box>
            <text:p text:style-name="P4">A</text:p>
            <text:p text:style-name="P4">T</text:p>
            <text:p text:style-name="P4">R</text:p>
            <text:p text:style-name="P4">Y</text:p>
            <text:p text:style-name="P4">B</text:p>
            <text:p text:style-name="P4">U</text:p>
            <text:p text:style-name="P4">T</text:p>
            <text:p text:style-name="P4">Y</text:p>
            <text:p text:style-name="P4"/>
            <text:p text:style-name="P4">-</text:p>
            <text:p text:style-name="P4"/>
            <text:p text:style-name="P4">M</text:p>
            <text:p text:style-name="P4">E</text:p>
            <text:p text:style-name="P4">T</text:p>
            <text:p text:style-name="P4">O</text:p>
            <text:p text:style-name="P4">D</text:p>
            <text:p text:style-name="P4">Y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88" anim:sub-item="text" smil:attributeName="visibility" smil:to="visible"/>
                  <anim:transitionFilter smil:dur="1s" smil:targetElement="id88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89" anim:sub-item="text" smil:attributeName="visibility" smil:to="visible"/>
                  <anim:transitionFilter smil:dur="1s" smil:targetElement="id89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90" anim:sub-item="text" smil:attributeName="visibility" smil:to="visible"/>
                  <anim:transitionFilter smil:dur="1s" smil:targetElement="id90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91" anim:sub-item="text" smil:attributeName="visibility" smil:to="visible"/>
                  <anim:transitionFilter smil:dur="1s" smil:targetElement="id91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92" anim:sub-item="text" smil:attributeName="visibility" smil:to="visible"/>
                  <anim:transitionFilter smil:dur="1s" smil:targetElement="id92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93" anim:sub-item="text" smil:attributeName="visibility" smil:to="visible"/>
                  <anim:transitionFilter smil:dur="1s" smil:targetElement="id93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94" anim:sub-item="text" smil:attributeName="visibility" smil:to="visible"/>
                  <anim:transitionFilter smil:dur="1s" smil:targetElement="id94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95" anim:sub-item="text" smil:attributeName="visibility" smil:to="visible"/>
                  <anim:transitionFilter smil:dur="1s" smil:targetElement="id95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96" anim:sub-item="text" smil:attributeName="visibility" smil:to="visible"/>
                  <anim:transitionFilter smil:dur="1s" smil:targetElement="id96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97" anim:sub-item="text" smil:attributeName="visibility" smil:to="visible"/>
                  <anim:transitionFilter smil:dur="1s" smil:targetElement="id97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98" anim:sub-item="text" smil:attributeName="visibility" smil:to="visible"/>
                  <anim:transitionFilter smil:dur="1s" smil:targetElement="id98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99" anim:sub-item="text" smil:attributeName="visibility" smil:to="visible"/>
                  <anim:transitionFilter smil:dur="1s" smil:targetElement="id99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100" anim:sub-item="text" smil:attributeName="visibility" smil:to="visible"/>
                  <anim:transitionFilter smil:dur="1s" smil:targetElement="id100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7" draw:layer="layout" svg:width="13.705cm" svg:height="10.279cm" svg:x="3.641cm" svg:y="2.853cm" draw:page-number="29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Static Example in Java 2" draw:style-name="dp1" draw:master-page-name="Normal1" presentation:presentation-page-layout-name="AL2T1">
        <office:forms form:automatic-focus="false" form:apply-design-mode="false"/>
        <draw:frame presentation:style-name="pr8" draw:text-style-name="P4" draw:layer="layout" svg:width="25.71cm" svg:height="3.507cm" svg:x="1.657cm" svg:y="0.643cm" presentation:class="title" presentation:user-transformed="true">
          <draw:text-box>
            <text:p text:style-name="P4">Przykład <text:span text:style-name="T22">static w </text:span>Javie</text:p>
          </draw:text-box>
        </draw:frame>
        <draw:frame presentation:style-name="pr35" draw:text-style-name="P20" draw:layer="layout" svg:width="22cm" svg:height="13.417cm" svg:x="3.516cm" svg:y="6.087cm" presentation:class="outline" presentation:user-transformed="true">
          <draw:text-box>
            <text:p text:id="id101" text:style-name="P17"><text:span text:style-name="T23">class Lampka{</text:span></text:p>
            <text:p text:id="id102" text:style-name="P17"><text:span text:style-name="T23"><text:s text:c="3"/></text:span><text:span text:style-name="T23">boolean _zakręcona;</text:span></text:p>
            <text:p text:id="id103" text:style-name="P17"><text:span text:style-name="T23"><text:s text:c="3"/></text:span><text:span text:style-name="T26">static</text:span><text:span text:style-name="T23"> int _licznikOdkręconych;</text:span></text:p>
            <text:p text:id="id104" text:style-name="P17"><text:span text:style-name="T23"><text:s text:c="3"/></text:span><text:span text:style-name="T23">void zakręć(){</text:span></text:p>
            <text:p text:id="id105" text:style-name="P17"><text:span text:style-name="T23"><text:s text:c="6"/></text:span><text:span text:style-name="T23">_licznikOdkręconych --;</text:span></text:p>
            <text:p text:id="id106" text:style-name="P17"><text:span text:style-name="T23"><text:s text:c="6"/></text:span><text:span text:style-name="T23">_zakręcona = true;</text:span></text:p>
            <text:p text:id="id107" text:style-name="P17"><text:span text:style-name="T23"><text:s text:c="3"/></text:span><text:span text:style-name="T23">}</text:span></text:p>
            <text:p text:id="id108" text:style-name="P17"><text:span text:style-name="T23"><text:s text:c="3"/></text:span><text:span text:style-name="T23">void odkręć(){</text:span></text:p>
            <text:p text:id="id109" text:style-name="P17"><text:span text:style-name="T23"><text:s text:c="6"/></text:span><text:span text:style-name="T23">_licznikOdkręconych ++;</text:span></text:p>
            <text:p text:id="id110" text:style-name="P17"><text:span text:style-name="T23"><text:s text:c="6"/></text:span><text:span text:style-name="T23">_zakręcona = false;</text:span></text:p>
            <text:p text:id="id111" text:style-name="P17"><text:span text:style-name="T23"><text:s text:c="3"/></text:span><text:span text:style-name="T23">}</text:span></text:p>
            <text:p text:id="id112" text:style-name="P22"><text:span text:style-name="T23">}</text:span></text:p>
          </draw:text-box>
        </draw:frame>
        <draw:frame draw:style-name="gr8" draw:text-style-name="P4" draw:layer="layout" svg:width="1.196cm" svg:height="6.943cm" svg:x="0cm" svg:y="14.07cm">
          <draw:text-box>
            <text:p text:style-name="P4">A</text:p>
            <text:p text:style-name="P4">T</text:p>
            <text:p text:style-name="P4">R</text:p>
            <text:p text:style-name="P4">Y</text:p>
            <text:p text:style-name="P4">B</text:p>
            <text:p text:style-name="P4">U</text:p>
            <text:p text:style-name="P4">T</text:p>
            <text:p text:style-name="P4">Y</text:p>
            <text:p text:style-name="P4"/>
            <text:p text:style-name="P4">-</text:p>
            <text:p text:style-name="P4"/>
            <text:p text:style-name="P4">M</text:p>
            <text:p text:style-name="P4">E</text:p>
            <text:p text:style-name="P4">T</text:p>
            <text:p text:style-name="P4">O</text:p>
            <text:p text:style-name="P4">D</text:p>
            <text:p text:style-name="P4">Y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01" anim:sub-item="text" smil:attributeName="visibility" smil:to="visible"/>
                  <anim:transitionFilter smil:dur="1s" smil:targetElement="id101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102" anim:sub-item="text" smil:attributeName="visibility" smil:to="visible"/>
                  <anim:transitionFilter smil:dur="1s" smil:targetElement="id102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103" anim:sub-item="text" smil:attributeName="visibility" smil:to="visible"/>
                  <anim:transitionFilter smil:dur="1s" smil:targetElement="id103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04" anim:sub-item="text" smil:attributeName="visibility" smil:to="visible"/>
                  <anim:transitionFilter smil:dur="1s" smil:targetElement="id104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105" anim:sub-item="text" smil:attributeName="visibility" smil:to="visible"/>
                  <anim:transitionFilter smil:dur="1s" smil:targetElement="id105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106" anim:sub-item="text" smil:attributeName="visibility" smil:to="visible"/>
                  <anim:transitionFilter smil:dur="1s" smil:targetElement="id106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107" anim:sub-item="text" smil:attributeName="visibility" smil:to="visible"/>
                  <anim:transitionFilter smil:dur="1s" smil:targetElement="id107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08" anim:sub-item="text" smil:attributeName="visibility" smil:to="visible"/>
                  <anim:transitionFilter smil:dur="1s" smil:targetElement="id108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109" anim:sub-item="text" smil:attributeName="visibility" smil:to="visible"/>
                  <anim:transitionFilter smil:dur="1s" smil:targetElement="id109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110" anim:sub-item="text" smil:attributeName="visibility" smil:to="visible"/>
                  <anim:transitionFilter smil:dur="1s" smil:targetElement="id110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111" anim:sub-item="text" smil:attributeName="visibility" smil:to="visible"/>
                  <anim:transitionFilter smil:dur="1s" smil:targetElement="id111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112" anim:sub-item="text" smil:attributeName="visibility" smil:to="visible"/>
                  <anim:transitionFilter smil:dur="1s" smil:targetElement="id112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7" draw:layer="layout" svg:width="13.705cm" svg:height="10.279cm" svg:x="3.641cm" svg:y="2.853cm" draw:page-number="30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Static Example in Java 3" draw:style-name="dp1" draw:master-page-name="Normal1" presentation:presentation-page-layout-name="AL2T1">
        <office:forms form:automatic-focus="false" form:apply-design-mode="false"/>
        <draw:frame presentation:style-name="pr8" draw:text-style-name="P4" draw:layer="layout" svg:width="26.779cm" svg:height="3.507cm" svg:x="1.221cm" svg:y="0.643cm" presentation:class="title" presentation:user-transformed="true">
          <draw:text-box>
            <text:p text:style-name="P4">Przykład <text:span text:style-name="T22">static w </text:span>Javie</text:p>
          </draw:text-box>
        </draw:frame>
        <draw:frame presentation:style-name="pr36" draw:text-style-name="P27" draw:layer="layout" svg:width="25.723cm" svg:height="7.956cm" svg:x="1.749cm" svg:y="7.948cm" presentation:class="outline" presentation:user-transformed="true">
          <draw:text-box>
            <text:p text:id="id113" text:style-name="P17"><text:span text:style-name="T23">class Lampka{</text:span></text:p>
            <text:p text:id="id114" text:style-name="P17"><text:span text:style-name="T23"><text:s text:c="3"/></text:span><text:span text:style-name="T26">static</text:span><text:span text:style-name="T23"> int _licznikOdkręconych;</text:span></text:p>
            <text:p text:id="id115" text:style-name="P17"><text:span text:style-name="T23"><text:s text:c="3"/></text:span><text:span text:style-name="T23">...</text:span></text:p>
            <text:p text:id="id116" text:style-name="P17"><text:span text:style-name="T23"><text:s text:c="3"/></text:span><text:span text:style-name="T26">static</text:span><text:span text:style-name="T23"> boolean świeciSię(){</text:span></text:p>
            <text:p text:id="id117" text:style-name="P17"><text:span text:style-name="T23"><text:s text:c="6"/></text:span><text:span text:style-name="T23">return _licznikOdkręconych == 0;</text:span></text:p>
            <text:p text:id="id118" text:style-name="P17"><text:span text:style-name="T23"><text:s text:c="3"/></text:span><text:span text:style-name="T23">}</text:span></text:p>
            <text:p text:id="id119" text:style-name="P22"><text:span text:style-name="T23">}</text:span></text:p>
          </draw:text-box>
        </draw:frame>
        <draw:frame draw:style-name="gr8" draw:text-style-name="P4" draw:layer="layout" svg:width="1.196cm" svg:height="6.943cm" svg:x="0cm" svg:y="14.07cm">
          <draw:text-box>
            <text:p text:style-name="P4">A</text:p>
            <text:p text:style-name="P4">T</text:p>
            <text:p text:style-name="P4">R</text:p>
            <text:p text:style-name="P4">Y</text:p>
            <text:p text:style-name="P4">B</text:p>
            <text:p text:style-name="P4">U</text:p>
            <text:p text:style-name="P4">T</text:p>
            <text:p text:style-name="P4">Y</text:p>
            <text:p text:style-name="P4"/>
            <text:p text:style-name="P4">-</text:p>
            <text:p text:style-name="P4"/>
            <text:p text:style-name="P4">M</text:p>
            <text:p text:style-name="P4">E</text:p>
            <text:p text:style-name="P4">T</text:p>
            <text:p text:style-name="P4">O</text:p>
            <text:p text:style-name="P4">D</text:p>
            <text:p text:style-name="P4">Y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13" anim:sub-item="text" smil:attributeName="visibility" smil:to="visible"/>
                  <anim:transitionFilter smil:dur="1s" smil:targetElement="id113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114" anim:sub-item="text" smil:attributeName="visibility" smil:to="visible"/>
                  <anim:transitionFilter smil:dur="1s" smil:targetElement="id114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115" anim:sub-item="text" smil:attributeName="visibility" smil:to="visible"/>
                  <anim:transitionFilter smil:dur="1s" smil:targetElement="id115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116" anim:sub-item="text" smil:attributeName="visibility" smil:to="visible"/>
                  <anim:transitionFilter smil:dur="1s" smil:targetElement="id116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117" anim:sub-item="text" smil:attributeName="visibility" smil:to="visible"/>
                  <anim:transitionFilter smil:dur="1s" smil:targetElement="id117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118" anim:sub-item="text" smil:attributeName="visibility" smil:to="visible"/>
                  <anim:transitionFilter smil:dur="1s" smil:targetElement="id118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119" anim:sub-item="text" smil:attributeName="visibility" smil:to="visible"/>
                  <anim:transitionFilter smil:dur="1s" smil:targetElement="id119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7" draw:layer="layout" svg:width="13.705cm" svg:height="10.279cm" svg:x="3.641cm" svg:y="2.853cm" draw:page-number="31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SEC:Conclusions" draw:style-name="dp1" draw:master-page-name="Section" presentation:presentation-page-layout-name="AL3T19">
        <office:forms form:automatic-focus="false" form:apply-design-mode="false"/>
        <draw:frame presentation:style-name="pr12" draw:text-style-name="P4" draw:layer="layout" svg:width="14.7cm" svg:height="3.503cm" svg:x="3.8cm" svg:y="8.416cm" presentation:class="title" presentation:user-transformed="true">
          <draw:text-box>
            <text:p text:style-name="P4">Podsumowanie</text:p>
          </draw:text-box>
        </draw:frame>
        <presentation:notes draw:style-name="dp2">
          <draw:page-thumbnail draw:style-name="gr7" draw:layer="layout" svg:width="12.7cm" svg:height="9.525cm" svg:x="4.175cm" svg:y="3.005cm" draw:page-number="32" presentation:class="page"/>
          <draw:frame presentation:style-name="pr37" draw:text-style-name="P4" draw:layer="layout" svg:width="16.078cm" svg:height="11.431cm" svg:x="2.773cm" svg:y="13.065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Normal1" presentation:presentation-page-layout-name="AL2T1">
        <draw:frame presentation:style-name="pr8" draw:text-style-name="P4" draw:layer="layout" svg:width="26.781cm" svg:height="3.507cm" svg:x="1.218cm" svg:y="0.643cm" presentation:class="title" presentation:user-transformed="true">
          <draw:text-box>
            <text:p text:style-name="P4">Podsumowanie</text:p>
          </draw:text-box>
        </draw:frame>
        <draw:frame draw:style-name="gr15" draw:text-style-name="P9" draw:layer="layout" svg:width="1.196cm" svg:height="7.043cm" svg:x="0cm" svg:y="13.956cm">
          <draw:text-box>
            <text:p text:style-name="P4"><text:span text:style-name="T7">P</text:span></text:p>
            <text:p text:style-name="P4"><text:span text:style-name="T7">O</text:span></text:p>
            <text:p text:style-name="P4"><text:span text:style-name="T7">D</text:span></text:p>
            <text:p text:style-name="P4"><text:span text:style-name="T7">S</text:span></text:p>
            <text:p text:style-name="P4"><text:span text:style-name="T7">U</text:span></text:p>
            <text:p text:style-name="P4"><text:span text:style-name="T7">M</text:span></text:p>
            <text:p text:style-name="P4"><text:span text:style-name="T7">O</text:span></text:p>
            <text:p text:style-name="P4"><text:span text:style-name="T7">W</text:span></text:p>
            <text:p text:style-name="P4"><text:span text:style-name="T7">A</text:span></text:p>
            <text:p text:style-name="P4"><text:span text:style-name="T7">N</text:span></text:p>
            <text:p text:style-name="P4"><text:span text:style-name="T7">I</text:span></text:p>
            <text:p text:style-name="P4"><text:span text:style-name="T7">E</text:span></text:p>
          </draw:text-box>
        </draw:frame>
        <draw:frame presentation:style-name="pr38" draw:text-style-name="P5" draw:layer="layout" svg:width="9.823cm" svg:height="10.44cm" svg:x="9.698cm" svg:y="7.138cm" presentation:class="outline" presentation:user-transformed="true">
          <draw:text-box>
            <text:list text:style-name="L2">
              <text:list-item>
                <text:p text:style-name="P4">Reguła 1</text:p>
                <text:list>
                  <text:list-item>
                    <text:p text:style-name="P4">Używaj interfejsy</text:p>
                  </text:list-item>
                </text:list>
              </text:list-item>
              <text:list-item>
                <text:p text:style-name="P4">Reguła 2</text:p>
                <text:list>
                  <text:list-item>
                    <text:p text:style-name="P4">Używaj interfejsy</text:p>
                  </text:list-item>
                </text:list>
              </text:list-item>
              <text:list-item>
                <text:p text:style-name="P4">Reguła 3</text:p>
                <text:list>
                  <text:list-item>
                    <text:p text:style-name="P4">Używaj interfejs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7" draw:layer="layout" svg:width="13.705cm" svg:height="10.279cm" svg:x="3.641cm" svg:y="2.853cm" draw:page-number="33" presentation:class="page"/>
          <draw:frame presentation:style-name="pr15" draw:text-style-name="P10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ConclusionExample" draw:style-name="dp1" draw:master-page-name="Normal1" presentation:presentation-page-layout-name="AL2T1">
        <draw:frame presentation:style-name="pr8" draw:text-style-name="P4" draw:layer="layout" svg:width="25.477cm" svg:height="3.507cm" svg:x="1.89cm" svg:y="0.643cm" presentation:class="title" presentation:user-transformed="true">
          <draw:text-box>
            <text:p text:style-name="P4">Przykład</text:p>
          </draw:text-box>
        </draw:frame>
        <draw:frame presentation:style-name="pr39" draw:text-style-name="P30" draw:layer="layout" svg:width="19.92cm" svg:height="16.255cm" svg:x="6.122cm" svg:y="4.832cm" presentation:class="outline" presentation:user-transformed="true">
          <draw:text-box>
            <text:p text:style-name="P28"><text:span text:style-name="T27">package pl.poznan.ae.compProg;</text:span></text:p>
            <text:p text:style-name="P29"><text:span text:style-name="T27">import java.util.*;</text:span></text:p>
            <text:p text:style-name="P29"><text:span text:style-name="T27"/></text:p>
            <text:p text:style-name="P29"><text:span text:style-name="T28">public class Sorter {</text:span></text:p>
            <text:p text:style-name="P29"><text:span text:style-name="T29"><text:s text:c="2"/></text:span><text:span text:style-name="T27">private</text:span><text:span text:style-name="T29"> List </text:span><text:span text:style-name="T28">_words;</text:span></text:p>
            <text:p text:style-name="P29"><text:span text:style-name="T29"/></text:p>
            <text:p text:style-name="P29"><text:span text:style-name="T29"><text:s text:c="2"/></text:span><text:span text:style-name="T27">public</text:span><text:span text:style-name="T28"> void sort(</text:span><text:span text:style-name="T29">String[]</text:span><text:span text:style-name="T28"> words){</text:span></text:p>
            <text:p text:style-name="P29"><text:span text:style-name="T29"><text:s text:c="4"/></text:span><text:span text:style-name="T28">_words =</text:span><text:span text:style-name="T29"> Arrays.asList(words)</text:span><text:span text:style-name="T28">;</text:span></text:p>
            <text:p text:style-name="P29"><text:span text:style-name="T29"><text:s text:c="4"/></text:span><text:span text:style-name="T29">Collections.sort(_words)</text:span><text:span text:style-name="T28">;</text:span></text:p>
            <text:p text:style-name="P29"><text:span text:style-name="T29"><text:s text:c="2"/></text:span><text:span text:style-name="T29">}</text:span></text:p>
            <text:p text:style-name="P29"><text:span text:style-name="T29"><text:s text:c="2"/></text:span><text:span text:style-name="T27">public</text:span><text:span text:style-name="T29"> String</text:span><text:span text:style-name="T28"> getSortedWords(){</text:span></text:p>
            <text:p text:style-name="P29"><text:span text:style-name="T29"><text:s text:c="4"/></text:span><text:span text:style-name="T29">String </text:span><text:span text:style-name="T28">sortedString = "";</text:span></text:p>
            <text:p text:style-name="P29"><text:span text:style-name="T29"><text:s text:c="4"/></text:span><text:span text:style-name="T28">for (int i = 0</text:span><text:span text:style-name="T29">; </text:span><text:span text:style-name="T28">i&lt;</text:span><text:span text:style-name="T29"> _words.size(); </text:span><text:span text:style-name="T28">i++){</text:span></text:p>
            <text:p text:style-name="P29"><text:span text:style-name="T29"><text:s text:c="6"/></text:span><text:span text:style-name="T28">sortedString +=</text:span><text:span text:style-name="T29"> _words.get(i)</text:span><text:span text:style-name="T28">;</text:span></text:p>
            <text:p text:style-name="P29"><text:span text:style-name="T29"><text:s text:c="4"/></text:span><text:span text:style-name="T28">}</text:span></text:p>
            <text:p text:style-name="P29"><text:span text:style-name="T29"><text:s text:c="4"/></text:span><text:span text:style-name="T28">return sortedString;</text:span></text:p>
            <text:p text:style-name="P29"><text:span text:style-name="T28"><text:s text:c="2"/></text:span><text:span text:style-name="T28">}</text:span></text:p>
            <text:p text:style-name="P29"><text:span text:style-name="T29"><text:s/></text:span><text:span text:style-name="T27">public</text:span><text:span text:style-name="T28"> static void main(</text:span><text:span text:style-name="T29">String[] args</text:span><text:span text:style-name="T28">){</text:span></text:p>
            <text:p text:style-name="P29"><text:span text:style-name="T28"><text:s text:c="4"/></text:span><text:span text:style-name="T28">Sorter sorter = new Sorter();</text:span></text:p>
            <text:p text:style-name="P29"><text:span text:style-name="T28"><text:s text:c="4"/></text:span><text:span text:style-name="T28">sorter.sort(args);</text:span></text:p>
            <text:p text:style-name="P29"><text:span text:style-name="T28"><text:s text:c="4"/></text:span><text:span text:style-name="T27">System</text:span><text:span text:style-name="T28">.out.println(sorter.getSortedWords());</text:span></text:p>
            <text:p text:style-name="P29"><text:span text:style-name="T28"><text:s/></text:span><text:span text:style-name="T28">}</text:span></text:p>
            <text:p text:style-name="P29"><text:span text:style-name="T28">}</text:span></text:p>
          </draw:text-box>
        </draw:frame>
        <draw:frame draw:style-name="gr16" draw:text-style-name="P4" draw:layer="layout" svg:width="12.742cm" svg:height="0.954cm" svg:x="14.304cm" svg:y="11.912cm">
          <draw:text-box>
            <text:p/>
          </draw:text-box>
        </draw:frame>
        <draw:frame draw:style-name="gr15" draw:text-style-name="P4" draw:layer="layout" svg:width="1.196cm" svg:height="7.043cm" svg:x="0cm" svg:y="14.07cm">
          <draw:text-box>
            <text:p text:style-name="P4">P</text:p>
            <text:p text:style-name="P4">O</text:p>
            <text:p text:style-name="P4">D</text:p>
            <text:p text:style-name="P4">S</text:p>
            <text:p text:style-name="P4">U</text:p>
            <text:p text:style-name="P4">M</text:p>
            <text:p text:style-name="P4">O</text:p>
            <text:p text:style-name="P4">W</text:p>
            <text:p text:style-name="P4">A</text:p>
            <text:p text:style-name="P4">N</text:p>
            <text:p text:style-name="P4">I</text:p>
            <text:p text:style-name="P4">E</text:p>
          </draw:text-box>
        </draw:frame>
        <presentation:notes draw:style-name="dp2">
          <draw:page-thumbnail draw:style-name="gr7" draw:layer="layout" svg:width="13.705cm" svg:height="10.279cm" svg:x="3.641cm" svg:y="2.853cm" draw:page-number="34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LastSlide" draw:style-name="dp1" draw:master-page-name="Section" presentation:presentation-page-layout-name="AL3T19">
        <draw:frame presentation:style-name="pr12" draw:text-style-name="P4" draw:layer="layout" svg:width="20.439cm" svg:height="3.503cm" svg:x="4.1cm" svg:y="8.416cm" presentation:class="title" presentation:user-transformed="true">
          <draw:text-box>
            <text:p text:style-name="P4">Do zobaczenia<text:line-break/>za tydzień</text:p>
          </draw:text-box>
        </draw:frame>
        <draw:frame presentation:style-name="pr40" draw:text-style-name="P4" draw:layer="layout" svg:width="21.832cm" svg:height="3.728cm" svg:x="4.103cm" svg:y="14.307cm" presentation:class="title" presentation:user-transformed="true">
          <draw:text-box>
            <text:p text:style-name="P24">Programowanie obiektowe III<text:span text:style-name="T30"><text:line-break/></text:span><text:span text:style-name="T30"><text:line-break/></text:span><text:span text:style-name="T30">Zemsta</text:span></text:p>
          </draw:text-box>
        </draw:frame>
        <presentation:notes draw:style-name="dp2">
          <draw:page-thumbnail draw:layer="layout" svg:width="12.7cm" svg:height="9.525cm" svg:x="4.175cm" svg:y="3.005cm" draw:page-number="35"/>
          <draw:frame presentation:style-name="pr7" draw:text-style-name="P7" draw:layer="layout" svg:width="16.078cm" svg:height="11.431cm" svg:x="2.773cm" svg:y="13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Blue" draw:style="linear" draw:start-color="#ccccff" draw:end-color="#9999ff" draw:start-intensity="100%" draw:end-intensity="100%" draw:angle="450" draw:border="45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11" draw:display-name="Gradient 11" draw:style="linear" draw:start-color="#dc2300" draw:end-color="#ff6633" draw:start-intensity="100%" draw:end-intensity="100%" draw:angle="450" draw:border="5%"/>
    <draw:gradient draw:name="Gradient_20_7" draw:display-name="Gradient 7" draw:style="linear" draw:start-color="#ffcc99" draw:end-color="#ff6633" draw:start-intensity="100%" draw:end-intensity="100%" draw:angle="450" draw:border="5%"/>
    <draw:gradient draw:name="Gradient_20_9" draw:display-name="Gradient 9" draw:style="linear" draw:start-color="#ffffff" draw:end-color="#000080" draw:start-intensity="90%" draw:end-intensity="100%" draw:angle="600" draw:border="0%"/>
    <draw:gradient draw:name="Linear_20_blue_2f_white" draw:display-name="Linear blue/white" draw:style="linear" draw:start-color="#000080" draw:end-color="#ffffff" draw:start-intensity="100%" draw:end-intensity="100%" draw:angle="45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400000004077CDC8F9.png" xlink:type="simple" xlink:show="embed" xlink:actuate="onLoad"/>
    <draw:fill-image draw:name="Bitmape_20_2" draw:display-name="Bitmape 2" xlink:href="Pictures/10000000000000590000004729658D85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Dash_20_2" draw:display-name="Dash 2" draw:style="rect" draw:dots1="1" draw:dots1-length="0.02cm" draw:dots2="1" draw:dots2-length="0.02cm" draw:distance="0.02cm"/>
    <draw:stroke-dash draw:name="Dashed_20__28_var_29_" draw:display-name="Dashed (var)" draw:style="rect" draw:dots1="1" draw:dots1-length="197%" draw:distance="12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horndale" style:font-family-generic="roman" style:font-pitch="variable" fo:font-size="24pt" fo:language="pl" fo:country="PL" style:font-family-asian="'HG Mincho Light J'" style:font-pitch-asian="variable" style:font-size-asian="24pt" style:language-asian="en" style:country-asian="US" style:font-family-complex="'Arial Unicode MS'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gradient" draw:fill-color="#00b8ff" draw:fill-gradient-name="Gradient_20_9" draw:fill-hatch-name="Hatch_20_1" draw:fill-image-name="Bitmape_20_1" draw:opacity="100%" draw:fill-image-width="0cm" draw:fill-image-height="0cm" draw:textarea-vertical-align="middle" draw:shadow="hidden" draw:shadow-offset-x="0.05cm" draw:shadow-offset-y="0.05cm" draw:shadow-color="#808080" draw:shadow-opacity="100%">
        <text:list-style style:name="standar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color="#ffffff" style:text-outline="false" style:text-line-through-style="none" fo:font-family="Arial" style:font-style-name="Bold" style:font-family-generic="swiss" style:font-pitch="variable" fo:font-size="10pt" fo:font-style="normal" fo:text-shadow="none" style:text-underline-style="none" fo:font-weight="bold" style:font-family-asian="'HG Mincho Light J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stroke="none" svg:stroke-width="0.2cm" svg:stroke-color="#ff3333" draw:marker-start-width="0.6cm" draw:marker-end-width="0.6cm" draw:fill="gradient" draw:fill-gradient-name="Gradient_20_1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 fo:text-align="start"/>
      <style:text-properties fo:color="#ffffff" fo:font-size="40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PageNumber" style:family="graphic" style:parent-style-name="standard">
      <style:graphic-properties draw:stroke="none" draw:fill="none" draw:fill-image-width="0cm" draw:fill-image-height="0cm"/>
      <style:paragraph-properties>
        <style:tab-stops/>
      </style:paragraph-properties>
      <style:text-properties fo:color="#000080"/>
    </style:style>
    <style:style style:name="AuthorCopyright" style:family="graphic" style:parent-style-name="standard">
      <style:graphic-properties draw:stroke="none" draw:fill="none" draw:fill-image-width="0cm" draw:fill-image-height="0cm"/>
      <style:paragraph-properties fo:text-align="start"/>
      <style:text-properties fo:color="#000080"/>
    </style:style>
    <style:style style:name="Footer_5f_Bullet" style:display-name="Footer_Bullet" style:family="graphic" style:parent-style-name="Footer_5f_Title">
      <style:text-properties fo:color="#b3b3b3"/>
    </style:style>
    <style:style style:name="Footer_5f_Title" style:display-name="Footer_Title" style:family="graphic" style:parent-style-name="BlackArial_5f_22">
      <style:text-properties fo:color="#ffff99" fo:font-size="10pt" fo:font-weight="normal"/>
    </style:style>
    <style:style style:name="BlackArial_5f_22" style:display-name="BlackArial_22" style:family="graphic" style:parent-style-name="standard">
      <style:graphic-properties draw:stroke="none" draw:fill="none"/>
      <style:paragraph-properties fo:text-align="center"/>
      <style:text-properties fo:font-family="Arial" style:font-style-name="Bold" style:font-family-generic="swiss" style:font-pitch="variable" fo:font-size="22pt" fo:font-weight="bold"/>
    </style:style>
    <style:style style:name="AuthorAndAffiliation" style:family="graphic" style:parent-style-name="standard">
      <style:graphic-properties draw:stroke="none" draw:fill="none" draw:fill-image-name="Bitmape_20_2" draw:fill-image-width="0cm" draw:fill-image-height="0cm"/>
      <style:paragraph-properties fo:text-align="center"/>
      <style:text-properties fo:color="#ffffff" fo:font-size="26pt"/>
    </style:style>
    <style:style style:name="SideText" style:family="graphic" style:parent-style-name="standard"/>
    <style:style style:name="TransparentRed" style:family="graphic" style:parent-style-name="standard">
      <style:graphic-properties draw:stroke="none" draw:fill-gradient-name="Gradient_20_11" draw:opacity="50%" draw:shadow-opacity="50%"/>
    </style:style>
    <style:style style:name="TransparentBlue" style:family="graphic" style:parent-style-name="standard">
      <style:graphic-properties draw:stroke="none" draw:opacity="50%" draw:shadow-opacity="50%"/>
    </style:style>
    <style:style style:name="Braket" style:family="graphic" style:parent-style-name="objectwithoutfill">
      <style:graphic-properties draw:stroke="solid" svg:stroke-width="0.1cm" svg:stroke-color="#000080" draw:marker-start-width="0.45cm" draw:marker-end-width="0.45cm"/>
    </style:style>
    <style:style style:name="Normal1-background" style:family="presentation">
      <style:graphic-properties draw:stroke="none" draw:fill="none"/>
    </style:style>
    <style:style style:name="Normal1-backgroundobjects" style:family="presentation">
      <style:graphic-properties draw:shadow="hidden" draw:shadow-offset-x="0.3cm" draw:shadow-offset-y="0.3cm" draw:shadow-color="#808080"/>
      <style:text-properties fo:color="#ffffff" fo:font-family="Arial" style:font-style-name="Bold" style:font-family-generic="swiss" style:font-pitch="variable" fo:font-size="10pt" fo:font-weight="bold"/>
    </style:style>
    <style:style style:name="Normal1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Normal1-outline1" style:family="presentation">
      <style:graphic-properties draw:stroke="none" draw:fill="none">
        <text:list-style style:name="Normal1-outline1">
          <text:list-level-style-image text:level="1" xlink:href="Pictures/100000000000001C00000020D876C24E.gif" xlink:type="simple" xlink:show="embed" xlink:actuate="onLoad">
            <style:list-level-properties text:space-before="0.3cm" text:min-label-width="0.9cm" fo:text-align="center" style:vertical-pos="middle" style:vertical-rel="line" fo:width="0.46cm" fo:height="0.526cm"/>
          </text:list-level-style-image>
          <text:list-level-style-image text:level="2" xlink:href="Pictures/100000000000001C0000002085A7BC4A.gif" xlink:type="simple" xlink:show="embed" xlink:actuate="onLoad">
            <style:list-level-properties text:space-before="1.6cm" text:min-label-width="0.8cm" fo:text-align="center" style:vertical-pos="middle" style:vertical-rel="line" fo:width="0.49cm" fo:height="0.446cm"/>
          </text:list-level-style-image>
          <text:list-level-style-image text:level="3" xlink:href="Pictures/100000000000001C00000020E01DA237.gif" xlink:type="simple" xlink:show="embed" xlink:actuate="onLoad">
            <style:list-level-properties text:space-before="3cm" text:min-label-width="0.6cm" fo:text-align="center" style:vertical-pos="middle" style:vertical-rel="line" fo:width="0.39cm" fo:height="0.446cm"/>
          </text:list-level-style-image>
          <text:list-level-style-image text:level="4" xlink:href="Pictures/100000000000001C00000020BFFBFC48.gif" xlink:type="simple" xlink:show="embed" xlink:actuate="onLoad">
            <style:list-level-properties text:space-before="4.2cm" text:min-label-width="0.6cm" style:vertical-pos="middle" style:vertical-rel="line" fo:width="0.39cm" fo:height="0.446cm"/>
          </text:list-level-style-image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align="start" fo:text-indent="0cm"/>
      <style:text-properties fo:color="#000080" style:text-outline="false" style:text-line-through-style="none" fo:font-family="Arial" style:font-style-name="Regular" style:font-family-generic="swiss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Normal1-outline2" style:family="presentation" style:parent-style-name="Normal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Normal1-outline3" style:family="presentation" style:parent-style-name="Normal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Normal1-outline4" style:family="presentation" style:parent-style-name="Normal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Normal1-outline5" style:family="presentation" style:parent-style-name="Normal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Normal1-outline6" style:family="presentation" style:parent-style-name="Normal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Normal1-outline7" style:family="presentation" style:parent-style-name="Normal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Normal1-outline8" style:family="presentation" style:parent-style-name="Normal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Normal1-outline9" style:family="presentation" style:parent-style-name="Normal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Normal1-subtitle" style:family="presentation">
      <style:graphic-properties draw:stroke="none" draw:fill="none" draw:textarea-vertical-align="middle">
        <text:list-style style:name="Normal1-sub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Normal1-title" style:family="presentation">
      <style:graphic-properties draw:stroke="none" draw:fill="none" draw:textarea-vertical-align="middle">
        <text:list-style style:name="Normal1-title">
          <text:list-level-style-bullet text:level="1" text:bullet-char="">
            <style:list-level-properties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style-name="Regular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font-relief="none"/>
    </style:style>
    <style:style style:name="WP-background" style:family="presentation">
      <style:graphic-properties draw:stroke="none" draw:stroke-dash="Dash_20_1" svg:stroke-width="0cm" svg:stroke-color="#000000" svg:stroke-opacity="100%" draw:stroke-linejoin="round" draw:fill="solid" draw:fill-color="#ffffff" draw:fill-gradient-name="Gradient_20_1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WP-backgroundobjects" style:family="presentation">
      <style:graphic-properties draw:shadow="hidden" draw:shadow-offset-x="0.3cm" draw:shadow-offset-y="0.3cm" draw:shadow-color="#808080"/>
    </style:style>
    <style:style style:name="WP-notes" style:family="presentation">
      <style:graphic-properties draw:stroke="none" draw:fill="none">
        <text:list-style style:name="WP-notes">
          <text:list-level-style-bullet text:level="1" text:bullet-char="•">
            <style:list-level-properties text:min-label-width="0.454cm"/>
            <style:text-properties fo:font-family="Times" style:font-family-generic="roman" fo:color="#000000" fo:font-size="100%"/>
          </text:list-level-style-bullet>
          <text:list-level-style-bullet text:level="2" text:bullet-char="•">
            <style:list-level-properties text:space-before="1.27cm" text:min-label-width="0.326cm"/>
            <style:text-properties fo:font-family="Times" style:font-family-generic="roman" fo:color="#000000" fo:font-size="100%"/>
          </text:list-level-style-bullet>
          <text:list-level-style-bullet text:level="3" text:bullet-char="•">
            <style:list-level-properties text:space-before="2.54cm" text:min-label-width="0.335cm"/>
            <style:text-properties fo:font-family="Times" style:font-family-generic="roman" fo:color="#000000" fo:font-size="100%"/>
          </text:list-level-style-bullet>
          <text:list-level-style-bullet text:level="4" text:bullet-char="•">
            <style:list-level-properties text:space-before="3.81cm" text:min-label-width="0.295cm"/>
            <style:text-properties fo:font-family="Times" style:font-family-generic="roman" fo:color="#000000" fo:font-size="100%"/>
          </text:list-level-style-bullet>
          <text:list-level-style-bullet text:level="5" text:bullet-char="•">
            <style:list-level-properties text:space-before="5.08cm" text:min-label-width="0.304cm"/>
            <style:text-properties fo:font-family="Times" style:font-family-generic="roman" fo:color="#000000" fo:font-size="100%"/>
          </text:list-level-style-bullet>
          <text:list-level-style-bullet text:level="6" text:bullet-char="•">
            <style:list-level-properties text:space-before="5.08cm" text:min-label-width="0.304cm"/>
            <style:text-properties fo:font-family="Times" style:font-family-generic="roman" fo:color="#000064" fo:font-size="100%"/>
          </text:list-level-style-bullet>
          <text:list-level-style-bullet text:level="7" text:bullet-char="•">
            <style:list-level-properties text:space-before="5.08cm" text:min-label-width="0.304cm"/>
            <style:text-properties fo:font-family="Times" style:font-family-generic="roman" fo:color="#000064" fo:font-size="100%"/>
          </text:list-level-style-bullet>
          <text:list-level-style-bullet text:level="8" text:bullet-char="•">
            <style:list-level-properties text:space-before="5.08cm" text:min-label-width="0.304cm"/>
            <style:text-properties fo:font-family="Times" style:font-family-generic="roman" fo:color="#000064" fo:font-size="100%"/>
          </text:list-level-style-bullet>
          <text:list-level-style-bullet text:level="9" text:bullet-char="•">
            <style:list-level-properties text:space-before="5.08cm" text:min-label-width="0.304cm"/>
            <style:text-properties fo:font-family="Times" style:font-family-generic="roman" fo:color="#000064" fo:font-size="100%"/>
          </text:list-level-style-bullet>
          <text:list-level-style-bullet text:level="10" text:bullet-char="•">
            <style:list-level-properties text:space-before="5.08cm" text:min-label-width="0.304cm"/>
            <style:text-properties fo:font-family="Times" style:font-family-generic="roman" fo:color="#000064" fo:font-size="100%"/>
          </text:list-level-style-bullet>
        </text:list-style>
      </style:graphic-properties>
      <style:paragraph-properties fo:margin-left="0cm" fo:margin-right="0cm" fo:margin-top="0.149cm" fo:margin-bottom="0cm" fo:line-height="100%" fo:text-align="start" fo:text-indent="0cm">
        <style:tab-stops>
          <style:tab-stop style:position="2.085cm"/>
          <style:tab-stop style:position="4.625cm"/>
          <style:tab-stop style:position="7.165cm"/>
          <style:tab-stop style:position="9.705cm"/>
          <style:tab-stop style:position="12.245cm"/>
          <style:tab-stop style:position="14.785cm"/>
          <style:tab-stop style:position="17.325cm"/>
          <style:tab-stop style:position="19.865cm"/>
          <style:tab-stop style:position="22.405cm"/>
          <style:tab-stop style:position="24.945cm"/>
          <style:tab-stop style:position="27.485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/>
    </style:style>
    <style:style style:name="WP-outline1" style:family="presentation">
      <style:graphic-properties draw:stroke="none" draw:fill="none" draw:fill-color="#000000">
        <text:list-style style:name="WP-outline1">
          <text:list-level-style-bullet text:level="1" text:bullet-char="•">
            <style:list-level-properties/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5" text:bullet-char="›">
            <style:list-level-properties text:space-before="5.08cm" text:min-label-width="0.635cm"/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StarSymbol" fo:color="#000064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StarSymbol" fo:color="#000064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StarSymbol" fo:color="#000064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StarSymbol" fo:color="#000064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54cm" fo:margin-bottom="0cm" fo:line-height="90%" fo:text-align="start" fo:text-indent="0cm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fo:font-family="'Helvetica 55 Roman'" style:font-family-generic="swiss" style:font-pitch="variable" fo:font-size="26pt" fo:font-style="normal" fo:text-shadow="none" style:text-underline-style="none" fo:font-weight="normal" style:font-size-asian="24pt"/>
    </style:style>
    <style:style style:name="WP-outline2" style:family="presentation" style:parent-style-name="WP-outline1">
      <style:graphic-properties draw:fill="none" draw:fill-color="#000000"/>
      <style:paragraph-properties fo:margin-left="0cm" fo:margin-right="0cm" fo:margin-top="0.383cm" fo:margin-bottom="0cm" fo:line-height="100%" fo:text-align="start" fo:text-indent="0cm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WP-outline3" style:family="presentation" style:parent-style-name="WP-outline2">
      <style:graphic-properties draw:fill="none" draw:fill-color="#000000"/>
      <style:paragraph-properties fo:margin-left="0cm" fo:margin-right="0cm" fo:margin-top="0.352cm" fo:margin-bottom="0cm" fo:line-height="100%" fo:text-align="start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WP-outline4" style:family="presentation" style:parent-style-name="WP-outline3">
      <style:graphic-properties draw:fill="none" draw:fill-color="#000000"/>
      <style:paragraph-properties fo:margin-left="0cm" fo:margin-right="0cm" fo:margin-top="0.149cm" fo:margin-bottom="0.251cm" fo:line-height="100%" fo:text-align="start" fo:text-indent="0cm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WP-outline5" style:family="presentation" style:parent-style-name="WP-outline4">
      <style:graphic-properties draw:fill="none" draw:fill-color="#000000"/>
      <style:paragraph-properties fo:margin-left="0cm" fo:margin-right="0cm" fo:margin-top="0.149cm" fo:margin-bottom="0.251cm" fo:line-height="100%" fo:text-align="start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WP-outline6" style:family="presentation" style:parent-style-name="WP-outline5">
      <style:graphic-properties draw:fill="none" draw:fill-color="#000000"/>
      <style:paragraph-properties fo:margin-left="0cm" fo:margin-right="0cm" fo:margin-top="0.149cm" fo:margin-bottom="0.251cm" fo:line-height="100%" fo:text-align="start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WP-outline7" style:family="presentation" style:parent-style-name="WP-outline6">
      <style:graphic-properties draw:fill="none" draw:fill-color="#000000"/>
      <style:paragraph-properties fo:margin-left="0cm" fo:margin-right="0cm" fo:margin-top="0.149cm" fo:margin-bottom="0.251cm" fo:line-height="100%" fo:text-align="start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WP-outline8" style:family="presentation" style:parent-style-name="WP-outline7">
      <style:graphic-properties draw:fill="none" draw:fill-color="#000000"/>
      <style:paragraph-properties fo:margin-left="0cm" fo:margin-right="0cm" fo:margin-top="0.149cm" fo:margin-bottom="0.251cm" fo:line-height="100%" fo:text-align="start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WP-outline9" style:family="presentation" style:parent-style-name="WP-outline8">
      <style:graphic-properties draw:fill="none" draw:fill-color="#000000"/>
      <style:paragraph-properties fo:margin-left="0cm" fo:margin-right="0cm" fo:margin-top="0.149cm" fo:margin-bottom="0.251cm" fo:line-height="100%" fo:text-align="start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WP-subtitle" style:family="presentation">
      <style:graphic-properties draw:stroke="none" draw:fill="none" draw:textarea-vertical-align="middle">
        <text:list-style style:name="WP-subtitle">
          <text:list-level-style-number text:level="1" style:num-format="">
            <style:list-level-properties/>
            <style:text-properties fo:color="#cc0000" fo:font-size="100%"/>
          </text:list-level-style-number>
          <text:list-level-style-number text:level="2" style:num-format="">
            <style:list-level-properties text:space-before="1.27cm"/>
            <style:text-properties fo:color="#cc0000" fo:font-size="100%"/>
          </text:list-level-style-number>
          <text:list-level-style-number text:level="3" style:num-format="">
            <style:list-level-properties text:space-before="2.54cm"/>
            <style:text-properties fo:color="#cc0000" fo:font-size="100%"/>
          </text:list-level-style-number>
          <text:list-level-style-number text:level="4" style:num-format="">
            <style:list-level-properties text:space-before="3.81cm"/>
            <style:text-properties fo:color="#cc0000" fo:font-size="100%"/>
          </text:list-level-style-number>
          <text:list-level-style-number text:level="5" style:num-format="">
            <style:list-level-properties text:space-before="5.08cm"/>
            <style:text-properties fo:color="#cc0000" fo:font-size="100%"/>
          </text:list-level-style-number>
          <text:list-level-style-number text:level="6" style:num-format="">
            <style:list-level-properties text:space-before="5.08cm"/>
            <style:text-properties fo:color="#000064" fo:font-size="100%"/>
          </text:list-level-style-number>
          <text:list-level-style-number text:level="7" style:num-format="">
            <style:list-level-properties text:space-before="5.08cm"/>
            <style:text-properties fo:color="#000064" fo:font-size="100%"/>
          </text:list-level-style-number>
          <text:list-level-style-number text:level="8" style:num-format="">
            <style:list-level-properties text:space-before="5.08cm"/>
            <style:text-properties fo:color="#000064" fo:font-size="100%"/>
          </text:list-level-style-number>
          <text:list-level-style-number text:level="9" style:num-format="">
            <style:list-level-properties text:space-before="5.08cm"/>
            <style:text-properties fo:color="#000064" fo:font-size="100%"/>
          </text:list-level-style-number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5%" fo:text-align="start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6pt" fo:font-style="normal" fo:text-shadow="none" style:text-underline-style="none" fo:font-weight="normal"/>
    </style:style>
    <style:style style:name="WP-title" style:family="presentation">
      <style:graphic-properties draw:stroke="none" draw:fill="none" draw:fill-color="#000000" draw:textarea-vertical-align="top">
        <text:list-style style:name="WP-title">
          <text:list-level-style-number text:level="1" style:num-format="">
            <style:list-level-properties/>
            <style:text-properties fo:color="#cc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5%" fo:text-align="start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Helvetica 55 Roman'" style:font-family-generic="swiss" style:font-pitch="variable" fo:font-size="40pt" fo:font-style="normal" fo:text-shadow="none" style:text-underline-style="none" fo:font-weight="bold" style:font-size-asian="24pt"/>
    </style:style>
    <style:style style:name="Section-background" style:family="presentation">
      <style:graphic-properties draw:stroke="none" draw:stroke-dash="Dash_20_1" svg:stroke-width="0cm" svg:stroke-color="#000000" svg:stroke-opacity="100%" draw:stroke-linejoin="round" draw:fill="solid" draw:fill-color="#ffffff" draw:fill-gradient-name="Gradient_20_1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Section-backgroundobjects" style:family="presentation">
      <style:graphic-properties draw:shadow="hidden" draw:shadow-offset-x="0.3cm" draw:shadow-offset-y="0.3cm" draw:shadow-color="#808080"/>
    </style:style>
    <style:style style:name="Section-notes" style:family="presentation">
      <style:graphic-properties draw:stroke="none" draw:fill="none">
        <text:list-style style:name="Section-notes">
          <text:list-level-style-bullet text:level="1" text:bullet-char="•">
            <style:list-level-properties text:min-label-width="0.454cm"/>
            <style:text-properties fo:font-family="Times" style:font-family-generic="roman" fo:color="#000000" fo:font-size="100%"/>
          </text:list-level-style-bullet>
          <text:list-level-style-bullet text:level="2" text:bullet-char="•">
            <style:list-level-properties text:space-before="1.27cm" text:min-label-width="0.326cm"/>
            <style:text-properties fo:font-family="Times" style:font-family-generic="roman" fo:color="#000000" fo:font-size="100%"/>
          </text:list-level-style-bullet>
          <text:list-level-style-bullet text:level="3" text:bullet-char="•">
            <style:list-level-properties text:space-before="2.54cm" text:min-label-width="0.335cm"/>
            <style:text-properties fo:font-family="Times" style:font-family-generic="roman" fo:color="#000000" fo:font-size="100%"/>
          </text:list-level-style-bullet>
          <text:list-level-style-bullet text:level="4" text:bullet-char="•">
            <style:list-level-properties text:space-before="3.81cm" text:min-label-width="0.295cm"/>
            <style:text-properties fo:font-family="Times" style:font-family-generic="roman" fo:color="#000000" fo:font-size="100%"/>
          </text:list-level-style-bullet>
          <text:list-level-style-bullet text:level="5" text:bullet-char="•">
            <style:list-level-properties text:space-before="5.08cm" text:min-label-width="0.304cm"/>
            <style:text-properties fo:font-family="Times" style:font-family-generic="roman" fo:color="#000000" fo:font-size="100%"/>
          </text:list-level-style-bullet>
          <text:list-level-style-bullet text:level="6" text:bullet-char="•">
            <style:list-level-properties text:space-before="5.08cm" text:min-label-width="0.304cm"/>
            <style:text-properties fo:font-family="Times" style:font-family-generic="roman" fo:color="#000064" fo:font-size="100%"/>
          </text:list-level-style-bullet>
          <text:list-level-style-bullet text:level="7" text:bullet-char="•">
            <style:list-level-properties text:space-before="5.08cm" text:min-label-width="0.304cm"/>
            <style:text-properties fo:font-family="Times" style:font-family-generic="roman" fo:color="#000064" fo:font-size="100%"/>
          </text:list-level-style-bullet>
          <text:list-level-style-bullet text:level="8" text:bullet-char="•">
            <style:list-level-properties text:space-before="5.08cm" text:min-label-width="0.304cm"/>
            <style:text-properties fo:font-family="Times" style:font-family-generic="roman" fo:color="#000064" fo:font-size="100%"/>
          </text:list-level-style-bullet>
          <text:list-level-style-bullet text:level="9" text:bullet-char="•">
            <style:list-level-properties text:space-before="5.08cm" text:min-label-width="0.304cm"/>
            <style:text-properties fo:font-family="Times" style:font-family-generic="roman" fo:color="#000064" fo:font-size="100%"/>
          </text:list-level-style-bullet>
          <text:list-level-style-bullet text:level="10" text:bullet-char="•">
            <style:list-level-properties text:space-before="5.08cm" text:min-label-width="0.304cm"/>
            <style:text-properties fo:font-family="Times" style:font-family-generic="roman" fo:color="#000064" fo:font-size="100%"/>
          </text:list-level-style-bullet>
        </text:list-style>
      </style:graphic-properties>
      <style:paragraph-properties fo:margin-left="0cm" fo:margin-right="0cm" fo:margin-top="0.149cm" fo:margin-bottom="0cm" fo:line-height="100%" fo:text-align="start" fo:text-indent="0cm">
        <style:tab-stops>
          <style:tab-stop style:position="2.085cm"/>
          <style:tab-stop style:position="4.625cm"/>
          <style:tab-stop style:position="7.165cm"/>
          <style:tab-stop style:position="9.705cm"/>
          <style:tab-stop style:position="12.245cm"/>
          <style:tab-stop style:position="14.785cm"/>
          <style:tab-stop style:position="17.325cm"/>
          <style:tab-stop style:position="19.865cm"/>
          <style:tab-stop style:position="22.405cm"/>
          <style:tab-stop style:position="24.945cm"/>
          <style:tab-stop style:position="27.485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/>
    </style:style>
    <style:style style:name="Section-outline1" style:family="presentation">
      <style:graphic-properties draw:stroke="none" draw:fill="none" draw:fill-color="#000000">
        <text:list-style style:name="Section-outline1">
          <text:list-level-style-bullet text:level="1" text:bullet-char="•">
            <style:list-level-properties/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5" text:bullet-char="›">
            <style:list-level-properties text:space-before="5.08cm" text:min-label-width="0.635cm"/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StarSymbol" fo:color="#000064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StarSymbol" fo:color="#000064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StarSymbol" fo:color="#000064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StarSymbol" fo:color="#000064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54cm" fo:margin-bottom="0cm" fo:line-height="90%" fo:text-align="start" fo:text-indent="0cm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fo:font-family="'Helvetica 55 Roman'" style:font-family-generic="swiss" style:font-pitch="variable" fo:font-size="26pt" fo:font-style="normal" fo:text-shadow="none" style:text-underline-style="none" fo:font-weight="normal" style:font-size-asian="24pt"/>
    </style:style>
    <style:style style:name="Section-outline2" style:family="presentation" style:parent-style-name="Section-outline1">
      <style:graphic-properties draw:fill="none" draw:fill-color="#000000"/>
      <style:paragraph-properties fo:margin-left="0cm" fo:margin-right="0cm" fo:margin-top="0.383cm" fo:margin-bottom="0cm" fo:line-height="100%" fo:text-align="start" fo:text-indent="0cm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Section-outline3" style:family="presentation" style:parent-style-name="Section-outline2">
      <style:graphic-properties draw:fill="none" draw:fill-color="#000000"/>
      <style:paragraph-properties fo:margin-left="0cm" fo:margin-right="0cm" fo:margin-top="0.352cm" fo:margin-bottom="0cm" fo:line-height="100%" fo:text-align="start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Section-outline4" style:family="presentation" style:parent-style-name="Section-outline3">
      <style:graphic-properties draw:fill="none" draw:fill-color="#000000"/>
      <style:paragraph-properties fo:margin-left="0cm" fo:margin-right="0cm" fo:margin-top="0.149cm" fo:margin-bottom="0.251cm" fo:line-height="100%" fo:text-align="start" fo:text-indent="0cm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Section-outline5" style:family="presentation" style:parent-style-name="Section-outline4">
      <style:graphic-properties draw:fill="none" draw:fill-color="#000000"/>
      <style:paragraph-properties fo:margin-left="0cm" fo:margin-right="0cm" fo:margin-top="0.149cm" fo:margin-bottom="0.251cm" fo:line-height="100%" fo:text-align="start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Section-outline6" style:family="presentation" style:parent-style-name="Section-outline5">
      <style:graphic-properties draw:fill="none" draw:fill-color="#000000"/>
      <style:paragraph-properties fo:margin-left="0cm" fo:margin-right="0cm" fo:margin-top="0.149cm" fo:margin-bottom="0.251cm" fo:line-height="100%" fo:text-align="start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Section-outline7" style:family="presentation" style:parent-style-name="Section-outline6">
      <style:graphic-properties draw:fill="none" draw:fill-color="#000000"/>
      <style:paragraph-properties fo:margin-left="0cm" fo:margin-right="0cm" fo:margin-top="0.149cm" fo:margin-bottom="0.251cm" fo:line-height="100%" fo:text-align="start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Section-outline8" style:family="presentation" style:parent-style-name="Section-outline7">
      <style:graphic-properties draw:fill="none" draw:fill-color="#000000"/>
      <style:paragraph-properties fo:margin-left="0cm" fo:margin-right="0cm" fo:margin-top="0.149cm" fo:margin-bottom="0.251cm" fo:line-height="100%" fo:text-align="start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Section-outline9" style:family="presentation" style:parent-style-name="Section-outline8">
      <style:graphic-properties draw:fill="none" draw:fill-color="#000000"/>
      <style:paragraph-properties fo:margin-left="0cm" fo:margin-right="0cm" fo:margin-top="0.149cm" fo:margin-bottom="0.251cm" fo:line-height="100%" fo:text-align="start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Section-subtitle" style:family="presentation">
      <style:graphic-properties draw:stroke="none" draw:fill="none" draw:textarea-vertical-align="middle">
        <text:list-style style:name="Section-subtitle">
          <text:list-level-style-number text:level="1" style:num-format="">
            <style:list-level-properties/>
            <style:text-properties fo:color="#cc0000" fo:font-size="100%"/>
          </text:list-level-style-number>
          <text:list-level-style-number text:level="2" style:num-format="">
            <style:list-level-properties text:space-before="1.27cm"/>
            <style:text-properties fo:color="#cc0000" fo:font-size="100%"/>
          </text:list-level-style-number>
          <text:list-level-style-number text:level="3" style:num-format="">
            <style:list-level-properties text:space-before="2.54cm"/>
            <style:text-properties fo:color="#cc0000" fo:font-size="100%"/>
          </text:list-level-style-number>
          <text:list-level-style-number text:level="4" style:num-format="">
            <style:list-level-properties text:space-before="3.81cm"/>
            <style:text-properties fo:color="#cc0000" fo:font-size="100%"/>
          </text:list-level-style-number>
          <text:list-level-style-number text:level="5" style:num-format="">
            <style:list-level-properties text:space-before="5.08cm"/>
            <style:text-properties fo:color="#cc0000" fo:font-size="100%"/>
          </text:list-level-style-number>
          <text:list-level-style-number text:level="6" style:num-format="">
            <style:list-level-properties text:space-before="5.08cm"/>
            <style:text-properties fo:color="#000064" fo:font-size="100%"/>
          </text:list-level-style-number>
          <text:list-level-style-number text:level="7" style:num-format="">
            <style:list-level-properties text:space-before="5.08cm"/>
            <style:text-properties fo:color="#000064" fo:font-size="100%"/>
          </text:list-level-style-number>
          <text:list-level-style-number text:level="8" style:num-format="">
            <style:list-level-properties text:space-before="5.08cm"/>
            <style:text-properties fo:color="#000064" fo:font-size="100%"/>
          </text:list-level-style-number>
          <text:list-level-style-number text:level="9" style:num-format="">
            <style:list-level-properties text:space-before="5.08cm"/>
            <style:text-properties fo:color="#000064" fo:font-size="100%"/>
          </text:list-level-style-number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5%" fo:text-align="start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6pt" fo:font-style="normal" fo:text-shadow="none" style:text-underline-style="none" fo:font-weight="normal"/>
    </style:style>
    <style:style style:name="Section-title" style:family="presentation">
      <style:graphic-properties draw:stroke="none" draw:fill="none" draw:fill-color="#000000" draw:textarea-vertical-align="top">
        <text:list-style style:name="Section-title">
          <text:list-level-style-number text:level="1" style:num-format="">
            <style:list-level-properties/>
            <style:text-properties fo:color="#cc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5%" fo:text-align="start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style-name="Bold" style:font-family-generic="swiss" style:font-pitch="variable" fo:font-size="40pt" fo:font-style="normal" fo:text-shadow="none" style:text-underline-style="none" fo:font-weight="bold" style:font-size-asian="24pt"/>
    </style:style>
    <style:style style:name="NormalIntro-background" style:family="presentation">
      <style:graphic-properties draw:stroke="none" draw:fill="none"/>
    </style:style>
    <style:style style:name="NormalIntro-backgroundobjects" style:family="presentation">
      <style:graphic-properties draw:shadow="hidden" draw:shadow-offset-x="0.3cm" draw:shadow-offset-y="0.3cm" draw:shadow-color="#808080"/>
      <style:text-properties fo:color="#ffffff" fo:font-family="Arial" style:font-style-name="Bold" style:font-family-generic="swiss" style:font-pitch="variable" fo:font-size="10pt" fo:font-weight="bold"/>
    </style:style>
    <style:style style:name="NormalIntro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NormalIntro-outline1" style:family="presentation">
      <style:graphic-properties draw:stroke="none" draw:fill="none">
        <text:list-style style:name="NormalIntro-outline1">
          <text:list-level-style-image text:level="1" xlink:href="Pictures/100000000000001C00000020D876C24E.gif" xlink:type="simple" xlink:show="embed" xlink:actuate="onLoad">
            <style:list-level-properties text:space-before="0.3cm" text:min-label-width="0.9cm" fo:text-align="center" style:vertical-pos="middle" style:vertical-rel="line" fo:width="0.46cm" fo:height="0.526cm"/>
          </text:list-level-style-image>
          <text:list-level-style-image text:level="2" xlink:href="Pictures/100000000000001C0000002085A7BC4A.gif" xlink:type="simple" xlink:show="embed" xlink:actuate="onLoad">
            <style:list-level-properties text:space-before="1.6cm" text:min-label-width="0.8cm" fo:text-align="center" style:vertical-pos="middle" style:vertical-rel="line" fo:width="0.49cm" fo:height="0.446cm"/>
          </text:list-level-style-image>
          <text:list-level-style-image text:level="3" xlink:href="Pictures/100000000000001C00000020E01DA237.gif" xlink:type="simple" xlink:show="embed" xlink:actuate="onLoad">
            <style:list-level-properties text:space-before="3cm" text:min-label-width="0.6cm" fo:text-align="center" style:vertical-pos="middle" style:vertical-rel="line" fo:width="0.39cm" fo:height="0.446cm"/>
          </text:list-level-style-image>
          <text:list-level-style-image text:level="4" xlink:href="Pictures/100000000000001C00000020BFFBFC48.gif" xlink:type="simple" xlink:show="embed" xlink:actuate="onLoad">
            <style:list-level-properties text:space-before="4.2cm" text:min-label-width="0.6cm" style:vertical-pos="middle" style:vertical-rel="line" fo:width="0.39cm" fo:height="0.446cm"/>
          </text:list-level-style-image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align="start" fo:text-indent="0cm"/>
      <style:text-properties fo:color="#000080" style:text-outline="false" style:text-line-through-style="none" fo:font-family="Arial" style:font-style-name="Regular" style:font-family-generic="swiss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NormalIntro-outline2" style:family="presentation" style:parent-style-name="NormalIntro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NormalIntro-outline3" style:family="presentation" style:parent-style-name="NormalIntro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NormalIntro-outline4" style:family="presentation" style:parent-style-name="NormalIntro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NormalIntro-outline5" style:family="presentation" style:parent-style-name="NormalIntro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NormalIntro-outline6" style:family="presentation" style:parent-style-name="NormalIntro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NormalIntro-outline7" style:family="presentation" style:parent-style-name="NormalIntro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NormalIntro-outline8" style:family="presentation" style:parent-style-name="NormalIntro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NormalIntro-outline9" style:family="presentation" style:parent-style-name="NormalIntro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NormalIntro-subtitle" style:family="presentation">
      <style:graphic-properties draw:stroke="none" draw:fill="none" draw:textarea-vertical-align="middle">
        <text:list-style style:name="NormalIntro-sub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NormalIntro-title" style:family="presentation">
      <style:graphic-properties draw:stroke="none" draw:fill="none" draw:textarea-vertical-align="middle">
        <text:list-style style:name="NormalIntro-title">
          <text:list-level-style-bullet text:level="1" text:bullet-char="">
            <style:list-level-properties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style-name="Regular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 draw:fill-gradient-name="Gradient_20_1" draw:gradient-step-count="0" draw:fill-hatch-name="Hatch_20_1" draw:fill-image-name="Bitmape_20_1" draw:fill-image-width="0cm" draw:fill-image-height="0cm" style:repeat="repeat" draw:fill-image-ref-point-x="0%" draw:fill-image-ref-point-y="0%" draw:fill-image-ref-point="center" draw:tile-repeat-offset="0% vertical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AuthorCopyright">
      <style:graphic-properties draw:fill-image-width="0cm" draw:fill-image-height="0cm" draw:auto-grow-height="true" draw:auto-grow-width="false" fo:max-height="0cm" fo:min-height="0.475cm"/>
    </style:style>
    <style:style style:name="Mgr2" style:family="graphic" style:parent-style-name="PageNumber">
      <style:graphic-properties draw:auto-grow-height="true" draw:auto-grow-width="false" fo:max-height="0cm" fo:min-height="0.475cm"/>
    </style:style>
    <style:style style:name="Mgr3" style:family="graphic" style:parent-style-name="AuthorAndAffiliation">
      <style:graphic-properties draw:auto-grow-height="true" draw:auto-grow-width="false" fo:max-height="0cm" fo:min-height="4.235cm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424cm"/>
    </style:style>
    <style:style style:name="Mgr5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draw:fill="none" draw:fill-color="#00cc99" draw:textarea-horizontal-align="left" draw:textarea-vertical-align="bottom" draw:auto-grow-height="true" draw:auto-grow-width="false" fo:min-height="1.015cm" fo:padding-top="0.128cm" fo:padding-bottom="0.128cm" fo:padding-left="0.256cm" fo:padding-right="0.256cm" draw:shadow-color="#808080"/>
    </style:style>
    <style:style style:name="Mgr7" style:family="graphic" style:parent-style-name="standard">
      <style:graphic-properties draw:stroke="none" draw:fill="none" draw:fill-color="#00cc99" draw:textarea-horizontal-align="right" draw:textarea-vertical-align="bottom" draw:auto-grow-height="true" draw:auto-grow-width="false" fo:min-height="1.015cm" fo:padding-top="0.128cm" fo:padding-bottom="0.128cm" fo:padding-left="0.256cm" fo:padding-right="0.256cm" draw:shadow-color="#808080"/>
    </style:style>
    <style:style style:name="Mgr8" style:family="graphic" style:parent-style-name="Footer_5f_Bullet">
      <style:graphic-properties draw:textarea-horizontal-align="left" draw:textarea-vertical-align="bottom" draw:auto-grow-height="true" draw:auto-grow-width="false" fo:min-height="0.656cm" fo:padding-top="0.128cm" fo:padding-bottom="0.128cm" fo:padding-left="0.256cm" fo:padding-right="0.256cm"/>
    </style:style>
    <style:style style:name="Mpr1" style:family="presentation" style:parent-style-name="Normal1-backgroundobjects">
      <style:graphic-properties draw:stroke="none" draw:fill-color="#ff6633" draw:opacity="50%" draw:textarea-horizontal-align="center" draw:textarea-vertical-align="middle" draw:shadow-opacity="50%"/>
    </style:style>
    <style:style style:name="Mpr2" style:family="presentation" style:parent-style-name="Normal1-backgroundobjects">
      <style:graphic-properties draw:stroke="none" draw:fill="gradient" draw:fill-gradient-name="Linear_20_blue_2f_white" draw:fill-image-width="0cm" draw:fill-image-height="0cm" draw:textarea-horizontal-align="center" draw:textarea-vertical-align="middle"/>
    </style:style>
    <style:style style:name="Mpr3" style:family="presentation" style:parent-style-name="Normal1-backgroundobjects">
      <style:graphic-properties draw:stroke="none" draw:fill="solid" draw:fill-color="#000080" draw:fill-gradient-name="Linear_20_blue_2f_white" draw:fill-image-width="0cm" draw:fill-image-height="0cm" draw:textarea-horizontal-align="center" draw:textarea-vertical-align="middle"/>
    </style:style>
    <style:style style:name="Mpr4" style:family="presentation" style:parent-style-name="Normal1-backgroundobjects">
      <style:graphic-properties draw:stroke="dash" draw:stroke-dash="Dashed_20__28_var_29_" svg:stroke-width="0.2cm" svg:stroke-color="#ffcc99" draw:marker-start-width="0.15cm" draw:marker-end-width="0.15cm" svg:stroke-opacity="50%" draw:fill="none" draw:fill-gradient-name="Linear_20_blue_2f_white" draw:fill-image-width="0cm" draw:fill-image-height="0cm" draw:textarea-horizontal-align="center" draw:textarea-vertical-align="middle" fo:padding-top="0.1cm" fo:padding-bottom="0.1cm" fo:padding-left="0.1cm" fo:padding-right="0.1cm"/>
    </style:style>
    <style:style style:name="Mpr5" style:family="presentation" style:parent-style-name="Normal1-outline1">
      <style:graphic-properties draw:fill-color="#ffffff" draw:auto-grow-height="false" fo:min-height="13.23cm"/>
    </style:style>
    <style:style style:name="Mpr6" style:family="presentation" style:parent-style-name="WP-backgroundobjects">
      <style:graphic-properties draw:stroke="none" draw:fill="gradient" draw:fill-color="#000080" draw:fill-gradient-name="Gradient_20_9" draw:textarea-horizontal-align="center" draw:textarea-vertical-align="middle"/>
    </style:style>
    <style:style style:name="Mpr7" style:family="presentation" style:parent-style-name="WP-title">
      <style:graphic-properties draw:fill-color="#ffffff" draw:auto-grow-height="false" fo:min-height="3.177cm"/>
    </style:style>
    <style:style style:name="Mpr8" style:family="presentation" style:parent-style-name="WP-outline1" style:list-style-name="ML5">
      <style:graphic-properties draw:fill-color="#ffffff" draw:auto-grow-height="false" fo:min-height="12.001cm"/>
    </style:style>
    <style:style style:name="Mpr9" style:family="presentation" style:parent-style-name="WP-backgroundobjects">
      <style:graphic-properties draw:stroke="none" draw:fill="solid" draw:fill-color="#000080" draw:fill-gradient-name="Linear_20_blue_2f_white" draw:textarea-horizontal-align="center" draw:textarea-vertical-align="middle"/>
    </style:style>
    <style:style style:name="Mpr10" style:family="presentation" style:parent-style-name="WP-backgroundobjects">
      <style:graphic-properties draw:stroke="none" draw:fill="solid" draw:fill-color="#ff9966" draw:textarea-horizontal-align="center" draw:textarea-vertical-align="middle"/>
    </style:style>
    <style:style style:name="Mpr11" style:family="presentation" style:parent-style-name="Section-backgroundobjects">
      <style:graphic-properties draw:fill="gradient" draw:fill-gradient-name="Gradient_20_9" draw:textarea-horizontal-align="center" draw:textarea-vertical-align="middle"/>
    </style:style>
    <style:style style:name="Mpr12" style:family="presentation" style:parent-style-name="Section-backgroundobjects">
      <style:graphic-properties draw:stroke="none" draw:fill="solid" draw:fill-color="#ff6633" draw:textarea-horizontal-align="center" draw:textarea-vertical-align="middle"/>
    </style:style>
    <style:style style:name="Mpr13" style:family="presentation" style:parent-style-name="Section-title">
      <style:graphic-properties draw:fill-color="#ffffff" draw:auto-grow-height="false" fo:min-height="3.177cm"/>
    </style:style>
    <style:style style:name="Mpr14" style:family="presentation" style:parent-style-name="Section-outline1" style:list-style-name="ML5">
      <style:graphic-properties draw:fill-color="#ffffff" draw:auto-grow-height="false" fo:min-height="12.001cm"/>
    </style:style>
    <style:style style:name="Mpr15" style:family="presentation" style:parent-style-name="Section-backgroundobjects">
      <style:graphic-properties draw:stroke="none" draw:fill="solid" draw:fill-color="#000080" draw:fill-gradient-name="Linear_20_blue_2f_white" draw:textarea-horizontal-align="center" draw:textarea-vertical-align="middle"/>
    </style:style>
    <style:style style:name="Mpr16" style:family="presentation" style:parent-style-name="Section-backgroundobjects">
      <style:graphic-properties draw:stroke="dash" draw:stroke-dash="Dashed_20__28_var_29_" svg:stroke-width="0.2cm" svg:stroke-color="#ffcc99" draw:marker-start-width="0.15cm" draw:marker-end-width="0.15cm" svg:stroke-opacity="50%" draw:fill="none" draw:fill-gradient-name="Linear_20_blue_2f_white" draw:fill-image-width="0cm" draw:fill-image-height="0cm" draw:textarea-horizontal-align="center" draw:textarea-vertical-align="middle" fo:padding-top="0.1cm" fo:padding-bottom="0.1cm" fo:padding-left="0.1cm" fo:padding-right="0.1cm"/>
    </style:style>
    <style:style style:name="Mpr17" style:family="presentation" style:parent-style-name="NormalIntro-backgroundobjects">
      <style:graphic-properties draw:stroke="none" draw:fill-color="#ff6633" draw:opacity="50%" draw:textarea-horizontal-align="center" draw:textarea-vertical-align="middle" draw:shadow-opacity="50%"/>
    </style:style>
    <style:style style:name="Mpr18" style:family="presentation" style:parent-style-name="NormalIntro-backgroundobjects">
      <style:graphic-properties draw:stroke="none" draw:fill="gradient" draw:fill-gradient-name="Linear_20_blue_2f_white" draw:fill-image-width="0cm" draw:fill-image-height="0cm" draw:textarea-horizontal-align="center" draw:textarea-vertical-align="middle"/>
    </style:style>
    <style:style style:name="Mpr19" style:family="presentation" style:parent-style-name="NormalIntro-backgroundobjects">
      <style:graphic-properties draw:stroke="dash" draw:stroke-dash="Dashed_20__28_var_29_" svg:stroke-width="0.2cm" svg:stroke-color="#ffcc99" draw:marker-start-width="0.15cm" draw:marker-end-width="0.15cm" svg:stroke-opacity="50%" draw:fill="none" draw:fill-gradient-name="Linear_20_blue_2f_white" draw:fill-image-width="0cm" draw:fill-image-height="0cm" draw:textarea-horizontal-align="center" draw:textarea-vertical-align="middle" fo:padding-top="0.1cm" fo:padding-bottom="0.1cm" fo:padding-left="0.1cm" fo:padding-right="0.1cm"/>
    </style:style>
    <style:style style:name="Mpr20" style:family="presentation" style:parent-style-name="NormalIntro-outline1">
      <style:graphic-properties draw:fill-color="#ffffff" draw:auto-grow-height="false" fo:min-height="13.23cm"/>
    </style:style>
    <style:style style:name="MP1" style:family="paragraph">
      <style:paragraph-properties fo:text-align="center"/>
    </style:style>
    <style:style style:name="MP2" style:family="paragraph">
      <style:paragraph-properties fo:margin-left="0cm" fo:margin-right="0cm" fo:text-align="center" fo:text-indent="0cm">
        <style:tab-stops/>
      </style:paragraph-properties>
      <style:text-properties fo:font-size="10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0cm" fo:margin-right="0cm" fo:text-indent="0cm"/>
      <style:text-properties fo:font-size="10pt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text:enable-numbering="false" fo:margin-left="0cm" fo:margin-right="0cm" fo:text-indent="0cm"/>
      <style:text-properties fo:font-size="12pt"/>
    </style:style>
    <style:style style:name="MP7" style:family="paragraph">
      <style:paragraph-properties fo:margin-left="0cm" fo:margin-right="0cm" fo:text-align="end" fo:text-indent="0cm"/>
    </style:style>
    <style:style style:name="MP8" style:family="paragraph">
      <style:paragraph-properties text:enable-numbering="false" fo:margin-left="0cm" fo:margin-right="0cm" fo:text-align="end" fo:text-indent="0cm"/>
      <style:text-properties fo:font-size="12pt"/>
    </style:style>
    <style:style style:name="MP9" style:family="paragraph">
      <style:paragraph-properties fo:margin-left="0cm" fo:margin-right="0cm" fo:text-indent="0cm"/>
      <style:text-properties fo:color="#000000" fo:font-family="'Helvetica 55 Roman'" style:font-style-name="Bold" style:font-family-generic="swiss" style:font-pitch="variable" fo:font-size="12.3000001907349pt" style:font-size-asian="24pt"/>
    </style:style>
    <style:style style:name="MT1" style:family="text">
      <style:text-properties fo:font-family="Arial" style:font-style-name="Bold" style:font-family-generic="swiss" style:font-pitch="variable" fo:font-size="10pt" style:font-family-asian="Arial" style:font-family-generic-asian="swiss" style:font-pitch-asian="variable" style:font-family-complex="Arial" style:font-family-generic-complex="swiss" style:font-pitch-complex="variable"/>
    </style:style>
    <style:style style:name="MT2" style:family="text">
      <style:text-properties fo:font-size="10pt"/>
    </style:style>
    <style:style style:name="MT3" style:family="text">
      <style:text-properties fo:font-size="32pt"/>
    </style:style>
    <style:style style:name="MT4" style:family="text">
      <style:text-properties fo:font-size="24pt" fo:font-weight="normal"/>
    </style:style>
    <style:style style:name="MT5" style:family="text">
      <style:text-properties fo:font-size="24pt" fo:font-style="italic" fo:font-weight="normal"/>
    </style:style>
    <style:style style:name="MT6" style:family="text">
      <style:text-properties fo:font-family="Arial" style:font-style-name="Bold" style:font-family-generic="swiss" style:font-pitch="variable" fo:font-size="10pt"/>
    </style:style>
    <style:style style:name="MT7" style:family="text">
      <style:text-properties fo:color="#b5c7ce" fo:font-family="'Helvetica 55 Roman'" style:font-style-name="Bold" style:font-family-generic="swiss" style:font-pitch="variable" fo:font-size="9pt" style:font-size-asian="24pt"/>
    </style:style>
    <text:list-style style:name="ML1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ML2">
      <text:list-level-style-image text:level="1" xlink:href="Pictures/100000000000001C00000020D876C24E.gif" xlink:type="simple" xlink:show="embed" xlink:actuate="onLoad">
        <style:list-level-properties text:space-before="0.3cm" text:min-label-width="0.9cm" fo:text-align="center" style:vertical-pos="middle" style:vertical-rel="line" fo:width="0.46cm" fo:height="0.526cm"/>
      </text:list-level-style-image>
      <text:list-level-style-image text:level="2" xlink:href="Pictures/100000000000001C0000002085A7BC4A.gif" xlink:type="simple" xlink:show="embed" xlink:actuate="onLoad">
        <style:list-level-properties text:space-before="1.6cm" text:min-label-width="0.8cm" fo:text-align="center" style:vertical-pos="middle" style:vertical-rel="line" fo:width="0.49cm" fo:height="0.446cm"/>
      </text:list-level-style-image>
      <text:list-level-style-image text:level="3" xlink:href="Pictures/100000000000001C00000020E01DA237.gif" xlink:type="simple" xlink:show="embed" xlink:actuate="onLoad">
        <style:list-level-properties text:space-before="3cm" text:min-label-width="0.6cm" fo:text-align="center" style:vertical-pos="middle" style:vertical-rel="line" fo:width="0.39cm" fo:height="0.446cm"/>
      </text:list-level-style-image>
      <text:list-level-style-image text:level="4" xlink:href="Pictures/100000000000001C00000020BFFBFC48.gif" xlink:type="simple" xlink:show="embed" xlink:actuate="onLoad">
        <style:list-level-properties text:space-before="4.2cm" text:min-label-width="0.6cm" style:vertical-pos="middle" style:vertical-rel="line" fo:width="0.39cm" fo:height="0.446cm"/>
      </text:list-level-style-image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cc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/>
        <style:text-properties fo:font-family="StarSymbol" style:font-style-name="Regular" style:font-pitch="variable" style:font-charset="x-symbol" fo:color="#cc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StarSymbol" style:font-style-name="Regular" style:font-pitch="variable" style:font-charset="x-symbol" fo:color="#cc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StarSymbol" style:font-style-name="Regular" style:font-pitch="variable" style:font-charset="x-symbol" fo:color="#cc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StarSymbol" style:font-style-name="Regular" style:font-pitch="variable" style:font-charset="x-symbol" fo:color="#cc0000" fo:font-size="100%"/>
      </text:list-level-style-bullet>
      <text:list-level-style-bullet text:level="5" text:bullet-char="›">
        <style:list-level-properties text:space-before="5.08cm" text:min-label-width="0.635cm"/>
        <style:text-properties fo:font-family="StarSymbol" style:font-style-name="Regular" style:font-pitch="variable" style:font-charset="x-symbol" fo:color="#cc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StarSymbol" fo:color="#000064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StarSymbol" fo:color="#000064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StarSymbol" fo:color="#000064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StarSymbol" fo:color="#000064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3">
      <draw:page-thumbnail draw:layer="backgroundobjects" svg:width="9.991cm" svg:height="7.493cm" svg:x="2.786cm" svg:y="2cm" draw:page-number="1"/>
      <draw:page-thumbnail draw:layer="backgroundobjects" svg:width="9.991cm" svg:height="7.493cm" svg:x="16.921cm" svg:y="2cm"/>
      <draw:page-thumbnail draw:layer="backgroundobjects" svg:width="9.991cm" svg:height="7.493cm" svg:x="2.786cm" svg:y="11.494cm"/>
      <draw:page-thumbnail draw:layer="backgroundobjects" svg:width="9.991cm" svg:height="7.493cm" svg:x="16.921cm" svg:y="11.494cm"/>
    </style:handout-master>
    <style:master-page style:name="Normal1" style:page-layout-name="PM1" draw:style-name="Mdp1">
      <office:forms form:automatic-focus="false" form:apply-design-mode="false"/>
      <draw:rect presentation:style-name="Mpr1" draw:text-style-name="MP1" draw:layer="backgroundobjects" svg:width="28cm" svg:height="4.808cm" svg:x="0cm" svg:y="0cm">
        <text:p/>
      </draw:rect>
      <draw:rect presentation:style-name="Mpr2" draw:text-style-name="MP1" draw:layer="backgroundobjects" svg:width="1.168cm" svg:height="14.526cm" svg:x="0cm" svg:y="0cm">
        <text:p/>
      </draw:rect>
      <draw:rect presentation:style-name="Mpr3" draw:text-style-name="MP2" draw:layer="backgroundobjects" svg:width="1.203cm" svg:height="6.931cm" svg:x="0cm" svg:y="14.068cm">
        <text:p/>
      </draw:rect>
      <draw:path presentation:style-name="Mpr4" draw:text-style-name="MP1" draw:layer="backgroundobjects" svg:width="3.973cm" svg:height="4.476cm" svg:x="18.006cm" svg:y="0.2cm" svg:viewBox="0 0 3974 4477" svg:d="m3974 0c-2315 1979 1017 4502-2366 1979s-382 2474-382 2474v24">
        <text:p/>
      </draw:path>
      <draw:polyline presentation:style-name="Mpr4" draw:text-style-name="MP1" draw:layer="backgroundobjects" svg:width="4.56cm" svg:height="5.073cm" draw:transform="rotate (-1.57079632679579) translate (27.7989999999917cm 0.199999999992479cm)" svg:viewBox="0 0 4561 5074" draw:points="0,-50524 476,-51011 783,-51504 954,-51988 1021,-52450 1013,-52873 961,-53249 898,-53558 853,-53790 858,-53930 944,-53965 1141,-53879 1482,-53660 1996,-53294 2714,-52767 3438,-52280 3961,-52021 4306,-51963 4499,-52072 4561,-52318 4516,-52669 4389,-53097 4202,-53567 3979,-54050 3745,-54515 3522,-54929 3332,-55265 3202,-55489 3152,-55571 3152,-55598">
        <text:p/>
      </draw:polyline>
      <draw:frame draw:style-name="Mgr1" draw:text-style-name="MP4" draw:layer="backgroundobjects" svg:width="11.347cm" svg:height="0.475cm" svg:x="1.882cm" svg:y="20.124cm">
        <draw:text-box>
          <text:p text:style-name="MP3"><text:span text:style-name="MT1">© </text:span><text:span text:style-name="MT2"><text:author-name text:fixed="false">Willy Picard</text:author-name></text:span></text:p>
        </draw:text-box>
      </draw:frame>
      <draw:frame draw:style-name="Mgr2" draw:text-style-name="MP4" draw:layer="backgroundobjects" svg:width="0.848cm" svg:height="0.475cm" svg:x="26.565cm" svg:y="20.125cm">
        <draw:text-box>
          <text:p text:style-name="MP3"><text:span text:style-name="MT1"><text:page-number>&lt;number&gt;</text:page-number></text:span></text:p>
        </draw:text-box>
      </draw:frame>
      <draw:frame presentation:style-name="Normal1-title" draw:layer="backgroundobjects" svg:width="23.91cm" svg:height="3.506cm" svg:x="3.457cm" svg:y="0.643cm" presentation:class="title" presentation:placeholder="true">
        <draw:text-box/>
      </draw:frame>
      <draw:frame presentation:style-name="Mpr5" draw:text-style-name="MP5" draw:layer="backgroundobjects" svg:width="23.91cm" svg:height="13.229cm" svg:x="3.257cm" svg:y="5.838cm" presentation:class="outline">
        <draw:text-box>
          <text:list text:style-name="ML2">
            <text:list-item>
              <text:p text:style-name="MP3">Click to edit the outline text format</text:p>
              <text:list>
                <text:list-item>
                  <text:p text:style-name="MP3">Second Outline Level</text:p>
                  <text:list>
                    <text:list-item>
                      <text:p text:style-name="MP3">Third Outline Level</text:p>
                      <text:list>
                        <text:list-item>
                          <text:p text:style-name="MP3">Fourth Outline Level</text:p>
                          <text:list>
                            <text:list-item>
                              <text:p text:style-name="MP3">Fifth Outline Level</text:p>
                              <text:list>
                                <text:list-item>
                                  <text:p text:style-name="MP3">Sixth Outline Level</text:p>
                                  <text:list>
                                    <text:list-item>
                                      <text:p text:style-name="MP3">Seventh Outline Level</text:p>
                                      <text:list>
                                        <text:list-item>
                                          <text:p text:style-name="MP3">Eighth Outline Level</text:p>
                                          <text:list>
                                            <text:list-item>
                                              <text:p text:style-name="MP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Normal1-title" draw:layer="backgroundobjects" svg:width="13.705cm" svg:height="10.279cm" svg:x="3.641cm" svg:y="2.853cm" presentation:class="page"/>
        <draw:frame presentation:style-name="Normal1-notes" draw:layer="backgroundobjects" svg:width="14.507cm" svg:height="11.41cm" svg:x="3.248cm" svg:y="14.13cm" presentation:class="notes" presentation:placeholder="true">
          <draw:text-box/>
        </draw:frame>
      </presentation:notes>
    </style:master-page>
    <style:master-page style:name="WP" style:page-layout-name="PM1" draw:style-name="Mdp2">
      <office:forms form:automatic-focus="false" form:apply-design-mode="false"/>
      <draw:polygon presentation:style-name="Mpr6" draw:text-style-name="MP1" draw:layer="backgroundobjects" svg:width="27.999cm" svg:height="19.294cm" svg:x="0cm" svg:y="1.705cm" svg:viewBox="0 0 28000 19295" draw:points="7446,1316 7149,645 6780,6 6775,0 28000,0 28000,19295 0,19295 0,10749 816,10646 1658,10466 2467,10220 3236,9913 3962,9546 4640,9126 5264,8654 5832,8135 6338,7573 6780,6971 7149,6332 7446,5661 7663,4961 7796,4235 7842,3489 7796,2742 7663,2016">
        <text:p/>
      </draw:polygon>
      <draw:frame presentation:style-name="Mpr7" draw:text-style-name="MP3" draw:layer="backgroundobjects" svg:width="14.7cm" svg:height="3.502cm" svg:x="12.6cm" svg:y="6.216cm" presentation:class="title" presentation:user-transformed="true">
        <draw:text-box>
          <text:p text:style-name="MP3">Click to edit the title text format</text:p>
        </draw:text-box>
      </draw:frame>
      <draw:frame presentation:style-name="Mpr8" draw:text-style-name="MP3" draw:layer="backgroundobjects" svg:width="14.852cm" svg:height="1.164cm" svg:x="12.558cm" svg:y="19.135cm" presentation:class="outline">
        <draw:text-box>
          <text:p text:style-name="MP3">Click to edit the outline <text:line-break/>text format</text:p>
        </draw:text-box>
      </draw:frame>
      <draw:frame draw:style-name="Mgr3" draw:layer="backgroundobjects" svg:width="17.923cm" svg:height="4.235cm" svg:x="7.077cm" svg:y="13.902cm">
        <draw:text-box>
          <text:p text:style-name="MP3"><text:span text:style-name="MT3">Willy Picard</text:span></text:p>
          <text:p text:style-name="MP3"><text:span text:style-name="MT4">Katedra Technologii Informacyjnych</text:span></text:p>
          <text:p text:style-name="MP3"><text:span text:style-name="MT4">Akademia Ekonomiczna w Poznaniu</text:span></text:p>
          <text:p text:style-name="MP3"><text:span text:style-name="MT5">&lt;picard@kti.ae.poznan.pl&gt;</text:span></text:p>
        </draw:text-box>
      </draw:frame>
      <draw:frame draw:style-name="Mgr4" draw:text-style-name="MP3" draw:layer="backgroundobjects" svg:width="1.526cm" svg:height="0.424cm" draw:transform="rotate (1.5707963267946) translate (0.381cm 20.715cm)">
        <draw:text-box>
          <text:p text:style-name="MP3"><text:date style:data-style-name="D1" text:date-value="2009-03-19">09-3-19</text:date></text:p>
        </draw:text-box>
      </draw:frame>
      <draw:frame draw:style-name="Mgr5" draw:text-style-name="MP1" draw:layer="backgroundobjects" svg:width="2.564cm" svg:height="2.513cm" svg:x="2.569cm" svg:y="4.534cm">
        <draw:image xlink:href="Pictures/100002000000005500000055A0E3D772.gif" xlink:type="simple" xlink:show="embed" xlink:actuate="onLoad">
          <text:p/>
        </draw:image>
      </draw:frame>
      <draw:rect presentation:style-name="Mpr9" draw:text-style-name="MP1" draw:layer="backgroundobjects" svg:width="1.094cm" svg:height="21cm" svg:x="0cm" svg:y="0cm">
        <text:p/>
      </draw:rect>
      <draw:polygon presentation:style-name="Mpr10" draw:text-style-name="MP1" draw:layer="backgroundobjects" svg:width="27.999cm" svg:height="1.704cm" svg:x="0cm" svg:y="0cm" svg:viewBox="0 0 28000 1705" draw:points="0,0 28000,0 28000,1705 0,1705">
        <text:p/>
      </draw:polygon>
      <presentation:notes style:page-layout-name="PM2">
        <draw:page-thumbnail presentation:style-name="WP-title" draw:layer="backgroundobjects" svg:width="12.7cm" svg:height="9.525cm" svg:x="4.175cm" svg:y="3.005cm" presentation:class="page"/>
        <draw:frame presentation:style-name="WP-notes" draw:layer="backgroundobjects" svg:width="16.078cm" svg:height="11.43cm" svg:x="2.773cm" svg:y="13.065cm" presentation:class="notes" presentation:placeholder="true" presentation:user-transformed="true">
          <draw:text-box/>
        </draw:frame>
        <draw:frame draw:style-name="Mgr6" draw:text-style-name="MP6" draw:layer="backgroundobjects" svg:width="8.255cm" svg:height="1.271cm" svg:x="2.401cm" svg:y="24.329cm">
          <draw:text-box>
            <text:p text:style-name="MP3"><text:span text:style-name="MT6"><text:date style:data-style-name="D3" text:date-value="2009-03-19">19.03.09</text:date></text:span></text:p>
          </draw:text-box>
        </draw:frame>
        <draw:frame draw:style-name="Mgr7" draw:text-style-name="MP8" draw:layer="backgroundobjects" svg:width="8.255cm" svg:height="1.271cm" svg:x="10.733cm" svg:y="24.329cm">
          <draw:text-box>
            <text:p text:style-name="MP7"><text:span text:style-name="MT6"><text:page-number>&lt;number&gt;</text:page-number></text:span></text:p>
          </draw:text-box>
        </draw:frame>
        <draw:frame draw:style-name="Mgr8" draw:text-style-name="MP9" draw:layer="backgroundobjects" svg:width="10.42cm" svg:height="0.912cm" svg:x="2.038cm" svg:y="2cm">
          <draw:text-box>
            <text:p text:style-name="MP3"><text:span text:style-name="MT7">| <text:s text:c="2"/>JavaOne 2003 <text:s text:c="2"/>| <text:s text:c="2"/>Session #</text:span></text:p>
          </draw:text-box>
        </draw:frame>
      </presentation:notes>
    </style:master-page>
    <style:master-page style:name="Section" style:page-layout-name="PM1" draw:style-name="Mdp2">
      <office:forms form:automatic-focus="false" form:apply-design-mode="false"/>
      <draw:rect presentation:style-name="Mpr11" draw:text-style-name="MP1" draw:layer="backgroundobjects" svg:width="26.932cm" svg:height="21cm" svg:x="1.067cm" svg:y="-0.001cm">
        <text:p/>
      </draw:rect>
      <draw:polygon presentation:style-name="Mpr12" draw:text-style-name="MP1" draw:layer="backgroundobjects" svg:width="26.905cm" svg:height="6.156cm" svg:x="1.093cm" svg:y="7.097cm" svg:viewBox="0 0 26906 6157" draw:points="0,0 26906,0 26906,6157 0,6157 0,6120 275,5888 678,5424 1006,4902 1251,4331 1404,3718 1457,3073 1404,2427 1251,1814 1006,1243 678,721 275,257 0,24">
        <text:p/>
      </draw:polygon>
      <draw:frame presentation:style-name="Mpr13" draw:text-style-name="MP3" draw:layer="backgroundobjects" svg:width="14.7cm" svg:height="3.502cm" svg:x="3.8cm" svg:y="8.416cm" presentation:class="title" presentation:user-transformed="true">
        <draw:text-box>
          <text:p text:style-name="MP3">Click to edit the title text format</text:p>
        </draw:text-box>
      </draw:frame>
      <draw:frame presentation:style-name="Mpr14" draw:text-style-name="MP3" draw:layer="backgroundobjects" svg:width="14.852cm" svg:height="4.569cm" svg:x="12.558cm" svg:y="15.73cm" presentation:class="outline">
        <draw:text-box>
          <text:p text:style-name="MP3">Click to edit the outline <text:line-break/>text format</text:p>
        </draw:text-box>
      </draw:frame>
      <draw:rect presentation:style-name="Mpr15" draw:text-style-name="MP1" draw:layer="backgroundobjects" svg:width="1.094cm" svg:height="21cm" svg:x="0cm" svg:y="-0.001cm">
        <text:p/>
      </draw:rect>
      <draw:path presentation:style-name="Mpr16" draw:text-style-name="MP1" draw:layer="backgroundobjects" svg:width="3.973cm" svg:height="5.973cm" svg:x="18.007cm" svg:y="7.229cm" svg:viewBox="0 0 3974 5974" svg:d="m3974 0c-2315 2641 1017 6007-2366 2641s-382 3301-382 3301v32">
        <text:p/>
      </draw:path>
      <draw:polyline presentation:style-name="Mpr16" draw:text-style-name="MP1" draw:layer="backgroundobjects" svg:width="5.98cm" svg:height="5.073cm" draw:transform="rotate (-1.57079632679579) translate (27.7989999999891cm 7.1479999999925cm)" svg:viewBox="0 0 5981 5074" draw:points="0,-50524 625,-51011 1027,-51504 1251,-51988 1339,-52450 1328,-52873 1260,-53249 1178,-53558 1119,-53790 1125,-53930 1238,-53965 1496,-53879 1943,-53660 2618,-53294 3559,-52767 4508,-52280 5194,-52021 5646,-51963 5900,-52072 5981,-52318 5922,-52669 5756,-53097 5511,-53567 5218,-54050 4911,-54515 4618,-54929 4370,-55265 4199,-55489 4133,-55571 4133,-55598">
        <text:p/>
      </draw:polyline>
      <presentation:notes style:page-layout-name="PM2">
        <draw:page-thumbnail presentation:style-name="Section-title" draw:layer="backgroundobjects" svg:width="12.7cm" svg:height="9.525cm" svg:x="4.175cm" svg:y="3.005cm" presentation:class="page"/>
        <draw:frame presentation:style-name="Section-notes" draw:layer="backgroundobjects" svg:width="16.078cm" svg:height="11.43cm" svg:x="2.773cm" svg:y="13.065cm" presentation:class="notes" presentation:placeholder="true" presentation:user-transformed="true">
          <draw:text-box/>
        </draw:frame>
        <draw:frame draw:style-name="Mgr6" draw:text-style-name="MP6" draw:layer="backgroundobjects" svg:width="8.255cm" svg:height="1.271cm" svg:x="2.401cm" svg:y="24.329cm">
          <draw:text-box>
            <text:p text:style-name="MP3"><text:span text:style-name="MT6"><text:date style:data-style-name="D3" text:date-value="2009-03-19">19.03.09</text:date></text:span></text:p>
          </draw:text-box>
        </draw:frame>
        <draw:frame draw:style-name="Mgr7" draw:text-style-name="MP8" draw:layer="backgroundobjects" svg:width="8.255cm" svg:height="1.271cm" svg:x="10.733cm" svg:y="24.329cm">
          <draw:text-box>
            <text:p text:style-name="MP7"><text:span text:style-name="MT6"><text:page-number>&lt;number&gt;</text:page-number></text:span></text:p>
          </draw:text-box>
        </draw:frame>
        <draw:frame draw:style-name="Mgr8" draw:text-style-name="MP9" draw:layer="backgroundobjects" svg:width="10.42cm" svg:height="0.912cm" svg:x="2.038cm" svg:y="2cm">
          <draw:text-box>
            <text:p text:style-name="MP3"><text:span text:style-name="MT7">| <text:s text:c="2"/>JavaOne 2003 <text:s text:c="2"/>| <text:s text:c="2"/>Session #</text:span></text:p>
          </draw:text-box>
        </draw:frame>
      </presentation:notes>
    </style:master-page>
    <style:master-page style:name="NormalIntro" style:page-layout-name="PM1" draw:style-name="Mdp1">
      <office:forms form:automatic-focus="false" form:apply-design-mode="false"/>
      <draw:rect presentation:style-name="Mpr17" draw:text-style-name="MP1" draw:layer="backgroundobjects" svg:width="28cm" svg:height="4.808cm" svg:x="0cm" svg:y="0cm">
        <text:p/>
      </draw:rect>
      <draw:rect presentation:style-name="Mpr18" draw:text-style-name="MP1" draw:layer="backgroundobjects" svg:width="1.168cm" svg:height="21cm" svg:x="0cm" svg:y="0cm">
        <text:p/>
      </draw:rect>
      <draw:path presentation:style-name="Mpr19" draw:text-style-name="MP1" draw:layer="backgroundobjects" svg:width="3.973cm" svg:height="4.476cm" svg:x="18.006cm" svg:y="0.2cm" svg:viewBox="0 0 3974 4477" svg:d="m3974 0c-2315 1979 1017 4502-2366 1979s-382 2474-382 2474v24">
        <text:p/>
      </draw:path>
      <draw:polyline presentation:style-name="Mpr19" draw:text-style-name="MP1" draw:layer="backgroundobjects" svg:width="4.56cm" svg:height="5.073cm" draw:transform="rotate (-1.57079632679579) translate (27.7989999999917cm 0.199999999992479cm)" svg:viewBox="0 0 4561 5074" draw:points="0,-50524 476,-51011 783,-51504 954,-51988 1021,-52450 1013,-52873 961,-53249 898,-53558 853,-53790 858,-53930 944,-53965 1141,-53879 1482,-53660 1996,-53294 2714,-52767 3438,-52280 3961,-52021 4306,-51963 4499,-52072 4561,-52318 4516,-52669 4389,-53097 4202,-53567 3979,-54050 3745,-54515 3522,-54929 3332,-55265 3202,-55489 3152,-55571 3152,-55598">
        <text:p/>
      </draw:polyline>
      <draw:frame draw:style-name="Mgr1" draw:text-style-name="MP4" draw:layer="backgroundobjects" svg:width="11.347cm" svg:height="0.475cm" svg:x="1.882cm" svg:y="20.124cm">
        <draw:text-box>
          <text:p text:style-name="MP3"><text:span text:style-name="MT1">© </text:span><text:span text:style-name="MT2"><text:author-name text:fixed="false">Willy Picard</text:author-name></text:span></text:p>
        </draw:text-box>
      </draw:frame>
      <draw:frame draw:style-name="Mgr2" draw:text-style-name="MP4" draw:layer="backgroundobjects" svg:width="0.848cm" svg:height="0.475cm" svg:x="26.565cm" svg:y="20.125cm">
        <draw:text-box>
          <text:p text:style-name="MP3"><text:span text:style-name="MT1"><text:page-number>&lt;number&gt;</text:page-number></text:span></text:p>
        </draw:text-box>
      </draw:frame>
      <draw:frame presentation:style-name="NormalIntro-title" draw:layer="backgroundobjects" svg:width="23.91cm" svg:height="3.506cm" svg:x="3.457cm" svg:y="0.643cm" presentation:class="title" presentation:placeholder="true">
        <draw:text-box/>
      </draw:frame>
      <draw:frame presentation:style-name="Mpr20" draw:text-style-name="MP5" draw:layer="backgroundobjects" svg:width="23.91cm" svg:height="13.229cm" svg:x="3.257cm" svg:y="5.838cm" presentation:class="outline">
        <draw:text-box>
          <text:list text:style-name="ML2">
            <text:list-item>
              <text:p text:style-name="MP3">Click to edit the outline text format</text:p>
              <text:list>
                <text:list-item>
                  <text:p text:style-name="MP3">Second Outline Level</text:p>
                  <text:list>
                    <text:list-item>
                      <text:p text:style-name="MP3">Third Outline Level</text:p>
                      <text:list>
                        <text:list-item>
                          <text:p text:style-name="MP3">Fourth Outline Level</text:p>
                          <text:list>
                            <text:list-item>
                              <text:p text:style-name="MP3">Fifth Outline Level</text:p>
                              <text:list>
                                <text:list-item>
                                  <text:p text:style-name="MP3">Sixth Outline Level</text:p>
                                  <text:list>
                                    <text:list-item>
                                      <text:p text:style-name="MP3">Seventh Outline Level</text:p>
                                      <text:list>
                                        <text:list-item>
                                          <text:p text:style-name="MP3">Eighth Outline Level</text:p>
                                          <text:list>
                                            <text:list-item>
                                              <text:p text:style-name="MP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NormalIntro-title" draw:layer="backgroundobjects" svg:width="13.705cm" svg:height="10.279cm" svg:x="3.641cm" svg:y="2.853cm" presentation:class="page"/>
        <draw:frame presentation:style-name="NormalIntro-notes" draw:layer="backgroundobjects" svg:width="14.507cm" svg:height="11.41cm" svg:x="3.248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0$Win32 OpenOffice.org_project/300m15$Build-9379</meta:generator>
    <dc:title>Object-Oriented Programming</dc:title>
    <dc:subject>ComputerProgramming</dc:subject>
    <meta:creation-date>2003-05-20T15:12:16</meta:creation-date>
    <dc:creator>Willy Picard</dc:creator>
    <dc:date>2009-03-19T09:33:06.28</dc:date>
    <meta:printed-by>Jacek Chmielewski</meta:printed-by>
    <meta:print-date>2004-09-21T14:16:37</meta:print-date>
    <meta:editing-cycles>311</meta:editing-cycles>
    <meta:editing-duration>PT84H29M05S</meta:editing-duration>
    <meta:document-statistic meta:object-count="266"/>
    <meta:user-defined meta:name="Info 1"/>
    <meta:user-defined meta:name="Info 2"/>
    <meta:user-defined meta:name="Info 3"/>
    <meta:user-defined meta:name="Info 4"/>
  </office:meta>
</office:document-meta>
</file>